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draw:fill-color="#cccccc" draw:textarea-vertical-align="middle"/>
    </style:style>
    <style:style style:name="gr2" style:family="graphic" style:parent-style-name="standard">
      <style:graphic-properties draw:fill="solid" draw:fill-color="#ffffcc" draw:textarea-vertical-align="middle"/>
    </style:style>
    <style:style style:name="gr3" style:family="graphic" style:parent-style-name="standard">
      <style:graphic-properties draw:stroke="none" svg:stroke-color="#000000" draw:fill="solid" draw:fill-color="#cfe7f5" fo:min-height="0.395cm"/>
    </style:style>
    <style:style style:name="gr4" style:family="graphic" style:parent-style-name="standard">
      <style:graphic-properties draw:stroke="none" svg:stroke-color="#000000" draw:fill="solid" draw:fill-color="#ffcc99" fo:min-height="0.39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37cm"/>
    </style:style>
    <style:style style:name="gr6" style:family="graphic" style:parent-style-name="standard">
      <style:graphic-properties draw:stroke="none" svg:stroke-color="#000000" draw:fill="solid" draw:fill-color="#ffcc99" fo:min-height="0.789cm"/>
    </style:style>
    <style:style style:name="gr7" style:family="graphic" style:parent-style-name="standard">
      <style:graphic-properties draw:stroke="none" svg:stroke-color="#000000" draw:fill="solid" draw:fill-color="#ffcc99" fo:min-height="0.512cm"/>
    </style:style>
    <style:style style:name="gr8" style:family="graphic" style:parent-style-name="standard">
      <style:graphic-properties draw:fill="solid" draw:fill-color="#ffcc99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fo:min-height="0.789cm"/>
    </style:style>
    <style:style style:name="gr10" style:family="graphic" style:parent-style-name="standard">
      <style:graphic-properties draw:stroke="none" svg:stroke-color="#000000" draw:fill="none" draw:fill-color="#ffffff" fo:min-height="0.395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fill="solid" draw:fill-color="#ffcc99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408cm"/>
    </style:style>
    <style:style style:name="gr14" style:family="graphic" style:parent-style-name="standard">
      <style:graphic-properties draw:stroke="none" svg:stroke-color="#000000" draw:fill="solid" draw:fill-color="#cfe7f5" fo:min-height="0.512cm"/>
    </style:style>
    <style:style style:name="gr15" style:family="graphic" style:parent-style-name="standard">
      <style:graphic-properties draw:stroke="none" svg:stroke-color="#000000" draw:fill="none" draw:fill-color="#ffffff" fo:min-height="0.521cm"/>
    </style:style>
    <style:style style:name="gr16" style:family="graphic" style:parent-style-name="standard">
      <style:graphic-properties draw:stroke="none" svg:stroke-color="#000000" draw:fill="none" draw:fill-color="#ffffff" fo:min-height="0.51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7.436cm"/>
    </style:style>
    <style:style style:name="gr18" style:family="graphic" style:parent-style-name="standard">
      <style:graphic-properties draw:fill="solid" draw:textarea-horizontal-align="justify" draw:textarea-vertical-align="middle" draw:auto-grow-height="false" fo:min-height="1.021cm" fo:min-width="2.08cm"/>
    </style:style>
    <style:style style:name="gr19" style:family="graphic" style:parent-style-name="standard">
      <style:graphic-properties draw:stroke="none" svg:stroke-color="#000000" draw:fill="none" draw:fill-color="#ffffff" fo:min-height="3.24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21" style:family="graphic" style:parent-style-name="standard">
      <style:graphic-properties draw:textarea-vertical-align="middle"/>
    </style:style>
    <style:style style:name="gr22" style:family="graphic" style:parent-style-name="standard">
      <style:graphic-properties draw:stroke="none" svg:stroke-color="#000000" draw:fill="solid" draw:fill-color="#ffffff" fo:min-height="0.395cm"/>
    </style:style>
    <style:style style:name="gr23" style:family="graphic" style:parent-style-name="standard">
      <style:graphic-properties draw:fill="solid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stroke="none" svg:stroke-color="#000000" draw:fill="none" draw:fill-color="#ffffff" fo:min-height="0.766cm"/>
    </style:style>
    <style:style style:name="gr25" style:family="graphic" style:parent-style-name="standard">
      <style:graphic-properties draw:fill="solid" draw:fill-color="#ffffcc" draw:textarea-vertical-align="top"/>
    </style:style>
    <style:style style:name="gr26" style:family="graphic" style:parent-style-name="standard">
      <style:graphic-properties draw:fill="solid" draw:fill-color="#cfe7f5" draw:textarea-vertical-align="middle"/>
    </style:style>
    <style:style style:name="gr27" style:family="graphic" style:parent-style-name="standard">
      <style:graphic-properties draw:stroke="none" svg:stroke-color="#000000" draw:fill="none" draw:fill-color="#ffffff" fo:min-height="0.475cm"/>
    </style:style>
    <style:style style:name="gr28" style:family="graphic" style:parent-style-name="standard">
      <style:graphic-properties draw:fill="solid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935cm"/>
    </style:style>
    <style:style style:name="gr30" style:family="graphic" style:parent-style-name="standard">
      <style:graphic-properties draw:fill="solid" draw:textarea-vertical-align="top"/>
    </style:style>
    <style:style style:name="gr31" style:family="graphic" style:parent-style-name="standard">
      <style:graphic-properties draw:stroke="none" svg:stroke-color="#000000" draw:fill="none" draw:fill-color="#ffffff" fo:min-height="0.46cm"/>
    </style:style>
    <style:style style:name="gr32" style:family="graphic" style:parent-style-name="objectwithoutfill">
      <style:graphic-properties draw:marker-end="Arrow" draw:marker-end-width="0.3cm" draw:fill="none" draw:fill-color="#cfe7f5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042cm"/>
    </style:style>
    <style:style style:name="gr34" style:family="graphic" style:parent-style-name="standard">
      <style:graphic-properties draw:fill="solid" draw:fill-color="#e6ff00" draw:textarea-vertical-align="middle" draw:auto-grow-height="false" fo:min-height="0.749cm" fo:min-width="0.499cm"/>
    </style:style>
    <style:style style:name="gr35" style:family="graphic" style:parent-style-name="standard">
      <style:graphic-properties draw:stroke="none" svg:stroke-color="#000000" draw:fill="none" draw:fill-color="#ffffff" fo:min-height="1.882cm"/>
    </style:style>
    <style:style style:name="gr36" style:family="graphic" style:parent-style-name="standard">
      <style:graphic-properties draw:stroke="none" svg:stroke-color="#000000" draw:fill="none" draw:fill-color="#ffffff" fo:min-height="2.75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21cm"/>
    </style:style>
    <style:style style:name="gr38" style:family="graphic" style:parent-style-name="standard">
      <style:graphic-properties draw:stroke="none" svg:stroke-color="#000000" draw:fill="none" draw:fill-color="#ffffff" fo:min-height="0.628cm"/>
    </style:style>
    <style:style style:name="gr39" style:family="graphic" style:parent-style-name="standard">
      <style:graphic-properties draw:stroke="none" svg:stroke-color="#000000" draw:fill="none" draw:fill-color="#ffffff" fo:min-height="4.39cm"/>
    </style:style>
    <style:style style:name="gr40" style:family="graphic" style:parent-style-name="standard">
      <style:graphic-properties draw:stroke="none" svg:stroke-color="#000000" draw:fill="none" draw:fill-color="#ffffff" fo:min-height="1.255cm"/>
    </style:style>
    <style:style style:name="gr4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2" style:family="graphic" style:parent-style-name="objectwithoutfill">
      <style:graphic-properties draw:stroke="dash" draw:stroke-dash="Fine_20_Dashed" svg:stroke-color="#000000" draw:marker-end="Arrow" draw:marker-end-width="0.3cm" draw:fill="none" draw:fill-color="#cfe7f5" draw:textarea-vertical-align="middl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/>
    </style:style>
    <style:style style:name="gr44" style:family="graphic" style:parent-style-name="standard">
      <style:graphic-properties draw:fill="solid" draw:fill-color="#00ff00" draw:textarea-vertical-align="middle"/>
    </style:style>
    <style:style style:name="gr45" style:family="graphic" style:parent-style-name="standard">
      <style:graphic-properties draw:stroke="none" draw:fill="none" draw:fill-color="#cfe7f5" fo:min-height="0.39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83cm" fo:min-width="0cm"/>
    </style:style>
    <style:style style:name="gr47" style:family="graphic" style:parent-style-name="standard">
      <style:graphic-properties draw:stroke="none" draw:fill="none" draw:fill-color="#cfe7f5" fo:min-height="1.255cm"/>
    </style:style>
    <style:style style:name="gr48" style:family="graphic" style:parent-style-name="objectwithoutfill">
      <style:graphic-properties draw:stroke="dash" draw:stroke-dash="Fine_20_Dashed" svg:stroke-color="#000000" draw:marker-end="Arrow" draw:marker-end-width="0.3cm" draw:fill="none" draw:textarea-vertical-align="middle"/>
    </style:style>
    <style:style style:name="gr49" style:family="graphic" style:parent-style-name="standard">
      <style:graphic-properties draw:textarea-horizontal-align="justify" draw:textarea-vertical-align="middle" draw:auto-grow-height="false" fo:min-height="1.054cm" fo:min-width="1.018cm"/>
    </style:style>
    <style:style style:name="gr50" style:family="graphic" style:parent-style-name="standard">
      <style:graphic-properties draw:fill="solid" draw:fill-color="#e6ff00" draw:textarea-vertical-align="middle" draw:auto-grow-height="false" fo:min-height="0.262cm" fo:min-width="0.219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3cm" fo:min-width="0.916cm"/>
    </style:style>
    <style:style style:name="gr52" style:family="graphic" style:parent-style-name="objectwithoutfill">
      <style:graphic-properties draw:stroke="dash" draw:stroke-dash="Dashed_20__28_var_29_" svg:stroke-color="#000000" draw:marker-end="Arrow" draw:marker-end-width="0.3cm" draw:fill="none" draw:fill-color="#cfe7f5" draw:textarea-vertical-align="middle"/>
    </style:style>
    <style:style style:name="gr53" style:family="graphic" style:parent-style-name="standard">
      <style:graphic-properties draw:stroke="none" svg:stroke-color="#000000" draw:fill="none" draw:fill-color="#ffffff" fo:min-height="0.781cm"/>
    </style:style>
    <style:style style:name="gr54" style:family="graphic" style:parent-style-name="standard">
      <style:graphic-properties draw:textarea-horizontal-align="justify" draw:textarea-vertical-align="middle" draw:auto-grow-height="false" fo:min-height="1.019cm" fo:min-width="1.018cm"/>
    </style:style>
    <style:style style:name="gr55" style:family="graphic" style:parent-style-name="standard">
      <style:graphic-properties draw:stroke="none" svg:stroke-color="#000000" draw:fill="none" draw:fill-color="#ffffff" fo:min-height="0.5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214cm"/>
    </style:style>
    <style:style style:name="gr58" style:family="graphic" style:parent-style-name="standard">
      <style:graphic-properties draw:stroke="solid" svg:stroke-color="#000000" draw:fill="none" draw:fill-color="#ffffff" fo:min-height="1.171cm"/>
    </style:style>
    <style:style style:name="gr59" style:family="graphic" style:parent-style-name="objectwithoutfill">
      <style:graphic-properties draw:stroke="dash" draw:stroke-dash="Dashed_20__28_var_29_" svg:stroke-color="#000000" draw:marker-end="Arrow" draw:marker-end-width="0.3cm" draw:fill="none" draw:textarea-vertical-align="middle"/>
    </style:style>
    <style:style style:name="gr60" style:family="graphic" style:parent-style-name="standard">
      <style:graphic-properties draw:stroke="dash" draw:stroke-dash="Fine_20_Dashed" svg:stroke-color="#000000" draw:fill="none" draw:fill-color="#ffffff" fo:min-height="6.122cm"/>
    </style:style>
    <style:style style:name="gr61" style:family="graphic" style:parent-style-name="standard">
      <style:graphic-properties draw:stroke="dash" draw:stroke-dash="Fine_20_Dashed" svg:stroke-color="#000000" draw:fill="none" draw:fill-color="#ffffff" fo:min-height="5.979cm"/>
    </style:style>
    <style:style style:name="gr62" style:family="graphic" style:parent-style-name="standard">
      <style:graphic-properties draw:stroke="dash" draw:stroke-dash="Fine_20_Dashed" svg:stroke-color="#000000" draw:fill="none" draw:fill-color="#ffffff" fo:min-height="6.06cm"/>
    </style:style>
    <style:style style:name="gr63" style:family="graphic" style:parent-style-name="standard">
      <style:graphic-properties draw:stroke="none" svg:stroke-color="#000000" draw:fill="none" draw:fill-color="#ffffff" fo:min-height="1.171cm"/>
    </style:style>
    <style:style style:name="gr64" style:family="graphic" style:parent-style-name="standard">
      <style:graphic-properties draw:stroke="solid" svg:stroke-color="#000000" draw:fill="none" draw:fill-color="#ffffff" fo:min-height="0.391cm"/>
    </style:style>
    <style:style style:name="gr65" style:family="graphic" style:parent-style-name="objectwithoutfill">
      <style:graphic-properties draw:stroke="dash" draw:stroke-dash="_32__20_Dots_20_1_20_Dash" svg:stroke-color="#000000" draw:marker-end="Arrow" draw:marker-end-width="0.3cm" draw:fill="none" draw:textarea-vertical-align="middle"/>
    </style:style>
    <style:style style:name="gr66" style:family="graphic" style:parent-style-name="objectwithoutfill">
      <style:graphic-properties draw:stroke="dash" draw:stroke-dash="Ultrafine_20_2_20_Dots_20_3_20_Dashes" svg:stroke-color="#000000" draw:marker-end="Arrow" draw:marker-end-width="0.3cm" draw:fill="none" draw:textarea-vertical-align="middle"/>
    </style:style>
    <style:style style:name="gr67" style:family="graphic" style:parent-style-name="standard">
      <style:graphic-properties draw:stroke="none" svg:stroke-color="#000000" draw:fill="none" draw:fill-color="#ffffff" fo:min-height="5.017cm"/>
    </style:style>
    <style:style style:name="gr68" style:family="graphic" style:parent-style-name="objectwithoutfill">
      <style:graphic-properties draw:marker-end="Arrow" draw:marker-end-width="0.3cm" draw:fill="none" draw:textarea-vertical-align="middle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2.61cm"/>
    </style:style>
    <style:style style:name="gr70" style:family="graphic" style:parent-style-name="standard">
      <style:graphic-properties draw:stroke="none" svg:stroke-color="#000000" draw:fill="none" draw:fill-color="#ffffff" fo:min-height="0.22cm"/>
    </style:style>
    <style:style style:name="gr71" style:family="graphic" style:parent-style-name="standard">
      <style:graphic-properties draw:textarea-horizontal-align="justify" draw:textarea-vertical-align="middle" draw:auto-grow-height="false" fo:min-height="2.691cm" fo:min-width="11.025cm" fo:wrap-option="no-wrap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loext:graphic-properties draw:fill="solid" draw:fill-color="#ffffcc"/>
      <style:paragraph-properties fo:text-align="center"/>
    </style:style>
    <style:style style:name="P3" style:family="paragraph">
      <loext:graphic-properties draw:fill="solid" draw:fill-color="#cfe7f5"/>
      <style:text-properties fo:font-size="10pt" style:font-size-asian="10pt" style:font-size-complex="10pt"/>
    </style:style>
    <style:style style:name="P4" style:family="paragraph">
      <loext:graphic-properties draw:fill="solid" draw:fill-color="#ffcc99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="solid" draw:fill-color="#ffcc99"/>
      <style:paragraph-properties fo:text-align="center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ffcc99"/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style:paragraph-properties fo:text-align="center"/>
      <style:text-properties fo:font-size="10pt" style:font-size-asian="10pt" style:font-size-complex="10pt"/>
    </style:style>
    <style:style style:name="P13" style:family="paragraph">
      <loext:graphic-properties draw:fill="solid" draw:fill-color="#ffffff"/>
      <style:text-properties fo:font-size="10pt" style:font-size-asian="10pt" style:font-size-complex="10pt"/>
    </style:style>
    <style:style style:name="P14" style:family="paragraph">
      <loext:graphic-properties draw:fill="solid" draw:fill-color="#ffffcc"/>
      <style:paragraph-properties fo:text-align="center"/>
      <style:text-properties fo:font-size="10pt" style:font-size-asian="10pt" style:font-size-complex="10pt"/>
    </style:style>
    <style:style style:name="P15" style:family="paragraph">
      <loext:graphic-properties draw:fill="solid" draw:fill-color="#cfe7f5"/>
      <style:paragraph-properties fo:text-align="center"/>
      <style:text-properties fo:font-size="10pt" style:font-size-asian="10pt" style:font-size-complex="10pt"/>
    </style:style>
    <style:style style:name="P16" style:family="paragraph">
      <loext:graphic-properties draw:fill="none" draw:fill-color="#ffffff"/>
      <style:text-properties fo:font-size="12pt" style:font-size-asian="12pt" style:font-size-complex="12pt"/>
    </style:style>
    <style:style style:name="P17" style:family="paragraph">
      <loext:graphic-properties draw:fill="solid"/>
      <style:paragraph-properties fo:text-align="center"/>
      <style:text-properties fo:font-size="10pt" style:font-size-asian="10pt" style:font-size-complex="10pt"/>
    </style:style>
    <style:style style:name="P18" style:family="paragraph">
      <loext:graphic-properties draw:fill="none" draw:fill-color="#cfe7f5"/>
      <style:paragraph-properties fo:text-align="center"/>
    </style:style>
    <style:style style:name="P19" style:family="paragraph">
      <loext:graphic-properties draw:fill="solid" draw:fill-color="#e6ff00"/>
      <style:paragraph-properties fo:text-align="center"/>
    </style:style>
    <style:style style:name="P20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21" style:family="paragraph">
      <loext:graphic-properties draw:fill="solid" draw:fill-color="#00ff00"/>
      <style:paragraph-properties fo:text-align="center"/>
      <style:text-properties fo:font-size="10pt" style:font-size-asian="10pt" style:font-size-complex="10pt"/>
    </style:style>
    <style:style style:name="P22" style:family="paragraph">
      <loext:graphic-properties draw:fill="none" draw:fill-color="#cfe7f5"/>
      <style:text-properties fo:font-size="10pt"/>
    </style:style>
    <style:style style:name="P23" style:family="paragraph">
      <loext:graphic-properties draw:fill="none" draw:fill-color="#cfe7f5"/>
      <style:text-properties fo:font-size="16pt" style:font-size-asian="16pt" style:font-size-complex="16pt"/>
    </style:style>
    <style:style style:name="P24" style:family="paragraph">
      <loext:graphic-properties draw:fill="solid" draw:fill-color="#e6ff00"/>
      <style:paragraph-properties fo:text-align="center"/>
      <style:text-properties fo:font-size="18pt"/>
    </style:style>
    <style:style style:name="P25" style:family="paragraph">
      <style:paragraph-properties fo:text-align="center"/>
      <style:text-properties fo:font-size="18pt"/>
    </style:style>
    <style:style style:name="P26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27" style:family="paragraph">
      <loext:graphic-properties draw:fill="none" draw:fill-color="#ffffff"/>
      <style:text-properties fo:font-size="16pt" fo:font-weight="bold" style:font-size-asian="16pt" style:font-size-complex="16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style:font-name="Liberation Sans1" fo:font-size="18pt" style:font-name-asian="Liberation Sans1" style:font-name-complex="Liberation Sans1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6pt" fo:font-weight="bold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layer="layout" svg:width="23.327cm" svg:height="19.677cm" svg:x="2.326cm" svg:y="11.871cm">
          <text:p/>
        </draw:ellipse>
        <draw:rect draw:style-name="gr2" draw:text-style-name="P2" draw:layer="layout" svg:width="8.963cm" svg:height="12.717cm" svg:x="25.144cm" svg:y="4.752cm">
          <text:p/>
        </draw:rect>
        <draw:frame draw:style-name="gr3" draw:text-style-name="P3" xml:id="id19" draw:id="id19" draw:layer="layout" svg:width="2.54cm" svg:height="0.645cm" svg:x="31.567cm" svg:y="9.194cm">
          <draw:text-box>
            <text:p><text:span text:style-name="T1">ppsSyncO</text:span><text:span text:style-name="T1">ut</text:span></text:p>
          </draw:text-box>
        </draw:frame>
        <draw:frame draw:style-name="gr4" draw:text-style-name="P4" xml:id="id18" draw:id="id18" draw:layer="layout" svg:width="2.667cm" svg:height="0.645cm" svg:x="25.144cm" svg:y="10.474cm">
          <draw:text-box>
            <text:p><text:span text:style-name="T1">ppsSy</text:span><text:span text:style-name="T1">ncIn</text:span></text:p>
          </draw:text-box>
        </draw:frame>
        <draw:frame draw:style-name="gr5" draw:text-style-name="P5" draw:layer="layout" svg:width="6.437cm" svg:height="0.962cm" svg:x="1cm" svg:y="1cm">
          <draw:text-box>
            <text:p><text:span text:style-name="T2">time_server_rv.vhd</text:span></text:p>
          </draw:text-box>
        </draw:frame>
        <draw:frame draw:style-name="gr3" draw:text-style-name="P3" xml:id="id39" draw:id="id39" draw:layer="layout" svg:width="3.175cm" svg:height="0.645cm" svg:x="25.144cm" svg:y="9.194cm">
          <draw:text-box>
            <text:p><text:span text:style-name="T1">RST_</text:span><text:span text:style-name="T1">N_tim</text:span><text:span text:style-name="T1">e_rst</text:span></text:p>
          </draw:text-box>
        </draw:frame>
        <draw:frame draw:style-name="gr6" draw:text-style-name="P4" xml:id="id30" draw:id="id30" draw:layer="layout" svg:width="2.995cm" svg:height="1.039cm" svg:x="31.112cm" svg:y="11.734cm">
          <draw:text-box>
            <text:p><text:span text:style-name="T1">controlOut[</text:span><text:span text:style-name="T1">4:0]</text:span></text:p>
          </draw:text-box>
        </draw:frame>
        <draw:frame draw:style-name="gr4" draw:text-style-name="P4" xml:id="id37" draw:id="id37" draw:layer="layout" svg:width="2.54cm" svg:height="0.645cm" svg:x="25.144cm" svg:y="6.768cm">
          <draw:text-box>
            <text:p><text:span text:style-name="T1">RST</text:span><text:span text:style-name="T1">_N</text:span></text:p>
          </draw:text-box>
        </draw:frame>
        <draw:frame draw:style-name="gr4" draw:text-style-name="P4" xml:id="id28" draw:id="id28" draw:layer="layout" svg:width="4.157cm" svg:height="0.645cm" svg:x="29.95cm" svg:y="12.877cm">
          <draw:text-box>
            <text:p><text:span text:style-name="T1">ticksPerPPSOut</text:span><text:span text:style-name="T1">[27:0]</text:span></text:p>
          </draw:text-box>
        </draw:frame>
        <draw:frame draw:style-name="gr7" draw:text-style-name="P4" xml:id="id35" draw:id="id35" draw:layer="layout" svg:width="1.27cm" svg:height="0.762cm" svg:x="25.144cm" svg:y="5.267cm">
          <draw:text-box>
            <text:p><text:span text:style-name="T1">CLK</text:span></text:p>
          </draw:text-box>
        </draw:frame>
        <draw:frame draw:style-name="gr4" draw:text-style-name="P4" xml:id="id13" draw:id="id13" draw:layer="layout" svg:width="2.032cm" svg:height="0.645cm" svg:x="25.144cm" svg:y="16.824cm">
          <draw:text-box>
            <text:p><text:span text:style-name="T1">do</text:span><text:span text:style-name="T1">Cle</text:span><text:span text:style-name="T1">ar</text:span></text:p>
          </draw:text-box>
        </draw:frame>
        <draw:frame draw:style-name="gr4" draw:text-style-name="P4" xml:id="id23" draw:id="id23" draw:layer="layout" svg:width="2.794cm" svg:height="0.645cm" svg:x="25.144cm" svg:y="15.554cm">
          <draw:text-box>
            <text:p><text:span text:style-name="T1">d</text:span><text:span text:style-name="T1">o</text:span><text:span text:style-name="T1">S</text:span><text:span text:style-name="T1">e</text:span><text:span text:style-name="T1">t</text:span><text:span text:style-name="T1">C</text:span><text:span text:style-name="T1">o</text:span><text:span text:style-name="T1">n</text:span><text:span text:style-name="T1">tr</text:span><text:span text:style-name="T1">o</text:span><text:span text:style-name="T1">l</text:span></text:p>
          </draw:text-box>
        </draw:frame>
        <draw:frame draw:style-name="gr4" draw:text-style-name="P4" xml:id="id16" draw:id="id16" draw:layer="layout" svg:width="2.54cm" svg:height="0.645cm" svg:x="25.144cm" svg:y="11.871cm">
          <draw:text-box>
            <text:p><text:span text:style-name="T1">ti</text:span><text:span text:style-name="T1">m</text:span><text:span text:style-name="T1">e</text:span><text:span text:style-name="T1">I</text:span><text:span text:style-name="T1">n</text:span><text:span text:style-name="T1">[</text:span><text:span text:style-name="T1">6</text:span><text:span text:style-name="T1">3</text:span><text:span text:style-name="T1">:</text:span><text:span text:style-name="T1">0</text:span><text:span text:style-name="T1">]</text:span></text:p>
          </draw:text-box>
        </draw:frame>
        <draw:frame draw:style-name="gr3" draw:text-style-name="P3" xml:id="id41" draw:id="id41" draw:layer="layout" svg:width="2.667cm" svg:height="0.645cm" svg:x="25.144cm" svg:y="7.934cm">
          <draw:text-box>
            <text:p><text:span text:style-name="T1">CLK_time_cl</text:span><text:span text:style-name="T1">k</text:span></text:p>
          </draw:text-box>
        </draw:frame>
        <draw:frame draw:style-name="gr6" draw:text-style-name="P4" xml:id="id21" draw:id="id21" draw:layer="layout" svg:width="2.54cm" svg:height="1.039cm" svg:x="25.144cm" svg:y="13.014cm">
          <draw:text-box>
            <text:p><text:span text:style-name="T1">doSetTime</text:span></text:p>
          </draw:text-box>
        </draw:frame>
        <draw:frame draw:style-name="gr4" draw:text-style-name="P4" xml:id="id22" draw:id="id22" draw:layer="layout" svg:width="2.794cm" svg:height="0.645cm" svg:x="25.144cm" svg:y="14.284cm">
          <draw:text-box>
            <text:p><text:span text:style-name="T1">doDeltaTime</text:span></text:p>
          </draw:text-box>
        </draw:frame>
        <draw:custom-shape draw:style-name="gr8" draw:text-style-name="P6" xml:id="id4" draw:id="id4" draw:layer="layout" svg:width="3.81cm" svg:height="1.27cm" draw:transform="rotate (1.5707963267949) translate (6.094cm 22.572cm)">
          <draw:glue-point draw:id="8" svg:x="-5cm" svg:y="-3.235cm"/>
          <draw:glue-point draw:id="9" svg:x="-5cm" svg:y="2.647cm"/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frame draw:style-name="gr9" draw:text-style-name="P7" xml:id="id3" draw:id="id3" draw:layer="layout" svg:width="3.429cm" svg:height="1.039cm" svg:x="1.014cm" svg:y="17.492cm">
          <draw:text-box>
            <text:p><text:span text:style-name="T1">ti</text:span><text:span text:style-name="T1">m</text:span><text:span text:style-name="T1">e</text:span><text:span text:style-name="T1">D</text:span><text:span text:style-name="T1">e</text:span><text:span text:style-name="T1">lt</text:span><text:span text:style-name="T1">a</text:span><text:span text:style-name="T1">_</text:span><text:span text:style-name="T1">w</text:span><text:span text:style-name="T1">ri</text:span><text:span text:style-name="T1">tt</text:span><text:span text:style-name="T1">e</text:span><text:span text:style-name="T1">n</text:span></text:p>
          </draw:text-box>
        </draw:frame>
        <draw:custom-shape draw:style-name="gr8" draw:text-style-name="P6" xml:id="id2" draw:id="id2" draw:layer="layout" svg:width="3.81cm" svg:height="1.27cm" draw:transform="rotate (1.5707963267949) translate (8.634cm 17.492cm)">
          <draw:glue-point draw:id="8" svg:x="-5cm" svg:y="-3.235cm"/>
          <draw:glue-point draw:id="9" svg:x="-5cm" svg:y="2.647cm"/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frame draw:style-name="gr9" draw:text-style-name="P7" xml:id="id1" draw:id="id1" draw:layer="layout" svg:width="3.429cm" svg:height="1.039cm" svg:x="1.014cm" svg:y="12.389cm">
          <draw:text-box>
            <text:p><text:span text:style-name="T1">timeNow_written</text:span></text:p>
          </draw:text-box>
        </draw:frame>
        <draw:frame draw:style-name="gr10" draw:text-style-name="P7" xml:id="id5" draw:id="id5" draw:layer="layout" svg:width="2.667cm" svg:height="0.645cm" svg:x="1.014cm" svg:y="14.18cm">
          <draw:text-box>
            <text:p><text:span text:style-name="T1">timeNowIn</text:span></text:p>
          </draw:text-box>
        </draw:frame>
        <draw:frame draw:style-name="gr10" draw:text-style-name="P7" xml:id="id6" draw:id="id6" draw:layer="layout" svg:width="2.667cm" svg:height="0.645cm" svg:x="1.014cm" svg:y="19.387cm">
          <draw:text-box>
            <text:p><text:span text:style-name="T1">timeDeltaIn</text:span></text:p>
          </draw:text-box>
        </draw:frame>
        <draw:frame draw:style-name="gr10" draw:text-style-name="P7" xml:id="id7" draw:id="id7" draw:layer="layout" svg:width="2.667cm" svg:height="0.645cm" svg:x="1.014cm" svg:y="21.292cm">
          <draw:text-box>
            <text:p><text:span text:style-name="T1">timeControl</text:span></text:p>
          </draw:text-box>
        </draw:frame>
        <draw:connector draw:style-name="gr11" draw:text-style-name="P8" draw:layer="layout" svg:x1="4.443cm" svg:y1="12.908cm" svg:x2="9.269cm" svg:y2="14.063cm" draw:start-shape="id1" draw:start-glue-point="1" draw:end-shape="id2" draw:end-glue-point="7" svg:d="M4443 12908h4826v1155" svg:viewBox="0 0 4827 1156">
          <text:p/>
        </draw:connector>
        <draw:connector draw:style-name="gr11" draw:text-style-name="P8" draw:layer="layout" svg:x1="4.443cm" svg:y1="18.011cm" svg:x2="6.729cm" svg:y2="19.143cm" draw:start-shape="id3" draw:start-glue-point="1" draw:end-shape="id4" draw:end-glue-point="7" svg:d="M4443 18011h2286v1132" svg:viewBox="0 0 2287 1133">
          <text:p/>
        </draw:connector>
        <draw:connector draw:style-name="gr11" draw:text-style-name="P8" draw:layer="layout" svg:x1="3.681cm" svg:y1="14.502cm" svg:x2="8.634cm" svg:y2="14.355cm" draw:start-shape="id5" draw:start-glue-point="1" draw:end-shape="id2" draw:end-glue-point="8" svg:d="M3681 14502h2476v-147h2477" svg:viewBox="0 0 4954 148">
          <text:p/>
        </draw:connector>
        <draw:connector draw:style-name="gr11" draw:text-style-name="P8" draw:layer="layout" draw:line-skew="-0.251cm" svg:x1="7.364cm" svg:y1="20.667cm" svg:x2="8.634cm" svg:y2="16.595cm" draw:start-shape="id4" draw:start-glue-point="6" svg:d="M7364 20667h635v-4072h635" svg:viewBox="0 0 1271 4073">
          <text:p/>
        </draw:connector>
        <draw:connector draw:style-name="gr11" draw:text-style-name="P8" draw:layer="layout" svg:x1="3.681cm" svg:y1="19.709cm" svg:x2="6.094cm" svg:y2="19.435cm" draw:start-shape="id6" draw:start-glue-point="1" draw:end-shape="id4" draw:end-glue-point="8" svg:d="M3681 19709h1206v-274h1207" svg:viewBox="0 0 2414 275">
          <text:p/>
        </draw:connector>
        <draw:connector draw:style-name="gr11" draw:text-style-name="P8" draw:layer="layout" svg:x1="3.681cm" svg:y1="21.614cm" svg:x2="6.094cm" svg:y2="21.675cm" draw:start-shape="id7" draw:start-glue-point="1" draw:end-shape="id4" draw:end-glue-point="9" svg:d="M3681 21614h1206v61h1207" svg:viewBox="0 0 2414 62">
          <text:p/>
        </draw:connector>
        <draw:connector draw:style-name="gr11" draw:text-style-name="P8" draw:layer="layout" svg:x1="9.904cm" svg:y1="15.587cm" svg:x2="11.174cm" svg:y2="15.842cm" draw:start-shape="id2" draw:start-glue-point="6" draw:end-shape="id8" draw:end-glue-point="3" svg:d="M9904 15587h636v255h634" svg:viewBox="0 0 1271 256">
          <text:p/>
        </draw:connector>
        <draw:frame draw:style-name="gr9" draw:text-style-name="P7" xml:id="id8" draw:id="id8" draw:layer="layout" svg:width="2.54cm" svg:height="1.039cm" svg:x="11.174cm" svg:y="15.323cm">
          <draw:text-box>
            <text:p><text:span text:style-name="T1">dataIn[63:0]</text:span></text:p>
          </draw:text-box>
        </draw:frame>
        <draw:frame draw:style-name="gr10" draw:text-style-name="P7" xml:id="id10" draw:id="id10" draw:layer="layout" svg:width="3.556cm" svg:height="0.645cm" svg:x="1.014cm" svg:y="23.164cm">
          <draw:text-box>
            <text:p><text:span text:style-name="T1">timeControl_written</text:span></text:p>
          </draw:text-box>
        </draw:frame>
        <draw:rect draw:style-name="gr12" draw:text-style-name="P10" xml:id="id11" draw:id="id11" draw:layer="layout" svg:width="1.27cm" svg:height="1.27cm" svg:x="16.254cm" svg:y="25.079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AN</text:span><text:span text:style-name="T1">D</text:span></text:p>
        </draw:rect>
        <draw:connector draw:style-name="gr11" draw:text-style-name="P8" draw:layer="layout" draw:line-skew="0cm 0cm -0.389cm" svg:x1="13.714cm" svg:y1="15.842cm" svg:x2="12.444cm" svg:y2="24.75cm" draw:start-shape="id8" draw:start-glue-point="1" draw:end-shape="id9" draw:end-glue-point="3" svg:d="M13714 15842h500v4550h-2659v4358h889" svg:viewBox="0 0 2660 8909">
          <text:p/>
        </draw:connector>
        <draw:connector draw:style-name="gr11" draw:text-style-name="P8" draw:layer="layout" svg:x1="4.57cm" svg:y1="23.486cm" svg:x2="16.254cm" svg:y2="26.095cm" draw:start-shape="id10" draw:start-glue-point="1" draw:end-shape="id11" draw:end-glue-point="7" svg:d="M4570 23486h5842v2609h5842" svg:viewBox="0 0 11685 2610">
          <text:p/>
        </draw:connector>
        <draw:frame draw:style-name="gr13" draw:text-style-name="P7" xml:id="id9" draw:id="id9" draw:layer="layout" svg:width="2.286cm" svg:height="0.658cm" svg:x="12.444cm" svg:y="24.421cm">
          <draw:text-box>
            <text:p><text:span text:style-name="T1">dataIn[31]</text:span></text:p>
          </draw:text-box>
        </draw:frame>
        <draw:connector draw:style-name="gr11" draw:text-style-name="P8" draw:layer="layout" svg:x1="14.73cm" svg:y1="24.75cm" svg:x2="16.254cm" svg:y2="25.46cm" draw:start-shape="id9" draw:start-glue-point="1" draw:end-shape="id11" draw:end-glue-point="6" svg:d="M14730 24750h762v710h762" svg:viewBox="0 0 1525 711">
          <text:p/>
        </draw:connector>
        <draw:frame draw:style-name="gr13" draw:text-style-name="P7" xml:id="id12" draw:id="id12" draw:layer="layout" svg:width="2.286cm" svg:height="0.658cm" svg:x="18.667cm" svg:y="25.437cm">
          <draw:text-box>
            <text:p><text:span text:style-name="T1">doCl</text:span><text:span text:style-name="T1">ear</text:span></text:p>
          </draw:text-box>
        </draw:frame>
        <draw:connector draw:style-name="gr11" draw:text-style-name="P8" draw:layer="layout" svg:x1="17.524cm" svg:y1="25.714cm" svg:x2="18.667cm" svg:y2="25.766cm" draw:start-shape="id11" draw:start-glue-point="1" draw:end-shape="id12" draw:end-glue-point="3" svg:d="M17524 25714h572v52h571" svg:viewBox="0 0 1144 53">
          <text:p/>
        </draw:connector>
        <draw:frame draw:style-name="gr4" draw:text-style-name="P4" xml:id="id32" draw:id="id32" draw:layer="layout" svg:width="3.018cm" svg:height="0.645cm" svg:x="31.089cm" svg:y="10.464cm">
          <draw:text-box>
            <text:p><text:span text:style-name="T1">statusOut[31</text:span><text:span text:style-name="T1">:0]</text:span></text:p>
          </draw:text-box>
        </draw:frame>
        <draw:frame draw:style-name="gr4" draw:text-style-name="P4" xml:id="id26" draw:id="id26" draw:layer="layout" svg:width="3.08cm" svg:height="0.645cm" svg:x="31.027cm" svg:y="14.147cm">
          <draw:text-box>
            <text:p><text:span text:style-name="T1">nowCC[63:0]</text:span></text:p>
          </draw:text-box>
        </draw:frame>
        <draw:frame draw:style-name="gr14" draw:text-style-name="P3" xml:id="id24" draw:id="id24" draw:layer="layout" svg:width="3.08cm" svg:height="0.762cm" svg:x="31.027cm" svg:y="15.417cm">
          <draw:text-box>
            <text:p><text:span text:style-name="T1">deltaTime[63:0]</text:span></text:p>
          </draw:text-box>
        </draw:frame>
        <draw:frame draw:style-name="gr3" draw:text-style-name="P3" xml:id="id14" draw:id="id14" draw:layer="layout" svg:width="3.08cm" svg:height="0.645cm" svg:x="31.027cm" svg:y="16.687cm">
          <draw:text-box>
            <text:p><text:span text:style-name="T1">nowTC[63:0]</text:span></text:p>
          </draw:text-box>
        </draw:frame>
        <draw:frame draw:style-name="gr10" draw:text-style-name="P7" xml:id="id15" draw:id="id15" draw:layer="layout" svg:width="5.047cm" svg:height="0.645cm" svg:x="53.117cm" svg:y="16.697cm">
          <draw:text-box>
            <text:p><text:span text:style-name="T1">time_service.now[63:0]</text:span></text:p>
          </draw:text-box>
        </draw:frame>
        <draw:frame draw:style-name="gr10" draw:text-style-name="P7" xml:id="id42" draw:id="id42" draw:layer="layout" svg:width="3.842cm" svg:height="0.645cm" svg:x="54.354cm" svg:y="2.854cm">
          <draw:text-box>
            <text:p><text:span text:style-name="T1">time</text:span><text:span text:style-name="T1">_ser</text:span><text:span text:style-name="T1">vice</text:span><text:span text:style-name="T1">.clk</text:span></text:p>
          </draw:text-box>
        </draw:frame>
        <draw:connector draw:style-name="gr11" draw:text-style-name="P8" draw:layer="layout" draw:line-skew="-0.445cm" svg:x1="20.953cm" svg:y1="25.766cm" svg:x2="25.144cm" svg:y2="17.146cm" draw:start-shape="id12" draw:start-glue-point="1" draw:end-shape="id13" draw:end-glue-point="3" svg:d="M20953 25766h1651v-8620h2540" svg:viewBox="0 0 4192 8621">
          <text:p/>
        </draw:connector>
        <draw:connector draw:style-name="gr11" draw:text-style-name="P8" draw:layer="layout" svg:x1="34.107cm" svg:y1="17.009cm" svg:x2="53.117cm" svg:y2="17.019cm" draw:start-shape="id14" draw:start-glue-point="1" draw:end-shape="id15" draw:end-glue-point="3" svg:d="M34107 17009h9505v10h9505" svg:viewBox="0 0 19011 11">
          <text:p/>
        </draw:connector>
        <draw:connector draw:style-name="gr11" draw:text-style-name="P8" draw:layer="layout" draw:line-skew="1.27cm" svg:x1="13.714cm" svg:y1="15.842cm" svg:x2="25.144cm" svg:y2="12.193cm" draw:start-shape="id8" draw:start-glue-point="1" draw:end-shape="id16" draw:end-glue-point="3" svg:d="M13714 15842h6985v-3649h4445" svg:viewBox="0 0 11431 3650">
          <text:p/>
        </draw:connector>
        <draw:frame draw:style-name="gr10" draw:text-style-name="P7" xml:id="id17" draw:id="id17" draw:layer="layout" svg:width="2.667cm" svg:height="0.645cm" svg:x="1.014cm" svg:y="10.474cm">
          <draw:text-box>
            <text:p><text:span text:style-name="T1">ppsIn</text:span></text:p>
          </draw:text-box>
        </draw:frame>
        <draw:connector draw:style-name="gr11" draw:text-style-name="P8" draw:layer="layout" svg:x1="3.681cm" svg:y1="10.796cm" svg:x2="25.144cm" svg:y2="10.796cm" draw:start-shape="id17" draw:start-glue-point="1" draw:end-shape="id18" draw:end-glue-point="3" svg:d="M3681 10796h21463" svg:viewBox="0 0 21464 1">
          <text:p/>
        </draw:connector>
        <draw:frame draw:style-name="gr10" draw:text-style-name="P7" xml:id="id20" draw:id="id20" draw:layer="layout" svg:width="2.667cm" svg:height="0.645cm" svg:x="53.075cm" svg:y="9.194cm">
          <draw:text-box>
            <text:p><text:span text:style-name="T1">ppsOut</text:span></text:p>
          </draw:text-box>
        </draw:frame>
        <draw:connector draw:style-name="gr11" draw:text-style-name="P8" draw:layer="layout" svg:x1="34.107cm" svg:y1="9.516cm" svg:x2="53.075cm" svg:y2="9.516cm" draw:start-shape="id19" draw:start-glue-point="1" draw:end-shape="id20" draw:end-glue-point="3" svg:d="M34107 9516h18968" svg:viewBox="0 0 18969 1">
          <text:p/>
        </draw:connector>
        <draw:connector draw:style-name="gr11" draw:text-style-name="P8" draw:layer="layout" svg:x1="4.443cm" svg:y1="12.908cm" svg:x2="25.144cm" svg:y2="13.533cm" draw:start-shape="id1" draw:start-glue-point="1" draw:end-shape="id21" draw:end-glue-point="3" svg:d="M4443 12908h10351v625h10350" svg:viewBox="0 0 20702 626">
          <text:p/>
        </draw:connector>
        <draw:connector draw:style-name="gr11" draw:text-style-name="P8" draw:layer="layout" draw:line-skew="6.54cm" svg:x1="4.443cm" svg:y1="18.011cm" svg:x2="25.144cm" svg:y2="14.606cm" draw:start-shape="id3" draw:start-glue-point="1" draw:end-shape="id22" draw:end-glue-point="3" svg:d="M4443 18011h16891v-3405h3810" svg:viewBox="0 0 20702 3406">
          <text:p/>
        </draw:connector>
        <draw:connector draw:style-name="gr11" draw:text-style-name="P8" draw:layer="layout" draw:line-skew="7.112cm" svg:x1="4.57cm" svg:y1="23.486cm" svg:x2="25.144cm" svg:y2="15.876cm" draw:start-shape="id10" draw:start-glue-point="1" draw:end-shape="id23" draw:end-glue-point="3" svg:d="M4570 23486h17399v-7610h3175" svg:viewBox="0 0 20575 7611">
          <text:p/>
        </draw:connector>
        <draw:frame draw:style-name="gr15" draw:text-style-name="P7" xml:id="id33" draw:id="id33" draw:layer="layout" svg:width="3.345cm" svg:height="0.771cm" svg:x="53.074cm" svg:y="10.347cm">
          <draw:text-box>
            <text:p><text:span text:style-name="T1">timeStatus[31:0]</text:span></text:p>
          </draw:text-box>
        </draw:frame>
        <draw:frame draw:style-name="gr10" draw:text-style-name="P7" xml:id="id31" draw:id="id31" draw:layer="layout" svg:width="2.667cm" svg:height="0.645cm" svg:x="36.583cm" svg:y="11.939cm">
          <draw:text-box>
            <text:p><text:span text:style-name="T1">'ope</text:span><text:span text:style-name="T1">n'</text:span></text:p>
          </draw:text-box>
        </draw:frame>
        <draw:frame draw:style-name="gr10" draw:text-style-name="P7" xml:id="id29" draw:id="id29" draw:layer="layout" svg:width="3.927cm" svg:height="0.645cm" svg:x="53.094cm" svg:y="13.014cm">
          <draw:text-box>
            <text:p><text:span text:style-name="T1">ticks</text:span><text:span text:style-name="T1">[27:0</text:span><text:span text:style-name="T1">]</text:span></text:p>
          </draw:text-box>
        </draw:frame>
        <draw:frame draw:style-name="gr10" draw:text-style-name="P7" xml:id="id25" draw:id="id25" draw:layer="layout" svg:width="3.951cm" svg:height="0.645cm" svg:x="53.07cm" svg:y="15.544cm">
          <draw:text-box>
            <text:p><text:span text:style-name="T1">timeDeltaOut[63:0]</text:span></text:p>
          </draw:text-box>
        </draw:frame>
        <draw:frame draw:style-name="gr10" draw:text-style-name="P7" xml:id="id27" draw:id="id27" draw:layer="layout" svg:width="3.927cm" svg:height="0.645cm" svg:x="53.094cm" svg:y="14.274cm">
          <draw:text-box>
            <text:p><text:span text:style-name="T1">timeNowOut[63:]</text:span></text:p>
          </draw:text-box>
        </draw:frame>
        <draw:connector draw:style-name="gr11" draw:text-style-name="P8" draw:layer="layout" svg:x1="34.107cm" svg:y1="15.798cm" svg:x2="53.07cm" svg:y2="15.866cm" draw:start-shape="id24" draw:start-glue-point="1" draw:end-shape="id25" draw:end-glue-point="3" svg:d="M34107 15798h9482v68h9481" svg:viewBox="0 0 18964 69">
          <text:p/>
        </draw:connector>
        <draw:connector draw:style-name="gr11" draw:text-style-name="P8" draw:layer="layout" svg:x1="34.107cm" svg:y1="14.469cm" svg:x2="53.094cm" svg:y2="14.596cm" draw:start-shape="id26" draw:start-glue-point="1" draw:end-shape="id27" draw:end-glue-point="3" svg:d="M34107 14469h9494v127h9493" svg:viewBox="0 0 18988 128">
          <text:p/>
        </draw:connector>
        <draw:connector draw:style-name="gr11" draw:text-style-name="P8" draw:layer="layout" svg:x1="34.107cm" svg:y1="13.199cm" svg:x2="53.094cm" svg:y2="13.336cm" draw:start-shape="id28" draw:start-glue-point="1" draw:end-shape="id29" draw:end-glue-point="3" svg:d="M34107 13199h9494v137h9493" svg:viewBox="0 0 18988 138">
          <text:p/>
        </draw:connector>
        <draw:connector draw:style-name="gr11" draw:text-style-name="P8" draw:layer="layout" svg:x1="34.107cm" svg:y1="12.253cm" svg:x2="36.583cm" svg:y2="12.261cm" draw:start-shape="id30" draw:start-glue-point="1" draw:end-shape="id31" draw:end-glue-point="3" svg:d="M34107 12253h1238v8h1238" svg:viewBox="0 0 2477 9">
          <text:p/>
        </draw:connector>
        <draw:connector draw:style-name="gr11" draw:text-style-name="P8" draw:layer="layout" svg:x1="34.107cm" svg:y1="10.786cm" svg:x2="53.074cm" svg:y2="10.732cm" draw:start-shape="id32" draw:start-glue-point="1" draw:end-shape="id33" draw:end-glue-point="3" svg:d="M34107 10786h9484v-54h9483" svg:viewBox="0 0 18968 55">
          <text:p/>
        </draw:connector>
        <draw:frame draw:style-name="gr10" draw:text-style-name="P7" xml:id="id38" draw:id="id38" draw:layer="layout" svg:width="3.175cm" svg:height="0.645cm" svg:x="1.014cm" svg:y="9.194cm">
          <draw:text-box>
            <text:p><text:span text:style-name="T1">timeRST_N</text:span></text:p>
          </draw:text-box>
        </draw:frame>
        <draw:frame draw:style-name="gr10" draw:text-style-name="P7" xml:id="id36" draw:id="id36" draw:layer="layout" svg:width="2.54cm" svg:height="0.645cm" svg:x="1.014cm" svg:y="6.768cm">
          <draw:text-box>
            <text:p><text:span text:style-name="T1">RST_N</text:span></text:p>
          </draw:text-box>
        </draw:frame>
        <draw:frame draw:style-name="gr16" draw:text-style-name="P7" xml:id="id34" draw:id="id34" draw:layer="layout" svg:width="1.27cm" svg:height="0.762cm" svg:x="1.014cm" svg:y="5.267cm">
          <draw:text-box>
            <text:p><text:span text:style-name="T1">CLK</text:span></text:p>
          </draw:text-box>
        </draw:frame>
        <draw:frame draw:style-name="gr10" draw:text-style-name="P7" xml:id="id40" draw:id="id40" draw:layer="layout" svg:width="2.667cm" svg:height="0.645cm" svg:x="1.014cm" svg:y="7.934cm">
          <draw:text-box>
            <text:p><text:span text:style-name="T1">timeClk</text:span></text:p>
          </draw:text-box>
        </draw:frame>
        <draw:connector draw:style-name="gr11" draw:text-style-name="P8" draw:layer="layout" svg:x1="2.284cm" svg:y1="5.648cm" svg:x2="25.144cm" svg:y2="5.648cm" draw:start-shape="id34" draw:start-glue-point="1" draw:end-shape="id35" draw:end-glue-point="3" svg:d="M2284 5648h22860" svg:viewBox="0 0 22861 1">
          <text:p/>
        </draw:connector>
        <draw:connector draw:style-name="gr11" draw:text-style-name="P8" draw:layer="layout" svg:x1="3.554cm" svg:y1="7.09cm" svg:x2="25.144cm" svg:y2="7.09cm" draw:start-shape="id36" draw:start-glue-point="1" draw:end-shape="id37" draw:end-glue-point="3" svg:d="M3554 7090h21590" svg:viewBox="0 0 21591 1">
          <text:p/>
        </draw:connector>
        <draw:connector draw:style-name="gr11" draw:text-style-name="P8" draw:layer="layout" svg:x1="4.189cm" svg:y1="9.516cm" svg:x2="25.144cm" svg:y2="9.516cm" draw:start-shape="id38" draw:start-glue-point="1" draw:end-shape="id39" svg:d="M4189 9516h20955" svg:viewBox="0 0 20956 1">
          <text:p/>
        </draw:connector>
        <draw:connector draw:style-name="gr11" draw:text-style-name="P8" draw:layer="layout" svg:x1="3.681cm" svg:y1="8.256cm" svg:x2="25.144cm" svg:y2="8.256cm" draw:start-shape="id40" draw:start-glue-point="1" draw:end-shape="id41" draw:end-glue-point="3" svg:d="M3681 8256h21463" svg:viewBox="0 0 21464 1">
          <text:p/>
        </draw:connector>
        <draw:connector draw:style-name="gr11" draw:text-style-name="P8" draw:layer="layout" draw:line-skew="-21.654cm" svg:x1="3.681cm" svg:y1="8.256cm" svg:x2="54.354cm" svg:y2="3.176cm" draw:start-shape="id40" draw:start-glue-point="1" draw:end-shape="id42" draw:end-glue-point="3" svg:d="M3681 8256h3683v-5080h46990" svg:viewBox="0 0 50674 5081">
          <text:p/>
        </draw:connector>
        <draw:frame draw:style-name="gr17" draw:text-style-name="P5" draw:layer="layout" svg:width="7.936cm" svg:height="2.384cm" svg:x="10.744cm" svg:y="28.442cm">
          <draw:text-box>
            <text:p><text:span text:style-name="T2">B</text:span><text:span text:style-name="T2">i</text:span><text:span text:style-name="T2">g</text:span><text:span text:style-name="T2"> </text:span><text:span text:style-name="T2">d</text:span><text:span text:style-name="T2">a</text:span><text:span text:style-name="T2">t</text:span><text:span text:style-name="T2">a</text:span><text:span text:style-name="T2"> </text:span><text:span text:style-name="T2">(</text:span><text:span text:style-name="T2">6</text:span><text:span text:style-name="T2">4</text:span><text:span text:style-name="T2">b</text:span><text:span text:style-name="T2">) </text:span><text:span text:style-name="T2">m</text:span><text:span text:style-name="T2">o</text:span><text:span text:style-name="T2">v</text:span><text:span text:style-name="T2">e</text:span><text:span text:style-name="T2">m</text:span><text:span text:style-name="T2">e</text:span><text:span text:style-name="T2">n</text:span><text:span text:style-name="T2">t</text:span><text:span text:style-name="T2">s</text:span></text:p>
            <text:p><text:span text:style-name="T2">@</text:span><text:span text:style-name="T2"> </text:span><text:span text:style-name="T2">C</text:span><text:span text:style-name="T2">o</text:span><text:span text:style-name="T2">n</text:span><text:span text:style-name="T2">t</text:span><text:span text:style-name="T2">r</text:span><text:span text:style-name="T2">o</text:span><text:span text:style-name="T2">l </text:span><text:span text:style-name="T2">c</text:span><text:span text:style-name="T2">l</text:span><text:span text:style-name="T2">o</text:span><text:span text:style-name="T2">c</text:span><text:span text:style-name="T2">k</text:span><text:span text:style-name="T2"> </text:span><text:span text:style-name="T2">r</text:span><text:span text:style-name="T2">a</text:span><text:span text:style-name="T2">t</text:span><text:span text:style-name="T2">e</text:span><text:span text:style-name="T2">,</text:span></text:p>
            <text:p><text:span text:style-name="T2">w</text:span><text:span text:style-name="T2">i</text:span><text:span text:style-name="T2">t</text:span><text:span text:style-name="T2">h</text:span><text:span text:style-name="T2">o</text:span><text:span text:style-name="T2">u</text:span><text:span text:style-name="T2">t </text:span><text:span text:style-name="T2">b</text:span><text:span text:style-name="T2">e</text:span><text:span text:style-name="T2">i</text:span><text:span text:style-name="T2">n</text:span><text:span text:style-name="T2">g</text:span><text:span text:style-name="T2"> </text:span><text:span text:style-name="T2">R</text:span><text:span text:style-name="T2">e</text:span><text:span text:style-name="T2">g</text:span><text:span text:style-name="T2">i</text:span><text:span text:style-name="T2">s</text:span><text:span text:style-name="T2">t</text:span><text:span text:style-name="T2">e</text:span><text:span text:style-name="T2">r</text:span><text:span text:style-name="T2">e</text:span><text:span text:style-name="T2">d</text:span></text:p>
          </draw:text-box>
        </draw:frame>
        <draw:custom-shape draw:style-name="gr18" draw:text-style-name="P11" xml:id="id43" draw:id="id43" draw:layer="layout" svg:width="4.318cm" svg:height="1.27cm" draw:transform="rotate (1.5707963267949) translate (45.483cm 25.023cm)">
          <draw:glue-point draw:id="8" svg:x="-5cm" svg:y="-3.235cm"/>
          <draw:glue-point draw:id="9" svg:x="-5cm" svg:y="2.647cm"/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11" draw:text-style-name="P8" draw:layer="layout" svg:x1="44.721cm" svg:y1="21.582cm" svg:x2="45.483cm" svg:y2="21.468cm" draw:end-shape="id43" draw:end-glue-point="8" svg:d="M44721 21582h131v-114h631" svg:viewBox="0 0 763 115">
          <text:p/>
        </draw:connector>
        <draw:connector draw:style-name="gr11" draw:text-style-name="P8" draw:layer="layout" svg:x1="44.721cm" svg:y1="24.122cm" svg:x2="45.483cm" svg:y2="24.006cm" draw:end-shape="id43" draw:end-glue-point="9" svg:d="M44721 24122h131v-116h631" svg:viewBox="0 0 763 117">
          <text:p/>
        </draw:connector>
        <draw:frame draw:style-name="gr19" draw:text-style-name="P7" draw:layer="layout" svg:width="1.011cm" svg:height="3.498cm" svg:x="45.483cm" svg:y="20.985cm">
          <draw:text-box>
            <text:p><text:span text:style-name="T1">1,1</text:span></text:p>
            <text:p><text:span text:style-name="T1">1,0</text:span></text:p>
            <text:p><text:span text:style-name="T1"/></text:p>
            <text:p><text:span text:style-name="T1"/></text:p>
            <text:p><text:span text:style-name="T1">0,1</text:span></text:p>
            <text:p><text:span text:style-name="T1"/></text:p>
            <text:p><text:span text:style-name="T1"/></text:p>
            <text:p><text:span text:style-name="T1">0,0</text:span></text:p>
          </draw:text-box>
        </draw:frame>
        <draw:line draw:style-name="gr11" draw:text-style-name="P8" draw:layer="layout" svg:x1="46.847cm" svg:y1="22.59cm" svg:x2="53.832cm" svg:y2="22.59cm">
          <text:p/>
        </draw:line>
        <draw:frame draw:style-name="gr10" draw:text-style-name="P7" draw:layer="layout" svg:width="3.842cm" svg:height="0.645cm" svg:x="53.854cm" svg:y="22.255cm">
          <draw:text-box>
            <text:p><text:span text:style-name="T1">time_service.valid</text:span></text:p>
          </draw:text-box>
        </draw:frame>
        <draw:connector draw:style-name="gr11" draw:text-style-name="P8" draw:layer="layout" svg:x1="44.721cm" svg:y1="22.925cm" svg:x2="45.483cm" svg:y2="22.811cm" svg:d="M44721 22925h131v-114h631" svg:viewBox="0 0 763 115">
          <text:p/>
        </draw:connector>
        <draw:frame draw:style-name="gr20" draw:text-style-name="P5" draw:layer="layout" svg:width="0.853cm" svg:height="0.962cm" svg:x="43.835cm" svg:y="22.436cm">
          <draw:text-box>
            <text:p><text:span text:style-name="T2">0</text:span></text:p>
          </draw:text-box>
        </draw:frame>
        <draw:frame draw:style-name="gr20" draw:text-style-name="P5" draw:layer="layout" svg:width="0.853cm" svg:height="0.962cm" svg:x="43.926cm" svg:y="21.039cm">
          <draw:text-box>
            <text:p><text:span text:style-name="T2">1</text:span></text:p>
          </draw:text-box>
        </draw:frame>
        <draw:rect draw:style-name="gr21" draw:text-style-name="P12" draw:layer="layout" svg:width="1.27cm" svg:height="1.27cm" svg:x="43.418cm" svg:y="23.525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AND</text:span></text:p>
        </draw:rect>
        <draw:line draw:style-name="gr11" draw:text-style-name="P8" draw:layer="layout" svg:x1="46.212cm" svg:y1="26.827cm" svg:x2="46.212cm" svg:y2="24.541cm">
          <text:p/>
        </draw:line>
        <draw:line draw:style-name="gr11" draw:text-style-name="P8" draw:layer="layout" svg:x1="41.921cm" svg:y1="23.906cm" svg:x2="43.445cm" svg:y2="23.906cm">
          <text:p/>
        </draw:line>
        <draw:line draw:style-name="gr11" draw:text-style-name="P8" draw:layer="layout" svg:x1="41.883cm" svg:y1="24.506cm" svg:x2="43.407cm" svg:y2="24.506cm">
          <text:p/>
        </draw:line>
        <draw:frame draw:style-name="gr10" draw:text-style-name="P7" draw:layer="layout" svg:width="2.251cm" svg:height="0.645cm" svg:x="39.608cm" svg:y="23.525cm">
          <draw:text-box>
            <text:p><text:span text:style-name="T1">s_s</text:span><text:span text:style-name="T1">ecV</text:span><text:span text:style-name="T1">alid</text:span></text:p>
          </draw:text-box>
        </draw:frame>
        <draw:frame draw:style-name="gr10" draw:text-style-name="P7" draw:layer="layout" svg:width="2.251cm" svg:height="0.645cm" svg:x="39.609cm" svg:y="24.126cm">
          <draw:text-box>
            <text:p><text:span text:style-name="T1">s_fracValid</text:span></text:p>
          </draw:text-box>
        </draw:frame>
        <draw:frame draw:style-name="gr22" draw:text-style-name="P13" draw:layer="layout" svg:width="9.525cm" svg:height="0.645cm" svg:x="41.467cm" svg:y="25.544cm">
          <draw:text-box>
            <text:p><text:span text:style-name="T1">s_force_time_</text:span><text:span text:style-name="T1">service_valid, </text:span><text:span text:style-name="T1">s_force_time_</text:span><text:span text:style-name="T1">service_invalid</text:span></text:p>
          </draw:text-box>
        </draw:frame>
        <draw:frame draw:style-name="gr10" draw:text-style-name="P7" draw:layer="layout" svg:width="9.525cm" svg:height="0.645cm" svg:x="41.468cm" svg:y="26.745cm">
          <draw:text-box>
            <text:p text:style-name="P9"><text:span text:style-name="T1">TimeControl[5:6]</text:span></text:p>
          </draw:text-box>
        </draw:frame>
      </draw:page>
      <draw:page draw:name="page2" draw:style-name="dp1" draw:master-page-name="Default">
        <draw:frame draw:style-name="gr9" draw:text-style-name="P7" xml:id="id46" draw:id="id46" draw:layer="layout" svg:width="2.54cm" svg:height="1.039cm" svg:x="42.18cm" svg:y="3.263cm">
          <draw:text-box>
            <text:p><text:span text:style-name="T1">s</text:span><text:span text:style-name="T1">_</text:span><text:span text:style-name="T1">p</text:span><text:span text:style-name="T1">p</text:span><text:span text:style-name="T1">s</text:span><text:span text:style-name="T1">D</text:span><text:span text:style-name="T1">ri</text:span><text:span text:style-name="T1">v</text:span><text:span text:style-name="T1">e</text:span></text:p>
          </draw:text-box>
        </draw:frame>
        <draw:frame draw:style-name="gr9" draw:text-style-name="P7" xml:id="id47" draw:id="id47" draw:layer="layout" svg:width="3.429cm" svg:height="1.039cm" svg:x="22.082cm" svg:y="4.302cm">
          <draw:text-box>
            <text:p><text:span text:style-name="T1">s_ppsExtSync_d2</text:span></text:p>
          </draw:text-box>
        </draw:frame>
        <draw:frame draw:style-name="gr9" draw:text-style-name="P7" xml:id="id48" draw:id="id48" draw:layer="layout" svg:width="1.524cm" svg:height="1.039cm" svg:x="43.196cm" svg:y="5.803cm">
          <draw:text-box>
            <text:p><text:span text:style-name="T1">s_xo2</text:span></text:p>
          </draw:text-box>
        </draw:frame>
        <draw:custom-shape draw:style-name="gr23" draw:text-style-name="P11" xml:id="id45" draw:id="id45" draw:layer="layout" svg:width="4.318cm" svg:height="1.27cm" draw:transform="rotate (1.5707963267949) translate (45.482cm 7.223cm)">
          <draw:glue-point draw:id="8" svg:x="-5cm" svg:y="-3.235cm"/>
          <draw:glue-point draw:id="9" svg:x="-5cm" svg:y="2.647cm"/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frame draw:style-name="gr24" draw:text-style-name="P7" xml:id="id49" draw:id="id49" draw:layer="layout" svg:width="3.302cm" svg:height="1.016cm" svg:x="50.53cm" svg:y="4.538cm">
          <draw:text-box>
            <text:p><text:span text:style-name="T1">gps_ppsSync</text:span><text:span text:style-name="T1">Out </text:span></text:p>
          </draw:text-box>
        </draw:frame>
        <draw:frame draw:style-name="gr24" draw:text-style-name="P7" xml:id="id50" draw:id="id50" draw:layer="layout" svg:width="2.54cm" svg:height="1.016cm" svg:x="55.871cm" svg:y="4.312cm">
          <draw:text-box>
            <text:p><text:span text:style-name="T1">ppsSyncOut</text:span></text:p>
          </draw:text-box>
        </draw:frame>
        <draw:connector draw:style-name="gr11" draw:text-style-name="P8" draw:layer="layout" draw:line-skew="8.239cm" svg:x1="35.532cm" svg:y1="28.094cm" svg:x2="46.117cm" svg:y2="3.336cm" draw:start-shape="id44" draw:start-glue-point="1" draw:end-shape="id45" draw:end-glue-point="7" svg:d="M35532 28094h13214v-25691h-2629v933" svg:viewBox="0 0 13215 25692">
          <text:p/>
        </draw:connector>
        <draw:connector draw:style-name="gr11" draw:text-style-name="P8" draw:layer="layout" svg:x1="44.72cm" svg:y1="3.782cm" svg:x2="45.482cm" svg:y2="3.668cm" draw:start-shape="id46" draw:start-glue-point="1" draw:end-shape="id45" draw:end-glue-point="8" svg:d="M44720 3782h381v-114h381" svg:viewBox="0 0 763 115">
          <text:p/>
        </draw:connector>
        <draw:connector draw:style-name="gr11" draw:text-style-name="P8" draw:layer="layout" svg:x1="25.511cm" svg:y1="4.821cm" svg:x2="45.482cm" svg:y2="5.064cm" draw:start-shape="id47" draw:start-glue-point="1" draw:end-shape="id45" draw:end-glue-point="4" svg:d="M25511 4821h9985v243h9986" svg:viewBox="0 0 19972 244">
          <text:p/>
        </draw:connector>
        <draw:connector draw:style-name="gr11" draw:text-style-name="P8" draw:layer="layout" svg:x1="44.72cm" svg:y1="6.322cm" svg:x2="45.482cm" svg:y2="6.206cm" draw:start-shape="id48" draw:start-glue-point="1" draw:end-shape="id45" draw:end-glue-point="9" svg:d="M44720 6322h381v-116h381" svg:viewBox="0 0 763 117">
          <text:p/>
        </draw:connector>
        <draw:connector draw:style-name="gr11" draw:text-style-name="P8" draw:layer="layout" svg:x1="46.752cm" svg:y1="5.064cm" svg:x2="50.53cm" svg:y2="5.046cm" draw:start-shape="id45" draw:start-glue-point="6" draw:end-shape="id49" draw:end-glue-point="3" svg:d="M46752 5064h1890v-18h1888" svg:viewBox="0 0 3779 19">
          <text:p/>
        </draw:connector>
        <draw:connector draw:style-name="gr11" draw:text-style-name="P8" draw:layer="layout" svg:x1="53.832cm" svg:y1="5.046cm" svg:x2="55.871cm" svg:y2="4.82cm" draw:start-shape="id49" draw:start-glue-point="1" draw:end-shape="id50" draw:end-glue-point="3" svg:d="M53832 5046h1020v-226h1019" svg:viewBox="0 0 2040 227">
          <text:p/>
        </draw:connector>
        <draw:rect draw:style-name="gr25" draw:text-style-name="P14" draw:layer="layout" svg:width="3.048cm" svg:height="3.81cm" svg:x="24.654cm" svg:y="20.775cm">
          <draw:glue-point draw:id="4" svg:x="-2cm" svg:y="5cm"/>
          <draw:glue-point draw:id="5" svg:x="3cm" svg:y="5cm"/>
          <draw:glue-point draw:id="6" svg:x="-5.007cm" svg:y="-2.574cm"/>
          <draw:glue-point draw:id="7" svg:x="5.002cm" svg:y="-2.666cm"/>
          <text:p text:style-name="P9"><text:span text:style-name="T1">SyncRegister.v</text:span></text:p>
          <text:p text:style-name="P9"><text:span text:style-name="T1"/></text:p>
          <text:p text:style-name="P9"><text:span text:style-name="T1">1bit x ?</text:span></text:p>
        </draw:rect>
        <draw:rect draw:style-name="gr12" draw:text-style-name="P10" xml:id="id56" draw:id="id56" draw:layer="layout" svg:width="1.016cm" svg:height="0.508cm" svg:x="24.654cm" svg:y="23.442cm">
          <text:p text:style-name="P9"><text:span text:style-name="T1">sRDY</text:span></text:p>
        </draw:rect>
        <draw:rect draw:style-name="gr12" draw:text-style-name="P10" xml:id="id57" draw:id="id57" draw:layer="layout" svg:width="1.016cm" svg:height="0.508cm" svg:x="24.654cm" svg:y="22.807cm">
          <text:p text:style-name="P9"><text:span text:style-name="T1">sEN</text:span></text:p>
        </draw:rect>
        <draw:rect draw:style-name="gr12" draw:text-style-name="P10" xml:id="id90" draw:id="id90" draw:layer="layout" svg:width="1.016cm" svg:height="0.508cm" svg:x="24.654cm" svg:y="24.077cm">
          <text:p text:style-name="P9"><text:span text:style-name="T1">sClk</text:span></text:p>
        </draw:rect>
        <draw:rect draw:style-name="gr12" draw:text-style-name="P10" xml:id="id53" draw:id="id53" draw:layer="layout" svg:width="1.016cm" svg:height="0.508cm" svg:x="24.654cm" svg:y="22.172cm">
          <text:p text:style-name="P9"><text:span text:style-name="T1">sD_IN</text:span></text:p>
        </draw:rect>
        <draw:rect draw:style-name="gr26" draw:text-style-name="P15" xml:id="id89" draw:id="id89" draw:layer="layout" svg:width="1.016cm" svg:height="0.508cm" svg:x="26.686cm" svg:y="24.077cm">
          <text:p text:style-name="P9"><text:span text:style-name="T1">dClk</text:span></text:p>
        </draw:rect>
        <draw:rect draw:style-name="gr26" draw:text-style-name="P15" xml:id="id54" draw:id="id54" draw:layer="layout" svg:width="1.016cm" svg:height="0.508cm" svg:x="26.686cm" svg:y="22.172cm">
          <text:p text:style-name="P9"><text:span text:style-name="T1">DOUT</text:span></text:p>
        </draw:rect>
        <draw:frame draw:style-name="gr9" draw:text-style-name="P7" xml:id="id52" draw:id="id52" draw:layer="layout" svg:width="5.461cm" svg:height="1.039cm" svg:x="17.923cm" svg:y="21.791cm">
          <draw:text-box>
            <text:p><text:span text:style-name="T1">s_p</text:span><text:span text:style-name="T1">psD</text:span><text:span text:style-name="T1">isab</text:span><text:span text:style-name="T1">leP</text:span><text:span text:style-name="T1">PS_</text:span><text:span text:style-name="T1">sD_</text:span><text:span text:style-name="T1">IN_</text:span><text:span text:style-name="T1">slv0</text:span></text:p>
          </draw:text-box>
        </draw:frame>
        <draw:frame draw:style-name="gr16" draw:text-style-name="P7" xml:id="id51" draw:id="id51" draw:layer="layout" svg:width="3.81cm" svg:height="0.762cm" svg:x="12.781cm" svg:y="21.918cm">
          <draw:text-box>
            <text:p><text:span text:style-name="T1">s_rplTimeControl(2)</text:span></text:p>
          </draw:text-box>
        </draw:frame>
        <draw:connector draw:style-name="gr11" draw:text-style-name="P8" draw:layer="layout" svg:x1="16.591cm" svg:y1="22.299cm" svg:x2="17.923cm" svg:y2="22.31cm" draw:start-shape="id51" draw:start-glue-point="1" draw:end-shape="id52" draw:end-glue-point="3" svg:d="M16591 22299h666v11h666" svg:viewBox="0 0 1333 12">
          <text:p/>
        </draw:connector>
        <draw:connector draw:style-name="gr11" draw:text-style-name="P8" draw:layer="layout" svg:x1="23.384cm" svg:y1="22.31cm" svg:x2="24.654cm" svg:y2="22.426cm" draw:start-shape="id52" draw:start-glue-point="1" draw:end-shape="id53" draw:end-glue-point="3" svg:d="M23384 22310h635v116h635" svg:viewBox="0 0 1271 117">
          <text:p/>
        </draw:connector>
        <draw:connector draw:style-name="gr11" draw:text-style-name="P8" draw:layer="layout" svg:x1="27.702cm" svg:y1="22.426cm" svg:x2="29.321cm" svg:y2="22.491cm" draw:start-shape="id54" draw:start-glue-point="1" draw:end-shape="id55" draw:end-glue-point="3" svg:d="M27702 22426h810v65h809" svg:viewBox="0 0 1620 66">
          <text:p/>
        </draw:connector>
        <draw:connector draw:style-name="gr11" draw:text-style-name="P8" draw:layer="layout" draw:line-skew="-0.769cm" svg:x1="24.654cm" svg:y1="23.696cm" svg:x2="24.654cm" svg:y2="23.061cm" draw:start-shape="id56" draw:start-glue-point="3" draw:end-shape="id57" draw:end-glue-point="3" svg:d="M24654 23696h-1270v-635h1270" svg:viewBox="0 0 1271 636">
          <text:p/>
        </draw:connector>
        <draw:frame draw:style-name="gr27" draw:text-style-name="P16" draw:layer="layout" svg:width="3.683cm" svg:height="0.725cm" svg:x="24.4cm" svg:y="19.796cm">
          <draw:text-box>
            <text:p><text:span text:style-name="T3">ppsDisabl</text:span><text:span text:style-name="T3">ePPS</text:span></text:p>
          </draw:text-box>
        </draw:frame>
        <draw:frame draw:style-name="gr16" draw:text-style-name="P7" xml:id="id55" draw:id="id55" draw:layer="layout" svg:width="5.08cm" svg:height="0.762cm" svg:x="29.321cm" svg:y="22.11cm">
          <draw:text-box>
            <text:p><text:span text:style-name="T1">s_ppsDisabl</text:span><text:span text:style-name="T1">ePPS_sD_O</text:span><text:span text:style-name="T1">UT</text:span></text:p>
          </draw:text-box>
        </draw:frame>
        <draw:rect draw:style-name="gr28" draw:text-style-name="P17" xml:id="id58" draw:id="id58" draw:layer="layout" svg:width="1.27cm" svg:height="1.27cm" svg:x="7.357cm" svg:y="4.149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z^-1</text:span></text:p>
        </draw:rect>
        <draw:frame draw:style-name="gr10" draw:text-style-name="P7" draw:layer="layout" svg:width="3.556cm" svg:height="0.645cm" svg:x="9.287cm" svg:y="4.393cm">
          <draw:text-box>
            <text:p><text:span text:style-name="T1">s_pp</text:span><text:span text:style-name="T1">sExt</text:span><text:span text:style-name="T1">Sync</text:span><text:span text:style-name="T1">_d1</text:span></text:p>
          </draw:text-box>
        </draw:frame>
        <draw:connector draw:style-name="gr11" draw:text-style-name="P8" draw:layer="layout" svg:x1="8.627cm" svg:y1="4.784cm" svg:x2="9.287cm" svg:y2="4.715cm" draw:start-shape="id58" draw:start-glue-point="1" svg:d="M8627 4784h581v-69h79" svg:viewBox="0 0 661 70">
          <text:p/>
        </draw:connector>
        <draw:connector draw:style-name="gr11" draw:text-style-name="P8" draw:layer="layout" svg:x1="12.843cm" svg:y1="4.715cm" svg:x2="14.952cm" svg:y2="4.53cm" draw:end-shape="id59" draw:end-glue-point="6" svg:d="M12843 4715h804v-185h1305" svg:viewBox="0 0 2110 186">
          <text:p/>
        </draw:connector>
        <draw:connector draw:style-name="gr11" draw:text-style-name="P8" draw:layer="layout" svg:x1="3.667cm" svg:y1="17.441cm" svg:x2="7.357cm" svg:y2="5.165cm" draw:start-shape="id60" draw:start-glue-point="1" draw:end-shape="id58" draw:end-glue-point="7" svg:d="M3667 17441h1845v-12276h1845" svg:viewBox="0 0 3691 12277">
          <text:p/>
        </draw:connector>
        <draw:connector draw:style-name="gr11" draw:text-style-name="P8" draw:layer="layout" svg:x1="3.699cm" svg:y1="4.261cm" svg:x2="7.357cm" svg:y2="4.53cm" draw:start-shape="id61" draw:start-glue-point="1" draw:end-shape="id58" draw:end-glue-point="6" svg:d="M3699 4261h1829v269h1829" svg:viewBox="0 0 3659 270">
          <text:p/>
        </draw:connector>
        <draw:frame draw:style-name="gr10" draw:text-style-name="P7" xml:id="id61" draw:id="id61" draw:layer="layout" svg:width="2.667cm" svg:height="0.645cm" svg:x="1.032cm" svg:y="3.939cm">
          <draw:text-box>
            <text:p><text:span text:style-name="T1">s_ppsSyncIn</text:span></text:p>
          </draw:text-box>
        </draw:frame>
        <draw:rect draw:style-name="gr28" draw:text-style-name="P17" xml:id="id59" draw:id="id59" draw:layer="layout" svg:width="1.27cm" svg:height="1.27cm" svg:x="14.952cm" svg:y="4.149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z^-1</text:span></text:p>
        </draw:rect>
        <draw:connector draw:style-name="gr11" draw:text-style-name="P8" draw:layer="layout" svg:x1="3.667cm" svg:y1="17.441cm" svg:x2="14.952cm" svg:y2="5.165cm" draw:start-shape="id60" draw:start-glue-point="1" draw:end-shape="id59" draw:end-glue-point="7" svg:d="M3667 17441h5642v-12276h5643" svg:viewBox="0 0 11286 12277">
          <text:p/>
        </draw:connector>
        <draw:connector draw:style-name="gr11" draw:text-style-name="P8" draw:layer="layout" svg:x1="16.222cm" svg:y1="4.784cm" svg:x2="22.082cm" svg:y2="4.821cm" draw:start-shape="id59" draw:start-glue-point="1" draw:end-shape="id47" draw:end-glue-point="3" svg:d="M16222 4784h2931v37h2929" svg:viewBox="0 0 5861 38">
          <text:p/>
        </draw:connector>
        <draw:frame draw:style-name="gr29" draw:text-style-name="P5" draw:layer="layout" svg:width="13.435cm" svg:height="0.962cm" svg:x="5.365cm" svg:y="2.933cm">
          <draw:text-box>
            <text:p><text:span text:style-name="T2">Tw</text:span><text:span text:style-name="T2">o </text:span><text:span text:style-name="T2">re</text:span><text:span text:style-name="T2">gis</text:span><text:span text:style-name="T2">ter</text:span><text:span text:style-name="T2">s </text:span><text:span text:style-name="T2">for </text:span><text:span text:style-name="T2">sy</text:span><text:span text:style-name="T2">nc </text:span><text:span text:style-name="T2">int</text:span><text:span text:style-name="T2">o </text:span><text:span text:style-name="T2">Ti</text:span><text:span text:style-name="T2">m</text:span><text:span text:style-name="T2">e </text:span><text:span text:style-name="T2">Cl</text:span><text:span text:style-name="T2">oc</text:span><text:span text:style-name="T2">k </text:span><text:span text:style-name="T2">do</text:span><text:span text:style-name="T2">m</text:span><text:span text:style-name="T2">ain</text:span></text:p>
          </draw:text-box>
        </draw:frame>
        <draw:rect draw:style-name="gr12" draw:text-style-name="P10" xml:id="id63" draw:id="id63" draw:layer="layout" svg:width="1.27cm" svg:height="1.27cm" svg:x="7.671cm" svg:y="20.967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z^-1</text:span></text:p>
        </draw:rect>
        <draw:frame draw:style-name="gr10" draw:text-style-name="P7" xml:id="id64" draw:id="id64" draw:layer="layout" svg:width="2.032cm" svg:height="0.645cm" svg:x="1.032cm" svg:y="22.439cm">
          <draw:text-box>
            <text:p><text:span text:style-name="T1">doCle</text:span><text:span text:style-name="T1">ar</text:span></text:p>
          </draw:text-box>
        </draw:frame>
        <draw:frame draw:style-name="gr10" draw:text-style-name="P7" xml:id="id66" draw:id="id66" draw:layer="layout" svg:width="2.794cm" svg:height="0.645cm" svg:x="1.032cm" svg:y="23.178cm">
          <draw:text-box>
            <text:p><text:span text:style-name="T1">doSetControl</text:span></text:p>
          </draw:text-box>
        </draw:frame>
        <draw:rect draw:style-name="gr12" draw:text-style-name="P10" xml:id="id65" draw:id="id65" draw:layer="layout" svg:width="1.27cm" svg:height="1.27cm" svg:x="4.937cm" svg:y="22.237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O</text:span><text:span text:style-name="T1">R</text:span></text:p>
        </draw:rect>
        <draw:frame draw:style-name="gr9" draw:text-style-name="P7" xml:id="id62" draw:id="id62" draw:layer="layout" svg:width="2.54cm" svg:height="1.039cm" svg:x="1.032cm" svg:y="21.283cm">
          <draw:text-box>
            <text:p><text:span text:style-name="T1">TimeIn[4:0]</text:span></text:p>
          </draw:text-box>
        </draw:frame>
        <draw:connector draw:style-name="gr11" draw:text-style-name="P8" draw:layer="layout" svg:x1="3.572cm" svg:y1="21.802cm" svg:x2="7.671cm" svg:y2="21.348cm" draw:start-shape="id62" draw:start-glue-point="1" draw:end-shape="id63" draw:end-glue-point="6" svg:d="M3572 21802h2049v-454h2050" svg:viewBox="0 0 4100 455">
          <text:p/>
        </draw:connector>
        <draw:connector draw:style-name="gr11" draw:text-style-name="P8" draw:layer="layout" svg:x1="3.064cm" svg:y1="22.761cm" svg:x2="4.937cm" svg:y2="22.618cm" draw:start-shape="id64" draw:start-glue-point="1" draw:end-shape="id65" draw:end-glue-point="6" svg:d="M3064 22761h936v-143h937" svg:viewBox="0 0 1874 144">
          <text:p/>
        </draw:connector>
        <draw:connector draw:style-name="gr11" draw:text-style-name="P8" draw:layer="layout" svg:x1="3.826cm" svg:y1="23.5cm" svg:x2="4.937cm" svg:y2="23.253cm" draw:start-shape="id66" draw:start-glue-point="1" draw:end-shape="id65" draw:end-glue-point="7" svg:d="M3826 23500h555v-247h556" svg:viewBox="0 0 1112 248">
          <text:p/>
        </draw:connector>
        <draw:connector draw:style-name="gr11" draw:text-style-name="P8" draw:layer="layout" svg:x1="6.207cm" svg:y1="22.872cm" svg:x2="7.671cm" svg:y2="21.983cm" draw:start-shape="id65" draw:start-glue-point="1" draw:end-shape="id63" draw:end-glue-point="7" svg:d="M6207 22872h732v-889h732" svg:viewBox="0 0 1465 890">
          <text:p/>
        </draw:connector>
        <draw:connector draw:style-name="gr11" draw:text-style-name="P8" draw:layer="layout" draw:line-skew="-0.375cm" svg:x1="8.941cm" svg:y1="21.602cm" svg:x2="12.781cm" svg:y2="22.299cm" draw:start-shape="id63" draw:start-glue-point="1" draw:end-shape="id51" draw:end-glue-point="3" svg:d="M8941 21602h1546v697h2294" svg:viewBox="0 0 3841 698">
          <text:p/>
        </draw:connector>
        <draw:rect draw:style-name="gr30" draw:text-style-name="P17" draw:layer="layout" svg:width="3.048cm" svg:height="3.81cm" svg:x="41.64cm" svg:y="11.768cm">
          <draw:glue-point draw:id="4" svg:x="-2cm" svg:y="5cm"/>
          <draw:glue-point draw:id="5" svg:x="3cm" svg:y="5cm"/>
          <draw:glue-point draw:id="6" svg:x="-5.007cm" svg:y="-2.574cm"/>
          <draw:glue-point draw:id="7" svg:x="5.002cm" svg:y="-2.666cm"/>
          <text:p text:style-name="P9"><text:span text:style-name="T1">SyncRegister.v</text:span></text:p>
          <text:p text:style-name="P9"><text:span text:style-name="T1"/></text:p>
          <text:p text:style-name="P9"><text:span text:style-name="T1">28bit x ?</text:span></text:p>
        </draw:rect>
        <draw:rect draw:style-name="gr21" draw:text-style-name="P12" xml:id="id71" draw:id="id71" draw:layer="layout" svg:width="1.016cm" svg:height="0.508cm" svg:x="41.64cm" svg:y="14.435cm">
          <text:p text:style-name="P9"><text:span text:style-name="T1">sRDY</text:span></text:p>
        </draw:rect>
        <draw:rect draw:style-name="gr21" draw:text-style-name="P12" xml:id="id75" draw:id="id75" draw:layer="layout" svg:width="1.016cm" svg:height="0.508cm" svg:x="41.64cm" svg:y="13.8cm">
          <text:p text:style-name="P9"><text:span text:style-name="T1">sEN</text:span></text:p>
        </draw:rect>
        <draw:rect draw:style-name="gr21" draw:text-style-name="P12" xml:id="id73" draw:id="id73" draw:layer="layout" svg:width="1.016cm" svg:height="0.508cm" svg:x="41.64cm" svg:y="15.07cm">
          <text:p text:style-name="P9"><text:span text:style-name="T1">sClk</text:span></text:p>
        </draw:rect>
        <draw:rect draw:style-name="gr21" draw:text-style-name="P12" xml:id="id68" draw:id="id68" draw:layer="layout" svg:width="1.016cm" svg:height="0.508cm" svg:x="41.64cm" svg:y="13.165cm">
          <text:p text:style-name="P9"><text:span text:style-name="T1">sD_IN</text:span></text:p>
        </draw:rect>
        <draw:rect draw:style-name="gr21" draw:text-style-name="P12" xml:id="id96" draw:id="id96" draw:layer="layout" svg:width="1.016cm" svg:height="0.508cm" svg:x="43.672cm" svg:y="15.07cm">
          <text:p text:style-name="P9"><text:span text:style-name="T1">dClk</text:span></text:p>
        </draw:rect>
        <draw:rect draw:style-name="gr21" draw:text-style-name="P12" xml:id="id69" draw:id="id69" draw:layer="layout" svg:width="1.016cm" svg:height="0.508cm" svg:x="43.672cm" svg:y="13.165cm">
          <text:p text:style-name="P9"><text:span text:style-name="T1">DOUT</text:span></text:p>
        </draw:rect>
        <draw:connector draw:style-name="gr11" draw:text-style-name="P8" draw:layer="layout" svg:x1="31.988cm" svg:y1="11.238cm" svg:x2="41.64cm" svg:y2="13.419cm" draw:start-shape="id67" draw:start-glue-point="1" draw:end-shape="id68" draw:end-glue-point="3" svg:d="M31988 11238h4826v2181h4826" svg:viewBox="0 0 9653 2182">
          <text:p/>
        </draw:connector>
        <draw:connector draw:style-name="gr11" draw:text-style-name="P8" draw:layer="layout" svg:x1="44.688cm" svg:y1="13.419cm" svg:x2="48.115cm" svg:y2="13.651cm" draw:start-shape="id69" draw:start-glue-point="1" draw:end-shape="id70" draw:end-glue-point="3" svg:d="M44688 13419h1714v232h1713" svg:viewBox="0 0 3428 233">
          <text:p/>
        </draw:connector>
        <draw:connector draw:style-name="gr11" draw:text-style-name="P8" draw:layer="layout" draw:line-skew="-0.769cm 0cm -0.388cm" svg:x1="41.64cm" svg:y1="14.689cm" svg:x2="37.83cm" svg:y2="15.361cm" draw:start-shape="id71" draw:start-glue-point="3" draw:end-shape="id72" draw:end-glue-point="6" svg:d="M41640 14689h-2039v-210h-2660v882h889" svg:viewBox="0 0 4700 883">
          <text:p/>
        </draw:connector>
        <draw:frame draw:style-name="gr27" draw:text-style-name="P16" draw:layer="layout" svg:width="2.921cm" svg:height="0.725cm" svg:x="42.148cm" svg:y="10.789cm">
          <draw:text-box>
            <text:p><text:span text:style-name="T3">refP</text:span><text:span text:style-name="T3">erPP</text:span><text:span text:style-name="T3">S</text:span></text:p>
          </draw:text-box>
        </draw:frame>
        <draw:frame draw:style-name="gr10" draw:text-style-name="P7" xml:id="id67" draw:id="id67" draw:layer="layout" svg:width="3.982cm" svg:height="0.645cm" svg:x="28.006cm" svg:y="10.916cm">
          <draw:text-box>
            <text:p><text:span text:style-name="T1">s_ref</text:span><text:span text:style-name="T1">Free</text:span><text:span text:style-name="T1">Spa</text:span><text:span text:style-name="T1">n[27:</text:span><text:span text:style-name="T1">0]</text:span></text:p>
          </draw:text-box>
        </draw:frame>
        <draw:connector draw:style-name="gr11" draw:text-style-name="P8" draw:layer="layout" draw:line-skew="18.098cm" svg:x1="3.667cm" svg:y1="17.441cm" svg:x2="41.64cm" svg:y2="15.324cm" draw:start-shape="id60" draw:start-glue-point="1" draw:end-shape="id73" draw:end-glue-point="3" svg:d="M3667 17441h37084v-2117h889" svg:viewBox="0 0 37974 2118">
          <text:p/>
        </draw:connector>
        <draw:frame draw:style-name="gr10" draw:text-style-name="P7" xml:id="id70" draw:id="id70" draw:layer="layout" svg:width="5.113cm" svg:height="0.645cm" svg:x="48.115cm" svg:y="13.329cm">
          <draw:text-box>
            <text:p><text:span text:style-name="T1">s_ref</text:span><text:span text:style-name="T1">PerP</text:span><text:span text:style-name="T1">PS_d</text:span><text:span text:style-name="T1">D_OU</text:span><text:span text:style-name="T1">T[27:</text:span><text:span text:style-name="T1">0]</text:span></text:p>
          </draw:text-box>
        </draw:frame>
        <draw:frame draw:style-name="gr31" draw:text-style-name="P7" xml:id="id74" draw:id="id74" draw:layer="layout" svg:width="4.043cm" svg:height="0.71cm" svg:x="54.266cm" svg:y="13.292cm">
          <draw:text-box>
            <text:p><text:span text:style-name="T1">Ticks</text:span><text:span text:style-name="T1">PerP</text:span><text:span text:style-name="T1">PSOu</text:span><text:span text:style-name="T1">t[27:0</text:span><text:span text:style-name="T1">]</text:span></text:p>
          </draw:text-box>
        </draw:frame>
        <draw:connector draw:style-name="gr11" draw:text-style-name="P8" draw:layer="layout" svg:x1="53.228cm" svg:y1="13.651cm" svg:x2="54.266cm" svg:y2="13.647cm" draw:start-shape="id70" draw:start-glue-point="1" draw:end-shape="id74" draw:end-glue-point="3" svg:d="M53228 13651h519v-4h519" svg:viewBox="0 0 1039 5">
          <text:p/>
        </draw:connector>
        <draw:rect draw:style-name="gr28" draw:text-style-name="P17" xml:id="id72" draw:id="id72" draw:layer="layout" svg:width="1.27cm" svg:height="1.27cm" svg:x="37.83cm" svg:y="14.98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AND</text:span></text:p>
        </draw:rect>
        <draw:connector draw:style-name="gr11" draw:text-style-name="P8" draw:layer="layout" svg:x1="39.1cm" svg:y1="15.615cm" svg:x2="41.64cm" svg:y2="14.054cm" draw:start-shape="id72" draw:start-glue-point="1" draw:end-shape="id75" draw:end-glue-point="3" svg:d="M39100 15615h1270v-1561h1270" svg:viewBox="0 0 2541 1562">
          <text:p/>
        </draw:connector>
        <draw:rect draw:style-name="gr28" draw:text-style-name="P17" xml:id="id77" draw:id="id77" draw:layer="layout" svg:width="1.27cm" svg:height="1.27cm" svg:x="38.592cm" svg:y="18.823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z^-1</text:span></text:p>
        </draw:rect>
        <draw:rect draw:style-name="gr26" draw:text-style-name="P15" xml:id="id76" draw:id="id76" draw:layer="layout" svg:width="1.27cm" svg:height="1.27cm" svg:x="35.925cm" svg:y="20.093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NOT</text:span></text:p>
        </draw:rect>
        <draw:connector draw:style-name="gr11" draw:text-style-name="P8" draw:layer="layout" svg:x1="34.401cm" svg:y1="22.491cm" svg:x2="35.925cm" svg:y2="21.109cm" draw:end-shape="id76" draw:end-glue-point="7" svg:d="M34401 22491h512v-1382h1012" svg:viewBox="0 0 1525 1383">
          <text:p/>
        </draw:connector>
        <draw:connector draw:style-name="gr11" draw:text-style-name="P8" draw:layer="layout" svg:x1="37.195cm" svg:y1="20.728cm" svg:x2="38.592cm" svg:y2="19.839cm" draw:start-shape="id76" draw:start-glue-point="1" draw:end-shape="id77" draw:end-glue-point="7" svg:d="M37195 20728h699v-889h698" svg:viewBox="0 0 1398 890">
          <text:p/>
        </draw:connector>
        <draw:rect draw:style-name="gr28" draw:text-style-name="P17" xml:id="id78" draw:id="id78" draw:layer="layout" svg:width="1.27cm" svg:height="1.27cm" svg:x="39.093cm" svg:y="6.09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z^-1</text:span></text:p>
        </draw:rect>
        <draw:connector draw:style-name="gr11" draw:text-style-name="P8" draw:layer="layout" svg:x1="40.363cm" svg:y1="6.725cm" svg:x2="43.196cm" svg:y2="6.322cm" draw:start-shape="id78" draw:start-glue-point="1" draw:end-shape="id48" draw:end-glue-point="3" svg:d="M40363 6725h1417v-403h1416" svg:viewBox="0 0 2834 404">
          <text:p/>
        </draw:connector>
        <draw:connector draw:style-name="gr11" draw:text-style-name="P8" draw:layer="layout" svg:x1="40.363cm" svg:y1="6.725cm" svg:x2="37.823cm" svg:y2="6.09cm" draw:start-shape="id78" draw:start-glue-point="1" draw:end-shape="id79" draw:end-glue-point="1" svg:d="M40363 6725h501v-1136h-2406v501h-635" svg:viewBox="0 0 3042 1137">
          <text:p/>
        </draw:connector>
        <draw:rect draw:style-name="gr28" draw:text-style-name="P17" xml:id="id79" draw:id="id79" draw:layer="layout" svg:width="1.27cm" svg:height="1.27cm" svg:x="36.553cm" svg:y="5.455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NOT</text:span></text:p>
        </draw:rect>
        <draw:connector draw:style-name="gr11" draw:text-style-name="P8" draw:layer="layout" svg:x1="36.553cm" svg:y1="5.836cm" svg:x2="39.093cm" svg:y2="6.471cm" draw:start-shape="id79" draw:start-glue-point="6" draw:end-shape="id78" draw:end-glue-point="6" svg:d="M36553 5836h-501v1390h2406v-755h635" svg:viewBox="0 0 3042 1391">
          <text:p/>
        </draw:connector>
        <draw:connector draw:style-name="gr11" draw:text-style-name="P8" draw:layer="layout" svg:x1="3.667cm" svg:y1="17.441cm" svg:x2="39.982cm" svg:y2="7.36cm" draw:start-shape="id60" draw:start-glue-point="1" draw:end-shape="id78" draw:end-glue-point="5" svg:d="M3667 17441h36315v-10081" svg:viewBox="0 0 36316 10082">
          <text:p/>
        </draw:connector>
        <draw:frame draw:style-name="gr10" draw:text-style-name="P7" xml:id="id44" draw:id="id44" draw:layer="layout" svg:width="5.068cm" svg:height="0.645cm" svg:x="30.464cm" svg:y="27.772cm">
          <draw:text-box>
            <text:p><text:span text:style-name="T1">s_ppsOutMode_dD_out[1:0]</text:span></text:p>
          </draw:text-box>
        </draw:frame>
        <draw:rect draw:style-name="gr25" draw:text-style-name="P14" draw:layer="layout" svg:width="3.048cm" svg:height="3.81cm" svg:x="24.622cm" svg:y="26.471cm">
          <draw:glue-point draw:id="4" svg:x="-2cm" svg:y="5cm"/>
          <draw:glue-point draw:id="5" svg:x="3cm" svg:y="5cm"/>
          <draw:glue-point draw:id="6" svg:x="-5.007cm" svg:y="-2.574cm"/>
          <draw:glue-point draw:id="7" svg:x="5.002cm" svg:y="-2.666cm"/>
          <text:p text:style-name="P9"><text:span text:style-name="T1">Syn</text:span><text:span text:style-name="T1">cRe</text:span><text:span text:style-name="T1">gist</text:span><text:span text:style-name="T1">er.v</text:span></text:p>
          <text:p text:style-name="P9"><text:span text:style-name="T1"/></text:p>
          <text:p text:style-name="P9"><text:span text:style-name="T1">2bit </text:span><text:span text:style-name="T1">x ?</text:span></text:p>
        </draw:rect>
        <draw:rect draw:style-name="gr12" draw:text-style-name="P10" xml:id="id83" draw:id="id83" draw:layer="layout" svg:width="1.016cm" svg:height="0.508cm" svg:x="24.622cm" svg:y="29.138cm">
          <text:p text:style-name="P9"><text:span text:style-name="T1">sRD</text:span><text:span text:style-name="T1">Y</text:span></text:p>
        </draw:rect>
        <draw:rect draw:style-name="gr12" draw:text-style-name="P10" xml:id="id84" draw:id="id84" draw:layer="layout" svg:width="1.016cm" svg:height="0.508cm" svg:x="24.622cm" svg:y="28.503cm">
          <text:p text:style-name="P9"><text:span text:style-name="T1">sEN</text:span></text:p>
        </draw:rect>
        <draw:rect draw:style-name="gr12" draw:text-style-name="P10" xml:id="id87" draw:id="id87" draw:layer="layout" svg:width="1.016cm" svg:height="0.508cm" svg:x="24.622cm" svg:y="29.773cm">
          <text:p text:style-name="P9"><text:span text:style-name="T1">sClk</text:span></text:p>
        </draw:rect>
        <draw:rect draw:style-name="gr12" draw:text-style-name="P10" xml:id="id81" draw:id="id81" draw:layer="layout" svg:width="1.016cm" svg:height="0.508cm" svg:x="24.622cm" svg:y="27.868cm">
          <text:p text:style-name="P9"><text:span text:style-name="T1">sD_IN</text:span></text:p>
        </draw:rect>
        <draw:rect draw:style-name="gr26" draw:text-style-name="P15" xml:id="id88" draw:id="id88" draw:layer="layout" svg:width="1.016cm" svg:height="0.508cm" svg:x="26.654cm" svg:y="29.773cm">
          <text:p text:style-name="P9"><text:span text:style-name="T1">dClk</text:span></text:p>
        </draw:rect>
        <draw:rect draw:style-name="gr26" draw:text-style-name="P15" xml:id="id82" draw:id="id82" draw:layer="layout" svg:width="1.016cm" svg:height="0.508cm" svg:x="26.654cm" svg:y="27.868cm">
          <text:p text:style-name="P9"><text:span text:style-name="T1">DOU</text:span><text:span text:style-name="T1">T</text:span></text:p>
        </draw:rect>
        <draw:connector draw:style-name="gr11" draw:text-style-name="P8" draw:layer="layout" draw:line-skew="-0.889cm" svg:x1="21.632cm" svg:y1="26.934cm" svg:x2="24.622cm" svg:y2="28.122cm" draw:start-shape="id80" draw:start-glue-point="1" draw:end-shape="id81" draw:end-glue-point="3" svg:d="M21632 26934h606v1188h2384" svg:viewBox="0 0 2991 1189">
          <text:p/>
        </draw:connector>
        <draw:connector draw:style-name="gr11" draw:text-style-name="P8" draw:layer="layout" svg:x1="27.67cm" svg:y1="28.122cm" svg:x2="30.464cm" svg:y2="28.094cm" draw:start-shape="id82" draw:start-glue-point="1" draw:end-shape="id44" draw:end-glue-point="3" svg:d="M27670 28122h1398v-28h1396" svg:viewBox="0 0 2795 29">
          <text:p/>
        </draw:connector>
        <draw:connector draw:style-name="gr11" draw:text-style-name="P8" draw:layer="layout" draw:line-skew="-0.769cm" svg:x1="24.622cm" svg:y1="29.392cm" svg:x2="24.622cm" svg:y2="28.757cm" draw:start-shape="id83" draw:start-glue-point="3" draw:end-shape="id84" draw:end-glue-point="3" svg:d="M24622 29392h-1270v-635h1270" svg:viewBox="0 0 1271 636">
          <text:p/>
        </draw:connector>
        <draw:frame draw:style-name="gr27" draw:text-style-name="P16" draw:layer="layout" svg:width="3.683cm" svg:height="0.725cm" svg:x="24.654cm" svg:y="25.746cm">
          <draw:text-box>
            <text:p><text:span text:style-name="T3">ppsOutMode</text:span></text:p>
          </draw:text-box>
        </draw:frame>
        <draw:frame draw:style-name="gr10" draw:text-style-name="P7" xml:id="id80" draw:id="id80" draw:layer="layout" svg:width="4.757cm" svg:height="0.645cm" svg:x="16.875cm" svg:y="26.612cm">
          <draw:text-box>
            <text:p><text:span text:style-name="T1">s_ppsOutMode_sD_IN[1:0]</text:span></text:p>
          </draw:text-box>
        </draw:frame>
        <draw:frame draw:style-name="gr9" draw:text-style-name="P7" xml:id="id85" draw:id="id85" draw:layer="layout" svg:width="3.937cm" svg:height="1.039cm" svg:x="12.049cm" svg:y="26.612cm">
          <draw:text-box>
            <text:p><text:span text:style-name="T1">s_rplTimeControl(1:0)</text:span></text:p>
          </draw:text-box>
        </draw:frame>
        <draw:connector draw:style-name="gr11" draw:text-style-name="P8" draw:layer="layout" svg:x1="15.986cm" svg:y1="27.131cm" svg:x2="16.875cm" svg:y2="26.934cm" draw:start-shape="id85" draw:start-glue-point="1" draw:end-shape="id80" draw:end-glue-point="3" svg:d="M15986 27131h445v-197h444" svg:viewBox="0 0 890 198">
          <text:p/>
        </draw:connector>
        <draw:frame draw:style-name="gr16" draw:text-style-name="P7" xml:id="id86" draw:id="id86" draw:layer="layout" svg:width="1.27cm" svg:height="0.762cm" svg:x="1.048cm" svg:y="39.522cm">
          <draw:text-box>
            <text:p><text:span text:style-name="T1">CLK</text:span></text:p>
          </draw:text-box>
        </draw:frame>
        <draw:connector draw:style-name="gr11" draw:text-style-name="P8" draw:layer="layout" draw:line-skew="10.415cm" svg:x1="2.318cm" svg:y1="39.903cm" svg:x2="24.622cm" svg:y2="30.027cm" draw:start-shape="id86" draw:start-glue-point="1" draw:end-shape="id87" draw:end-glue-point="3" svg:d="M2318 39903h21567v-9876h737" svg:viewBox="0 0 22305 9877">
          <text:p/>
        </draw:connector>
        <draw:connector draw:style-name="gr11" draw:text-style-name="P8" draw:layer="layout" draw:line-skew="0.515cm" svg:x1="3.667cm" svg:y1="17.441cm" svg:x2="27.67cm" svg:y2="30.027cm" draw:start-shape="id60" draw:start-glue-point="1" draw:end-shape="id88" draw:end-glue-point="1" svg:d="M3667 17441h25019v12586h-1016" svg:viewBox="0 0 25020 12587">
          <text:p/>
        </draw:connector>
        <draw:connector draw:style-name="gr11" draw:text-style-name="P8" draw:layer="layout" svg:x1="2.318cm" svg:y1="39.903cm" svg:x2="8.56cm" svg:y2="22.237cm" draw:start-shape="id86" draw:start-glue-point="1" draw:end-shape="id63" draw:end-glue-point="5" svg:d="M2318 39903h6242v-17666" svg:viewBox="0 0 6243 17667">
          <text:p/>
        </draw:connector>
        <draw:connector draw:style-name="gr11" draw:text-style-name="P8" draw:layer="layout" svg:x1="8.941cm" svg:y1="21.602cm" svg:x2="12.049cm" svg:y2="27.131cm" draw:start-shape="id63" draw:start-glue-point="1" draw:end-shape="id85" svg:d="M8941 21602h1555v5529h1553" svg:viewBox="0 0 3109 5530">
          <text:p/>
        </draw:connector>
        <draw:connector draw:style-name="gr32" draw:text-style-name="P18" draw:layer="layout" draw:line-skew="0.483cm" svg:x1="3.667cm" svg:y1="17.441cm" svg:x2="27.702cm" svg:y2="24.331cm" draw:start-shape="id60" draw:start-glue-point="1" draw:end-shape="id89" draw:end-glue-point="1" svg:d="M3667 17441h25019v6890h-984" svg:viewBox="0 0 25020 6891">
          <text:p/>
        </draw:connector>
        <draw:connector draw:style-name="gr32" draw:text-style-name="P18" draw:layer="layout" draw:line-skew="10.399cm" svg:x1="2.318cm" svg:y1="39.903cm" svg:x2="24.654cm" svg:y2="24.331cm" draw:start-shape="id86" draw:start-glue-point="1" draw:end-shape="id90" draw:end-glue-point="3" svg:d="M2318 39903h21567v-15572h769" svg:viewBox="0 0 22337 15573">
          <text:p/>
        </draw:connector>
        <draw:rect draw:style-name="gr28" draw:text-style-name="P17" xml:id="id91" draw:id="id91" draw:layer="layout" svg:width="1.27cm" svg:height="1.27cm" svg:x="10.398cm" svg:y="10.154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z^-1</text:span></text:p>
        </draw:rect>
        <draw:rect draw:style-name="gr28" draw:text-style-name="P17" xml:id="id93" draw:id="id93" draw:layer="layout" svg:width="1.27cm" svg:height="1.27cm" svg:x="12.938cm" svg:y="8.884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+ 1</text:span></text:p>
        </draw:rect>
        <draw:frame draw:style-name="gr10" draw:text-style-name="P7" xml:id="id92" draw:id="id92" draw:layer="layout" svg:width="3.937cm" svg:height="0.645cm" svg:x="12.938cm" svg:y="10.535cm">
          <draw:text-box>
            <text:p><text:span text:style-name="T1">s_refFreeCount[27:0]</text:span></text:p>
          </draw:text-box>
        </draw:frame>
        <draw:frame draw:style-name="gr10" draw:text-style-name="P7" xml:id="id95" draw:id="id95" draw:layer="layout" svg:width="3.829cm" svg:height="0.645cm" svg:x="17.129cm" svg:y="12.059cm">
          <draw:text-box>
            <text:p><text:span text:style-name="T1">s_refFreeSamp[27:0]</text:span></text:p>
          </draw:text-box>
        </draw:frame>
        <draw:rect draw:style-name="gr28" draw:text-style-name="P17" xml:id="id94" draw:id="id94" draw:layer="layout" svg:width="1.27cm" svg:height="1.27cm" svg:x="14.97cm" svg:y="11.805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z^-1</text:span></text:p>
        </draw:rect>
        <draw:connector draw:style-name="gr32" draw:text-style-name="P18" draw:layer="layout" svg:x1="11.668cm" svg:y1="10.789cm" svg:x2="12.938cm" svg:y2="10.857cm" draw:start-shape="id91" draw:start-glue-point="1" draw:end-shape="id92" draw:end-glue-point="3" svg:d="M11668 10789h636v68h634" svg:viewBox="0 0 1271 69">
          <text:p/>
        </draw:connector>
        <draw:connector draw:style-name="gr32" draw:text-style-name="P18" draw:layer="layout" svg:x1="16.875cm" svg:y1="10.857cm" svg:x2="14.208cm" svg:y2="9.519cm" draw:start-shape="id92" draw:start-glue-point="1" draw:end-shape="id93" draw:end-glue-point="1" svg:d="M16875 10857h500v-1338h-3167" svg:viewBox="0 0 3168 1339">
          <text:p/>
        </draw:connector>
        <draw:connector draw:style-name="gr32" draw:text-style-name="P18" draw:layer="layout" svg:x1="12.938cm" svg:y1="9.265cm" svg:x2="10.398cm" svg:y2="10.535cm" draw:start-shape="id93" draw:start-glue-point="6" draw:end-shape="id91" draw:end-glue-point="6" svg:d="M12938 9265h-3041v1270h501" svg:viewBox="0 0 3042 1271">
          <text:p/>
        </draw:connector>
        <draw:connector draw:style-name="gr32" draw:text-style-name="P18" draw:layer="layout" draw:line-skew="0.389cm 1.389cm 1.77cm" svg:x1="16.875cm" svg:y1="10.857cm" svg:x2="14.97cm" svg:y2="12.186cm" draw:start-shape="id92" draw:start-glue-point="1" draw:end-shape="id94" draw:end-glue-point="6" svg:d="M16875 10857h889v567h-3556v762h762" svg:viewBox="0 0 3557 1330">
          <text:p/>
        </draw:connector>
        <draw:connector draw:style-name="gr32" draw:text-style-name="P18" draw:layer="layout" svg:x1="16.24cm" svg:y1="12.44cm" svg:x2="17.129cm" svg:y2="12.381cm" draw:start-shape="id94" draw:start-glue-point="1" draw:end-shape="id95" draw:end-glue-point="3" svg:d="M16240 12440h445v-59h444" svg:viewBox="0 0 890 60">
          <text:p/>
        </draw:connector>
        <draw:rect draw:style-name="gr28" draw:text-style-name="P17" xml:id="id97" draw:id="id97" draw:layer="layout" svg:width="1.27cm" svg:height="1.27cm" svg:x="22.143cm" svg:y="10.535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DIFF</text:span></text:p>
        </draw:rect>
        <draw:connector draw:style-name="gr32" draw:text-style-name="P18" draw:layer="layout" svg:x1="3.667cm" svg:y1="17.441cm" svg:x2="39.227cm" svg:y2="18.823cm" draw:start-shape="id60" draw:start-glue-point="1" draw:end-shape="id77" draw:end-glue-point="0" svg:d="M3667 17441h35560v1382" svg:viewBox="0 0 35561 1383">
          <text:p/>
        </draw:connector>
        <draw:frame draw:style-name="gr10" draw:text-style-name="P7" xml:id="id60" draw:id="id60" draw:layer="layout" svg:width="2.667cm" svg:height="0.645cm" svg:x="1cm" svg:y="17.119cm">
          <draw:text-box>
            <text:p><text:span text:style-name="T1">CLK_time_clk</text:span></text:p>
          </draw:text-box>
        </draw:frame>
        <draw:connector draw:style-name="gr32" draw:text-style-name="P18" draw:layer="layout" draw:line-skew="0.388cm" svg:x1="2.318cm" svg:y1="39.903cm" svg:x2="44.688cm" svg:y2="15.324cm" draw:start-shape="id86" draw:start-glue-point="1" draw:end-shape="id96" draw:end-glue-point="1" svg:d="M2318 39903h43259v-24579h-889" svg:viewBox="0 0 43260 24580">
          <text:p/>
        </draw:connector>
        <draw:connector draw:style-name="gr32" draw:text-style-name="P18" draw:layer="layout" svg:x1="16.875cm" svg:y1="10.857cm" svg:x2="22.143cm" svg:y2="10.916cm" draw:start-shape="id92" draw:start-glue-point="1" draw:end-shape="id97" draw:end-glue-point="6" svg:d="M16875 10857h2634v59h2634" svg:viewBox="0 0 5269 60">
          <text:p/>
        </draw:connector>
        <draw:connector draw:style-name="gr32" draw:text-style-name="P18" draw:layer="layout" svg:x1="20.958cm" svg:y1="12.381cm" svg:x2="22.143cm" svg:y2="11.551cm" draw:start-shape="id95" draw:start-glue-point="1" draw:end-shape="id97" draw:end-glue-point="7" svg:d="M20958 12381h592v-830h593" svg:viewBox="0 0 1186 831">
          <text:p/>
        </draw:connector>
        <draw:connector draw:style-name="gr32" draw:text-style-name="P18" draw:layer="layout" svg:x1="3.667cm" svg:y1="17.441cm" svg:x2="15.859cm" svg:y2="13.075cm" draw:start-shape="id60" draw:start-glue-point="1" draw:end-shape="id94" draw:end-glue-point="5" svg:d="M3667 17441h12192v-4366" svg:viewBox="0 0 12193 4367">
          <text:p/>
        </draw:connector>
        <draw:connector draw:style-name="gr32" draw:text-style-name="P18" draw:layer="layout" svg:x1="3.667cm" svg:y1="17.441cm" svg:x2="11.287cm" svg:y2="11.424cm" draw:start-shape="id60" draw:start-glue-point="1" draw:end-shape="id91" draw:end-glue-point="5" svg:d="M3667 17441h7620v-6017" svg:viewBox="0 0 7621 6018">
          <text:p/>
        </draw:connector>
        <draw:rect draw:style-name="gr28" draw:text-style-name="P17" xml:id="id98" draw:id="id98" draw:layer="layout" svg:width="1.27cm" svg:height="1.27cm" svg:x="24.495cm" svg:y="10.535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z^-1</text:span></text:p>
        </draw:rect>
        <draw:connector draw:style-name="gr32" draw:text-style-name="P18" draw:layer="layout" svg:x1="23.413cm" svg:y1="11.17cm" svg:x2="24.495cm" svg:y2="11.17cm" draw:start-shape="id97" draw:start-glue-point="1" draw:end-shape="id98" draw:end-glue-point="3" svg:d="M23413 11170h1082" svg:viewBox="0 0 1083 1">
          <text:p/>
        </draw:connector>
        <draw:connector draw:style-name="gr32" draw:text-style-name="P18" draw:layer="layout" svg:x1="25.765cm" svg:y1="11.17cm" svg:x2="28.006cm" svg:y2="11.238cm" draw:start-shape="id98" draw:start-glue-point="1" draw:end-shape="id67" draw:end-glue-point="3" svg:d="M25765 11170h1121v68h1120" svg:viewBox="0 0 2242 69">
          <text:p/>
        </draw:connector>
        <draw:connector draw:style-name="gr32" draw:text-style-name="P18" draw:layer="layout" svg:x1="3.667cm" svg:y1="17.441cm" svg:x2="25.384cm" svg:y2="11.805cm" draw:start-shape="id60" draw:start-glue-point="1" draw:end-shape="id98" draw:end-glue-point="5" svg:d="M3667 17441h21717v-5636" svg:viewBox="0 0 21718 5637">
          <text:p/>
        </draw:connector>
        <draw:frame draw:style-name="gr10" draw:text-style-name="P7" xml:id="id99" draw:id="id99" draw:layer="layout" svg:width="3.429cm" svg:height="0.645cm" svg:x="41.132cm" svg:y="19.067cm">
          <draw:text-box>
            <text:p><text:span text:style-name="T1">s_ppsExtSyn</text:span><text:span text:style-name="T1">cD</text:span></text:p>
          </draw:text-box>
        </draw:frame>
        <draw:connector draw:style-name="gr32" draw:text-style-name="P18" draw:layer="layout" svg:x1="39.862cm" svg:y1="19.458cm" svg:x2="41.132cm" svg:y2="19.389cm" draw:start-shape="id77" draw:start-glue-point="1" draw:end-shape="id99" draw:end-glue-point="3" svg:d="M39862 19458h636v-69h634" svg:viewBox="0 0 1271 70">
          <text:p/>
        </draw:connector>
        <draw:connector draw:style-name="gr32" draw:text-style-name="P18" draw:layer="layout" svg:x1="44.561cm" svg:y1="19.389cm" svg:x2="46.452cm" svg:y2="19.176cm" draw:start-shape="id99" draw:start-glue-point="1" draw:end-shape="id100" draw:end-glue-point="3" svg:d="M44561 19389h945v-213h946" svg:viewBox="0 0 1892 214">
          <text:p/>
        </draw:connector>
        <draw:connector draw:style-name="gr32" draw:text-style-name="P18" draw:layer="layout" draw:line-skew="0.699cm" svg:x1="25.511cm" svg:y1="4.821cm" svg:x2="38.592cm" svg:y2="19.204cm" draw:start-shape="id47" draw:start-glue-point="1" draw:end-shape="id77" draw:end-glue-point="6" svg:d="M25511 4821h7239v14383h5842" svg:viewBox="0 0 13082 14384">
          <text:p/>
        </draw:connector>
        <draw:connector draw:style-name="gr32" draw:text-style-name="P18" draw:layer="layout" draw:line-skew="-4.636cm" svg:x1="25.511cm" svg:y1="4.821cm" svg:x2="49.235cm" svg:y2="18.215cm" draw:start-shape="id47" draw:start-glue-point="1" draw:end-shape="id101" draw:end-glue-point="6" svg:d="M25511 4821h7226v13394h16498" svg:viewBox="0 0 23725 13395">
          <text:p/>
        </draw:connector>
        <draw:frame draw:style-name="gr33" draw:text-style-name="P5" draw:layer="layout" svg:width="12.542cm" svg:height="0.962cm" svg:x="9.954cm" svg:y="7.695cm">
          <draw:text-box>
            <text:p><text:span text:style-name="T2">Free Running Count in Time Clock Domain</text:span></text:p>
          </draw:text-box>
        </draw:frame>
        <draw:connector draw:style-name="gr32" draw:text-style-name="P18" draw:layer="layout" svg:x1="12.882cm" svg:y1="14.359cm" svg:x2="14.97cm" svg:y2="12.821cm" draw:start-shape="id102" draw:start-glue-point="0" draw:end-shape="id94" draw:end-glue-point="7" svg:d="M12882 14359v-1538h2088" svg:viewBox="0 0 2089 1539">
          <text:p/>
        </draw:connector>
        <draw:connector draw:style-name="gr32" draw:text-style-name="P18" draw:layer="layout" draw:line-skew="4.202cm" svg:x1="13.835cm" svg:y1="15.126cm" svg:x2="24.495cm" svg:y2="11.551cm" draw:start-shape="id102" draw:start-glue-point="1" draw:end-shape="id98" draw:end-glue-point="7" svg:d="M13835 15126h9798v-3575h862" svg:viewBox="0 0 10661 3576">
          <text:p/>
        </draw:connector>
        <draw:rect draw:style-name="gr28" draw:text-style-name="P17" xml:id="id101" draw:id="id101" draw:layer="layout" svg:width="1.27cm" svg:height="1.27cm" svg:x="49.235cm" svg:y="17.834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AND</text:span></text:p>
        </draw:rect>
        <draw:connector draw:style-name="gr11" draw:text-style-name="P8" draw:layer="layout" svg:x1="35.085cm" svg:y1="16.091cm" svg:x2="37.83cm" svg:y2="15.996cm" draw:start-shape="id103" draw:start-glue-point="1" draw:end-shape="id72" draw:end-glue-point="7" svg:d="M35085 16091h1512v-95h1233" svg:viewBox="0 0 2746 96">
          <text:p/>
        </draw:connector>
        <draw:connector draw:style-name="gr11" draw:text-style-name="P8" draw:layer="layout" svg:x1="50.505cm" svg:y1="18.469cm" svg:x2="55.92cm" svg:y2="18.471cm" draw:start-shape="id101" draw:start-glue-point="1" draw:end-shape="id104" draw:end-glue-point="3" svg:d="M50505 18469h2576v2h2839" svg:viewBox="0 0 5416 3">
          <text:p/>
        </draw:connector>
        <draw:custom-shape draw:style-name="gr34" draw:text-style-name="P19" xml:id="id104" draw:id="id104" draw:layer="layout" svg:width="1.905cm" svg:height="1.534cm" svg:x="55.92cm" svg:y="17.704cm">
          <text:p text:style-name="P9">Pulse</text:p>
          <text:p text:style-name="P9">Detected</text:p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28" draw:text-style-name="P17" xml:id="id100" draw:id="id100" draw:layer="layout" svg:width="1.27cm" svg:height="1.27cm" svg:x="46.452cm" svg:y="18.541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NOT</text:span></text:p>
        </draw:rect>
        <draw:connector draw:style-name="gr11" draw:text-style-name="P8" draw:layer="layout" svg:x1="47.722cm" svg:y1="19.176cm" svg:x2="49.235cm" svg:y2="18.85cm" draw:start-shape="id100" draw:start-glue-point="1" draw:end-shape="id101" draw:end-glue-point="7" svg:d="M47722 19176h757v-326h756" svg:viewBox="0 0 1514 327">
          <text:p/>
        </draw:connector>
        <draw:frame draw:style-name="gr35" draw:text-style-name="P20" draw:layer="layout" svg:width="5.081cm" svg:height="2.132cm" svg:x="53.057cm" svg:y="19.47cm">
          <draw:text-box>
            <text:p><text:span text:style-name="T4">LEADING EDGE DETECTOR FOR </text:span></text:p>
            <text:p><text:span text:style-name="T4">ppsSyncIn</text:span></text:p>
          </draw:text-box>
        </draw:frame>
        <draw:frame draw:style-name="gr36" draw:text-style-name="P7" draw:layer="layout" svg:width="1.011cm" svg:height="3.009cm" svg:x="45.482cm" svg:y="3.668cm">
          <draw:text-box>
            <text:p><text:span text:style-name="T1">00</text:span></text:p>
            <text:p><text:span text:style-name="T1"/></text:p>
            <text:p><text:span text:style-name="T1"/></text:p>
            <text:p><text:span text:style-name="T1">01</text:span></text:p>
            <text:p><text:span text:style-name="T1"/></text:p>
            <text:p><text:span text:style-name="T1"/></text:p>
            <text:p><text:span text:style-name="T1">10</text:span></text:p>
          </draw:text-box>
        </draw:frame>
        <draw:custom-shape draw:style-name="gr34" draw:text-style-name="P19" xml:id="id105" draw:id="id105" draw:layer="layout" svg:width="1.905cm" svg:height="1.534cm" svg:x="39.423cm" svg:y="2.762cm">
          <text:p text:style-name="P9">B</text:p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onnector draw:style-name="gr11" draw:text-style-name="P8" draw:layer="layout" svg:x1="41.328cm" svg:y1="3.529cm" svg:x2="42.18cm" svg:y2="3.782cm" draw:start-shape="id105" draw:start-glue-point="1" draw:end-shape="id46" draw:end-glue-point="3" svg:d="M41328 3529h427v253h425" svg:viewBox="0 0 853 254">
          <text:p/>
        </draw:connector>
        <draw:frame draw:style-name="gr37" draw:text-style-name="P5" draw:layer="layout" svg:width="4.421cm" svg:height="1.673cm" svg:x="40.363cm" svg:y="6.842cm">
          <draw:text-box>
            <text:p><text:span text:style-name="T2">Time Clock/2</text:span></text:p>
            <text:p><text:span text:style-name="T2"><text:s text:c="3"/></text:span><text:span text:style-name="T2">?For test?</text:span></text:p>
          </draw:text-box>
        </draw:frame>
        <draw:frame draw:style-name="gr38" draw:text-style-name="P20" draw:layer="layout" svg:width="12.017cm" svg:height="0.878cm" svg:x="28.974cm" svg:y="28.417cm">
          <draw:text-box>
            <text:p><text:span text:style-name="T4">Control signal for ppsSyncOut mux</text:span></text:p>
          </draw:text-box>
        </draw:frame>
        <draw:frame draw:style-name="gr38" draw:text-style-name="P20" draw:layer="layout" svg:width="13.93cm" svg:height="0.878cm" svg:x="28.935cm" svg:y="22.83cm">
          <draw:text-box>
            <text:p><text:span text:style-name="T4">Control signal for monitoring external ppsSyncIn</text:span></text:p>
          </draw:text-box>
        </draw:frame>
        <draw:rect draw:style-name="gr25" draw:text-style-name="P14" draw:layer="layout" svg:width="3.048cm" svg:height="3.81cm" svg:x="24.605cm" svg:y="31.987cm">
          <draw:glue-point draw:id="4" svg:x="-2cm" svg:y="5cm"/>
          <draw:glue-point draw:id="5" svg:x="3cm" svg:y="5cm"/>
          <draw:glue-point draw:id="6" svg:x="-5.007cm" svg:y="-2.574cm"/>
          <draw:glue-point draw:id="7" svg:x="5.002cm" svg:y="-2.666cm"/>
          <text:p text:style-name="P9"><text:span text:style-name="T1">SyncRegister.v</text:span></text:p>
          <text:p text:style-name="P9"><text:span text:style-name="T1"/></text:p>
          <text:p text:style-name="P9"><text:span text:style-name="T1">1bit x ?</text:span></text:p>
        </draw:rect>
        <draw:rect draw:style-name="gr12" draw:text-style-name="P10" xml:id="id112" draw:id="id112" draw:layer="layout" svg:width="1.016cm" svg:height="0.508cm" svg:x="24.605cm" svg:y="34.654cm">
          <text:p text:style-name="P9"><text:span text:style-name="T1">sRDY</text:span></text:p>
        </draw:rect>
        <draw:rect draw:style-name="gr12" draw:text-style-name="P10" xml:id="id113" draw:id="id113" draw:layer="layout" svg:width="1.016cm" svg:height="0.508cm" svg:x="24.605cm" svg:y="34.019cm">
          <text:p text:style-name="P9"><text:span text:style-name="T1">sEN</text:span></text:p>
        </draw:rect>
        <draw:rect draw:style-name="gr12" draw:text-style-name="P10" xml:id="id114" draw:id="id114" draw:layer="layout" svg:width="1.016cm" svg:height="0.508cm" svg:x="24.605cm" svg:y="35.289cm">
          <text:p text:style-name="P9"><text:span text:style-name="T1">sC</text:span><text:span text:style-name="T1">lk</text:span></text:p>
        </draw:rect>
        <draw:rect draw:style-name="gr12" draw:text-style-name="P10" xml:id="id108" draw:id="id108" draw:layer="layout" svg:width="1.016cm" svg:height="0.508cm" svg:x="24.605cm" svg:y="33.384cm">
          <text:p text:style-name="P9"><text:span text:style-name="T1">sD_IN</text:span></text:p>
        </draw:rect>
        <draw:rect draw:style-name="gr26" draw:text-style-name="P15" xml:id="id111" draw:id="id111" draw:layer="layout" svg:width="1.016cm" svg:height="0.508cm" svg:x="26.637cm" svg:y="35.289cm">
          <text:p text:style-name="P9"><text:span text:style-name="T1">dClk</text:span></text:p>
        </draw:rect>
        <draw:rect draw:style-name="gr26" draw:text-style-name="P15" xml:id="id109" draw:id="id109" draw:layer="layout" svg:width="1.016cm" svg:height="0.508cm" svg:x="26.637cm" svg:y="33.384cm">
          <text:p text:style-name="P9"><text:span text:style-name="T1">DOUT</text:span></text:p>
        </draw:rect>
        <draw:frame draw:style-name="gr16" draw:text-style-name="P7" xml:id="id110" draw:id="id110" draw:layer="layout" svg:width="5.715cm" svg:height="0.762cm" svg:x="29.685cm" svg:y="33.257cm">
          <draw:text-box>
            <text:p><text:span text:style-name="T1">s_disableServo_sD_OUT_slv0</text:span></text:p>
          </draw:text-box>
        </draw:frame>
        <draw:frame draw:style-name="gr16" draw:text-style-name="P7" xml:id="id107" draw:id="id107" draw:layer="layout" svg:width="5.08cm" svg:height="0.762cm" svg:x="18.255cm" svg:y="33.003cm">
          <draw:text-box>
            <text:p><text:span text:style-name="T1">s_disableServo_</text:span><text:span text:style-name="T1">sD_IN_slv0</text:span></text:p>
          </draw:text-box>
        </draw:frame>
        <draw:frame draw:style-name="gr16" draw:text-style-name="P7" xml:id="id106" draw:id="id106" draw:layer="layout" svg:width="3.81cm" svg:height="0.762cm" svg:x="13.175cm" svg:y="33.003cm">
          <draw:text-box>
            <text:p><text:span text:style-name="T1">s_rplTimeControl(4)</text:span></text:p>
          </draw:text-box>
        </draw:frame>
        <draw:connector draw:style-name="gr11" draw:text-style-name="P8" draw:layer="layout" svg:x1="16.985cm" svg:y1="33.384cm" svg:x2="18.255cm" svg:y2="33.384cm" draw:start-shape="id106" draw:start-glue-point="1" draw:end-shape="id107" draw:end-glue-point="3" svg:d="M16985 33384h1270" svg:viewBox="0 0 1271 1">
          <text:p/>
        </draw:connector>
        <draw:connector draw:style-name="gr11" draw:text-style-name="P8" draw:layer="layout" svg:x1="23.335cm" svg:y1="33.384cm" svg:x2="24.605cm" svg:y2="33.638cm" draw:start-shape="id107" draw:start-glue-point="1" draw:end-shape="id108" draw:end-glue-point="3" svg:d="M23335 33384h635v254h635" svg:viewBox="0 0 1271 255">
          <text:p/>
        </draw:connector>
        <draw:connector draw:style-name="gr11" draw:text-style-name="P8" draw:layer="layout" svg:x1="27.653cm" svg:y1="33.638cm" svg:x2="29.685cm" svg:y2="33.638cm" draw:start-shape="id109" draw:start-glue-point="1" draw:end-shape="id110" draw:end-glue-point="3" svg:d="M27653 33638h2032" svg:viewBox="0 0 2033 1">
          <text:p/>
        </draw:connector>
        <draw:connector draw:style-name="gr11" draw:text-style-name="P8" draw:layer="layout" draw:line-skew="0.532cm" svg:x1="3.667cm" svg:y1="17.441cm" svg:x2="27.653cm" svg:y2="35.543cm" draw:start-shape="id60" draw:start-glue-point="1" draw:end-shape="id111" draw:end-glue-point="1" svg:d="M3667 17441h25019v18102h-1033" svg:viewBox="0 0 25020 18103">
          <text:p/>
        </draw:connector>
        <draw:connector draw:style-name="gr11" draw:text-style-name="P8" draw:layer="layout" draw:line-skew="-0.658cm" svg:x1="24.605cm" svg:y1="34.908cm" svg:x2="24.605cm" svg:y2="34.273cm" draw:start-shape="id112" draw:start-glue-point="3" draw:end-shape="id113" draw:end-glue-point="3" svg:d="M24605 34908h-1159v-635h1159" svg:viewBox="0 0 1160 636">
          <text:p/>
        </draw:connector>
        <draw:frame draw:style-name="gr16" draw:text-style-name="P16" draw:layer="layout" svg:width="3.175cm" svg:height="0.762cm" svg:x="24.732cm" svg:y="31.225cm">
          <draw:text-box>
            <text:p><text:span text:style-name="T3">disableServo</text:span></text:p>
          </draw:text-box>
        </draw:frame>
        <draw:connector draw:style-name="gr11" draw:text-style-name="P8" draw:layer="layout" draw:line-skew="10.424cm" svg:x1="2.318cm" svg:y1="39.903cm" svg:x2="24.605cm" svg:y2="35.543cm" draw:start-shape="id86" draw:start-glue-point="1" draw:end-shape="id114" draw:end-glue-point="3" svg:d="M2318 39903h21567v-4360h720" svg:viewBox="0 0 22288 4361">
          <text:p/>
        </draw:connector>
        <draw:connector draw:style-name="gr11" draw:text-style-name="P8" draw:layer="layout" draw:line-skew="-0.572cm" svg:x1="8.941cm" svg:y1="21.602cm" svg:x2="13.175cm" svg:y2="33.384cm" draw:start-shape="id63" draw:start-glue-point="1" draw:end-shape="id106" draw:end-glue-point="3" svg:d="M8941 21602h1546v11782h2688" svg:viewBox="0 0 4235 11783">
          <text:p/>
        </draw:connector>
        <draw:frame draw:style-name="gr9" draw:text-style-name="P7" xml:id="id115" draw:id="id115" draw:layer="layout" svg:width="3.973cm" svg:height="1.039cm" svg:x="54.383cm" svg:y="36.107cm">
          <draw:text-box>
            <text:p><text:span text:style-name="T1">controlOut[4:0]</text:span></text:p>
          </draw:text-box>
        </draw:frame>
        <draw:connector draw:style-name="gr11" draw:text-style-name="P8" draw:layer="layout" draw:line-skew="-21.216cm" svg:x1="8.941cm" svg:y1="21.602cm" svg:x2="54.383cm" svg:y2="36.626cm" draw:start-shape="id63" draw:start-glue-point="1" draw:end-shape="id115" draw:end-glue-point="3" svg:d="M8941 21602h1506v15024h43936" svg:viewBox="0 0 45443 15025">
          <text:p/>
        </draw:connector>
        <draw:custom-shape draw:style-name="gr34" draw:text-style-name="P19" xml:id="id116" draw:id="id116" draw:layer="layout" svg:width="1.905cm" svg:height="1.534cm" svg:x="56.199cm" svg:y="32.977cm">
          <text:p text:style-name="P9">Disable</text:p>
          <text:p text:style-name="P9">Servo</text:p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onnector draw:style-name="gr11" draw:text-style-name="P8" draw:layer="layout" svg:x1="35.4cm" svg:y1="33.638cm" svg:x2="56.199cm" svg:y2="33.744cm" draw:start-shape="id110" draw:start-glue-point="1" draw:end-shape="id116" draw:end-glue-point="3" svg:d="M35400 33638h10374v106h10425" svg:viewBox="0 0 20800 107">
          <text:p/>
        </draw:connector>
        <draw:frame draw:style-name="gr39" draw:text-style-name="P20" draw:layer="layout" svg:width="5.081cm" svg:height="4.64cm" svg:x="53.228cm" svg:y="8.652cm">
          <draw:text-box>
            <text:p><text:span text:style-name="T4"># of Time clock cycles since last rising edge of ppsSyncIn, crossed into Control clock domain</text:span></text:p>
          </draw:text-box>
        </draw:frame>
        <draw:custom-shape draw:style-name="gr34" draw:text-style-name="P19" xml:id="id102" draw:id="id102" draw:layer="layout" svg:width="1.905cm" svg:height="1.534cm" svg:x="11.93cm" svg:y="14.359cm">
          <text:p text:style-name="P9">Pulse</text:p>
          <text:p text:style-name="P9">In Window</text:p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4" draw:text-style-name="P19" xml:id="id103" draw:id="id103" draw:layer="layout" svg:width="1.905cm" svg:height="1.534cm" svg:x="33.18cm" svg:y="15.324cm">
          <text:p text:style-name="P9">Pulse</text:p>
          <text:p text:style-name="P9">Detected</text:p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40" draw:text-style-name="P20" draw:layer="layout" svg:width="15.132cm" svg:height="1.505cm" svg:x="29.074cm" svg:y="34.135cm">
          <draw:text-box>
            <text:p><text:span text:style-name="T4">Control signal for disabling updating of fracInc value</text:span></text:p>
          </draw:text-box>
        </draw:frame>
      </draw:page>
      <draw:page draw:name="page3" draw:style-name="dp1" draw:master-page-name="Default">
        <draw:rect draw:style-name="gr21" draw:text-style-name="P12" xml:id="id117" draw:id="id117" draw:layer="layout" svg:width="1.27cm" svg:height="1.27cm" svg:x="9.184cm" svg:y="13.672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z^-1</text:span></text:p>
        </draw:rect>
        <draw:rect draw:style-name="gr21" draw:text-style-name="P12" xml:id="id119" draw:id="id119" draw:layer="layout" svg:width="1.27cm" svg:height="1.27cm" svg:x="7.652cm" svg:y="16.212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+ 1</text:span></text:p>
        </draw:rect>
        <draw:frame draw:style-name="gr16" draw:text-style-name="P7" xml:id="id118" draw:id="id118" draw:layer="layout" svg:width="3.048cm" svg:height="0.762cm" svg:x="12.557cm" svg:y="14.045cm">
          <draw:text-box>
            <text:p><text:span text:style-name="T1">s_re</text:span><text:span text:style-name="T1">fFro</text:span><text:span text:style-name="T1">mRi</text:span><text:span text:style-name="T1">se</text:span></text:p>
          </draw:text-box>
        </draw:frame>
        <draw:connector draw:style-name="gr32" draw:text-style-name="P18" draw:layer="layout" svg:x1="10.454cm" svg:y1="14.307cm" svg:x2="12.557cm" svg:y2="14.426cm" draw:start-shape="id117" draw:start-glue-point="1" draw:end-shape="id118" draw:end-glue-point="3" svg:d="M10454 14307h1052v119h1051" svg:viewBox="0 0 2104 120">
          <text:p/>
        </draw:connector>
        <draw:connector draw:style-name="gr32" draw:text-style-name="P18" draw:layer="layout" svg:x1="10.454cm" svg:y1="14.307cm" svg:x2="8.922cm" svg:y2="16.847cm" draw:start-shape="id117" draw:start-glue-point="1" draw:end-shape="id119" draw:end-glue-point="1" svg:d="M10454 14307h501v2540h-2033" svg:viewBox="0 0 2034 2541">
          <text:p/>
        </draw:connector>
        <draw:connector draw:style-name="gr32" draw:text-style-name="P18" draw:layer="layout" draw:line-skew="-0.227cm" svg:x1="7.652cm" svg:y1="16.593cm" svg:x2="6.603cm" svg:y2="14.979cm" draw:start-shape="id119" draw:start-glue-point="6" draw:end-shape="id120" draw:end-glue-point="9" svg:d="M7652 16593h-1778v-1614h729" svg:viewBox="0 0 1779 1615">
          <text:p/>
        </draw:connector>
        <draw:custom-shape draw:style-name="gr41" draw:text-style-name="P9" xml:id="id120" draw:id="id120" draw:layer="layout" svg:width="2.54cm" svg:height="1.303cm" draw:transform="rotate (1.5707963267949) translate (6.603cm 15.577cm)">
          <draw:glue-point draw:id="8" svg:x="-5cm" svg:y="-3.235cm"/>
          <draw:glue-point draw:id="9" svg:x="-5cm" svg:y="2.647cm"/>
          <text:p/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32" draw:text-style-name="P18" draw:layer="layout" svg:x1="7.906cm" svg:y1="14.308cm" svg:x2="9.184cm" svg:y2="14.307cm" draw:start-shape="id120" draw:start-glue-point="6" draw:end-shape="id117" draw:end-glue-point="3" svg:d="M7906 14308h639v-1h639" svg:viewBox="0 0 1279 2">
          <text:p/>
        </draw:connector>
        <draw:connector draw:style-name="gr42" draw:text-style-name="P18" draw:layer="layout" svg:x1="3.358cm" svg:y1="2.376cm" svg:x2="7.254cm" svg:y2="13.292cm" draw:start-shape="id121" draw:start-glue-point="1" draw:end-shape="id120" draw:end-glue-point="7" svg:d="M3358 2376h3896v10916" svg:viewBox="0 0 3897 10917">
          <text:p/>
        </draw:connector>
        <draw:frame draw:style-name="gr20" draw:text-style-name="P5" draw:layer="layout" svg:width="0.853cm" svg:height="0.962cm" svg:x="6.672cm" svg:y="14.561cm">
          <draw:text-box>
            <text:p><text:span text:style-name="T2">0</text:span></text:p>
          </draw:text-box>
        </draw:frame>
        <draw:frame draw:style-name="gr20" draw:text-style-name="P5" xml:id="id123" draw:id="id123" draw:layer="layout" svg:width="0.853cm" svg:height="0.962cm" svg:x="6.636cm" svg:y="13.218cm">
          <draw:text-box>
            <text:p><text:span text:style-name="T2">1</text:span></text:p>
          </draw:text-box>
        </draw:frame>
        <draw:frame draw:style-name="gr43" draw:text-style-name="P5" xml:id="id122" draw:id="id122" draw:layer="layout" svg:width="1.416cm" svg:height="0.962cm" svg:x="3.878cm" svg:y="13.091cm">
          <draw:text-box>
            <text:p><text:span text:style-name="T2">'0's</text:span></text:p>
          </draw:text-box>
        </draw:frame>
        <draw:connector draw:style-name="gr32" draw:text-style-name="P18" draw:layer="layout" svg:x1="5.294cm" svg:y1="13.572cm" svg:x2="6.636cm" svg:y2="13.699cm" draw:start-shape="id122" draw:start-glue-point="1" draw:end-shape="id123" draw:end-glue-point="3" svg:d="M5294 13572h671v127h671" svg:viewBox="0 0 1343 128">
          <text:p/>
        </draw:connector>
        <draw:frame draw:style-name="gr10" draw:text-style-name="P7" xml:id="id124" draw:id="id124" draw:layer="layout" svg:width="2.667cm" svg:height="0.645cm" svg:x="1.144cm" svg:y="18.186cm">
          <draw:text-box>
            <text:p><text:span text:style-name="T1">CLK_time_clk</text:span></text:p>
          </draw:text-box>
        </draw:frame>
        <draw:connector draw:style-name="gr32" draw:text-style-name="P18" draw:layer="layout" svg:x1="3.811cm" svg:y1="18.508cm" svg:x2="10.073cm" svg:y2="14.942cm" draw:start-shape="id124" draw:start-glue-point="1" draw:end-shape="id117" draw:end-glue-point="5" svg:d="M3811 18508h6262v-3566" svg:viewBox="0 0 6263 3567">
          <text:p/>
        </draw:connector>
        <draw:rect draw:style-name="gr44" draw:text-style-name="P21" xml:id="id125" draw:id="id125" draw:layer="layout" svg:width="2.921cm" svg:height="1.27cm" svg:x="17.63cm" svg:y="12.454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><text:span text:style-name="T1">&lt; x”BEECF40”</text:span></text:p>
        </draw:rect>
        <draw:frame draw:style-name="gr45" draw:text-style-name="P22" xml:id="id128" draw:id="id128" draw:layer="layout" svg:width="6.453cm" svg:height="0.645cm" svg:x="22.111cm" svg:y="15.248cm">
          <draw:text-box>
            <text:p><text:span text:style-name="T1">s_re</text:span><text:span text:style-name="T1">fFro</text:span><text:span text:style-name="T1">mRi</text:span><text:span text:style-name="T1">se_l</text:span><text:span text:style-name="T1">owe</text:span><text:span text:style-name="T1">rThr</text:span><text:span text:style-name="T1">esO</text:span><text:span text:style-name="T1">fWi</text:span><text:span text:style-name="T1">ndo</text:span><text:span text:style-name="T1">w</text:span></text:p>
          </draw:text-box>
        </draw:frame>
        <draw:rect draw:style-name="gr44" draw:text-style-name="P21" xml:id="id126" draw:id="id126" draw:layer="layout" svg:width="2.921cm" svg:height="1.27cm" svg:x="17.63cm" svg:y="14.994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><text:span text:style-name="T1">&lt;= x”BE8B4C0”</text:span></text:p>
        </draw:rect>
        <draw:frame draw:style-name="gr45" draw:text-style-name="P22" xml:id="id127" draw:id="id127" draw:layer="layout" svg:width="6.639cm" svg:height="0.645cm" svg:x="22.111cm" svg:y="12.708cm">
          <draw:text-box>
            <text:p><text:span text:style-name="T1">s_refFromRise_upperThresOfWindow</text:span></text:p>
          </draw:text-box>
        </draw:frame>
        <draw:connector draw:style-name="gr32" draw:text-style-name="P18" draw:layer="layout" svg:x1="15.605cm" svg:y1="14.426cm" svg:x2="17.63cm" svg:y2="13.089cm" draw:start-shape="id118" draw:start-glue-point="1" draw:end-shape="id125" draw:end-glue-point="3" svg:d="M15605 14426h1012v-1337h1013" svg:viewBox="0 0 2026 1338">
          <text:p/>
        </draw:connector>
        <draw:connector draw:style-name="gr32" draw:text-style-name="P18" draw:layer="layout" svg:x1="15.605cm" svg:y1="14.426cm" svg:x2="17.63cm" svg:y2="15.629cm" draw:start-shape="id118" draw:start-glue-point="1" draw:end-shape="id126" draw:end-glue-point="3" svg:d="M15605 14426h1012v1203h1013" svg:viewBox="0 0 2026 1204">
          <text:p/>
        </draw:connector>
        <draw:connector draw:style-name="gr32" draw:text-style-name="P18" draw:layer="layout" svg:x1="20.551cm" svg:y1="13.089cm" svg:x2="22.111cm" svg:y2="13.03cm" draw:start-shape="id125" draw:start-glue-point="1" draw:end-shape="id127" svg:d="M20551 13089h781v-59h779" svg:viewBox="0 0 1561 60">
          <text:p/>
        </draw:connector>
        <draw:connector draw:style-name="gr32" draw:text-style-name="P18" draw:layer="layout" svg:x1="20.551cm" svg:y1="15.629cm" svg:x2="22.111cm" svg:y2="15.57cm" draw:start-shape="id126" draw:start-glue-point="1" draw:end-shape="id128" draw:end-glue-point="3" svg:d="M20551 15629h781v-59h779" svg:viewBox="0 0 1561 60">
          <text:p/>
        </draw:connector>
        <draw:rect draw:style-name="gr21" draw:text-style-name="P12" xml:id="id130" draw:id="id130" draw:layer="layout" svg:width="1.27cm" svg:height="1.27cm" svg:x="30.366cm" svg:y="13.724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NO</text:span><text:span text:style-name="T1">T</text:span></text:p>
        </draw:rect>
        <draw:rect draw:style-name="gr21" draw:text-style-name="P12" xml:id="id129" draw:id="id129" draw:layer="layout" svg:width="1.27cm" svg:height="1.27cm" svg:x="39.206cm" svg:y="9.868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AND</text:span></text:p>
        </draw:rect>
        <draw:connector draw:style-name="gr42" draw:text-style-name="P18" draw:layer="layout" draw:line-skew="15.948cm" svg:x1="3.358cm" svg:y1="2.376cm" svg:x2="39.206cm" svg:y2="10.249cm" draw:start-shape="id121" draw:start-glue-point="1" draw:end-shape="id129" draw:end-glue-point="6" svg:d="M3358 2376h34011v7873h1837" svg:viewBox="0 0 35849 7874">
          <text:p/>
        </draw:connector>
        <draw:connector draw:style-name="gr32" draw:text-style-name="P18" draw:layer="layout" draw:line-skew="1.913cm" svg:x1="28.75cm" svg:y1="13.03cm" svg:x2="39.206cm" svg:y2="10.503cm" draw:start-shape="id127" draw:start-glue-point="1" draw:end-shape="id129" draw:end-glue-point="3" svg:d="M28750 13030h7141v-2527h3315" svg:viewBox="0 0 10457 2528">
          <text:p/>
        </draw:connector>
        <draw:connector draw:style-name="gr32" draw:text-style-name="P18" draw:layer="layout" svg:x1="28.564cm" svg:y1="15.57cm" svg:x2="30.366cm" svg:y2="14.359cm" draw:start-shape="id128" draw:start-glue-point="1" draw:end-shape="id130" draw:end-glue-point="3" svg:d="M28564 15570h901v-1211h901" svg:viewBox="0 0 1803 1212">
          <text:p/>
        </draw:connector>
        <draw:connector draw:style-name="gr32" draw:text-style-name="P18" draw:layer="layout" draw:line-skew="0.613cm" svg:x1="31.636cm" svg:y1="14.359cm" svg:x2="39.206cm" svg:y2="10.884cm" draw:start-shape="id130" draw:start-glue-point="1" draw:end-shape="id129" draw:end-glue-point="7" svg:d="M31636 14359h4398v-3475h3172" svg:viewBox="0 0 7571 3476">
          <text:p/>
        </draw:connector>
        <draw:rect draw:style-name="gr21" draw:text-style-name="P12" xml:id="id131" draw:id="id131" draw:layer="layout" svg:width="1.27cm" svg:height="1.27cm" svg:x="30.366cm" svg:y="11.184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NOT</text:span></text:p>
        </draw:rect>
        <draw:rect draw:style-name="gr21" draw:text-style-name="P12" xml:id="id132" draw:id="id132" draw:layer="layout" svg:width="1.27cm" svg:height="1.27cm" svg:x="41.615cm" svg:y="18.745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OR</text:span></text:p>
        </draw:rect>
        <draw:connector draw:style-name="gr32" draw:text-style-name="P18" draw:layer="layout" svg:x1="28.75cm" svg:y1="13.03cm" svg:x2="30.366cm" svg:y2="11.565cm" draw:start-shape="id127" draw:end-shape="id131" draw:end-glue-point="6" svg:d="M28750 13030h808v-1465h808" svg:viewBox="0 0 1617 1466">
          <text:p/>
        </draw:connector>
        <draw:frame draw:style-name="gr46" draw:text-style-name="P5" draw:layer="layout" svg:width="10.827cm" svg:height="3.133cm" svg:x="8.6cm" svg:y="7.396cm">
          <draw:text-box>
            <text:p><text:span text:style-name="T2">s_refFromRise:</text:span></text:p>
            <text:p><text:span text:style-name="T2"/></text:p>
            <text:p><text:span text:style-name="T2">Count # of clk cycles upon detection </text:span></text:p>
            <text:p><text:span text:style-name="T2">of leading edge of ppsSyncIn pulse</text:span></text:p>
          </draw:text-box>
        </draw:frame>
        <draw:frame draw:style-name="gr47" draw:text-style-name="P23" draw:layer="layout" svg:width="7.436cm" svg:height="1.505cm" svg:x="17.63cm" svg:y="16.345cm">
          <draw:text-box>
            <text:p><text:span text:style-name="T5">&lt;= Time clock rate – 0.1%</text:span></text:p>
          </draw:text-box>
        </draw:frame>
        <draw:frame draw:style-name="gr47" draw:text-style-name="P23" draw:layer="layout" svg:width="6.864cm" svg:height="1.505cm" svg:x="17.63cm" svg:y="11.692cm">
          <draw:text-box>
            <text:p><text:span text:style-name="T5">&lt; Time clock rate + 0.1%</text:span></text:p>
          </draw:text-box>
        </draw:frame>
        <draw:custom-shape draw:style-name="gr34" draw:text-style-name="P24" xml:id="id121" draw:id="id121" draw:layer="layout" svg:width="1.905cm" svg:height="1.534cm" svg:x="1.453cm" svg:y="1.609cm">
          <text:p text:style-name="P9"><text:span text:style-name="T2">Pulse</text:span></text:p>
          <text:p text:style-name="P9"><text:span text:style-name="T2">Detected</text:span></text:p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onnector draw:style-name="gr11" draw:text-style-name="P8" draw:layer="layout" svg:x1="42.885cm" svg:y1="19.38cm" svg:x2="51.831cm" svg:y2="19.374cm" draw:start-shape="id132" draw:start-glue-point="1" draw:end-shape="id133" draw:end-glue-point="3" svg:d="M42885 19380h4474v-6h4472" svg:viewBox="0 0 8947 7">
          <text:p/>
        </draw:connector>
        <draw:custom-shape draw:style-name="gr34" draw:text-style-name="P24" xml:id="id135" draw:id="id135" draw:layer="layout" svg:width="1.905cm" svg:height="1.534cm" svg:x="54.52cm" svg:y="11.37cm">
          <text:p text:style-name="P9"><text:span text:style-name="T2">Pulse</text:span></text:p>
          <text:p text:style-name="P9"><text:span text:style-name="T2">In Window</text:span></text:p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10" draw:text-style-name="P7" xml:id="id133" draw:id="id133" draw:layer="layout" svg:width="6.327cm" svg:height="0.645cm" svg:x="51.831cm" svg:y="19.052cm">
          <draw:text-box>
            <text:p><text:span text:style-name="T1">s_ppsSyncIn_detectedOutWindow</text:span></text:p>
          </draw:text-box>
        </draw:frame>
        <draw:frame draw:style-name="gr10" draw:text-style-name="P7" xml:id="id134" draw:id="id134" draw:layer="layout" svg:width="6.327cm" svg:height="0.645cm" svg:x="51.869cm" svg:y="10.445cm">
          <draw:text-box>
            <text:p><text:span text:style-name="T1">s_ppsSyncIn_detectedInWindow</text:span></text:p>
          </draw:text-box>
        </draw:frame>
        <draw:connector draw:style-name="gr11" draw:text-style-name="P8" draw:layer="layout" svg:x1="40.476cm" svg:y1="10.503cm" svg:x2="51.869cm" svg:y2="10.767cm" draw:start-shape="id129" draw:start-glue-point="1" draw:end-shape="id134" draw:end-glue-point="3" svg:d="M40476 10503h5697v264h5696" svg:viewBox="0 0 11394 265">
          <text:p/>
        </draw:connector>
        <draw:connector draw:style-name="gr11" draw:text-style-name="P8" draw:layer="layout" draw:line-skew="-1.041cm" svg:x1="40.476cm" svg:y1="10.503cm" svg:x2="54.52cm" svg:y2="12.137cm" draw:start-shape="id129" draw:start-glue-point="1" draw:end-shape="id135" svg:d="M40476 10503h5746v1634h8298" svg:viewBox="0 0 14045 1635">
          <text:p/>
        </draw:connector>
        <draw:custom-shape draw:style-name="gr34" draw:text-style-name="P24" xml:id="id136" draw:id="id136" draw:layer="layout" svg:width="1.905cm" svg:height="1.534cm" svg:x="54.673cm" svg:y="20.255cm">
          <text:p text:style-name="P9"><text:span text:style-name="T2">Pulse</text:span></text:p>
          <text:p text:style-name="P9"><text:span text:style-name="T2">Out of Window</text:span></text:p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onnector draw:style-name="gr11" draw:text-style-name="P8" draw:layer="layout" svg:x1="42.885cm" svg:y1="19.38cm" svg:x2="54.673cm" svg:y2="21.022cm" draw:start-shape="id132" draw:start-glue-point="1" draw:end-shape="id136" svg:d="M42885 19380h5345v1642h6443" svg:viewBox="0 0 11789 1643">
          <text:p/>
        </draw:connector>
        <draw:rect draw:style-name="gr21" draw:text-style-name="P12" xml:id="id137" draw:id="id137" draw:layer="layout" svg:width="1.27cm" svg:height="1.27cm" svg:x="34.039cm" svg:y="15.023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OR</text:span></text:p>
        </draw:rect>
        <draw:rect draw:style-name="gr21" draw:text-style-name="P12" xml:id="id138" draw:id="id138" draw:layer="layout" svg:width="1.27cm" svg:height="1.27cm" svg:x="37.867cm" svg:y="14.917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AND</text:span></text:p>
        </draw:rect>
        <draw:connector draw:style-name="gr11" draw:text-style-name="P8" draw:layer="layout" svg:x1="31.636cm" svg:y1="11.819cm" svg:x2="34.039cm" svg:y2="15.404cm" draw:start-shape="id131" draw:start-glue-point="1" draw:end-shape="id137" draw:end-glue-point="6" svg:d="M31636 11819h1202v3585h1201" svg:viewBox="0 0 2404 3586">
          <text:p/>
        </draw:connector>
        <draw:connector draw:style-name="gr11" draw:text-style-name="P8" draw:layer="layout" svg:x1="28.564cm" svg:y1="15.57cm" svg:x2="34.039cm" svg:y2="16.039cm" draw:start-shape="id128" draw:start-glue-point="1" draw:end-shape="id137" draw:end-glue-point="7" svg:d="M28564 15570h2737v469h2738" svg:viewBox="0 0 5476 470">
          <text:p/>
        </draw:connector>
        <draw:connector draw:style-name="gr11" draw:text-style-name="P8" draw:layer="layout" svg:x1="35.309cm" svg:y1="15.658cm" svg:x2="37.867cm" svg:y2="15.933cm" draw:start-shape="id137" draw:start-glue-point="1" draw:end-shape="id138" draw:end-glue-point="7" svg:d="M35309 15658h1279v275h1279" svg:viewBox="0 0 2559 276">
          <text:p/>
        </draw:connector>
        <draw:connector draw:style-name="gr48" draw:text-style-name="P8" draw:layer="layout" draw:line-skew="16.611cm" svg:x1="3.358cm" svg:y1="2.376cm" svg:x2="37.867cm" svg:y2="15.298cm" draw:start-shape="id121" draw:start-glue-point="1" draw:end-shape="id138" draw:end-glue-point="6" svg:d="M3358 2376h34005v12922h504" svg:viewBox="0 0 34510 12923">
          <text:p/>
        </draw:connector>
        <draw:connector draw:style-name="gr11" draw:text-style-name="P8" draw:layer="layout" svg:x1="39.137cm" svg:y1="15.552cm" svg:x2="41.615cm" svg:y2="19.126cm" draw:start-shape="id138" draw:start-glue-point="1" draw:end-shape="id132" draw:end-glue-point="6" svg:d="M39137 15552h1239v3574h1239" svg:viewBox="0 0 2479 3575">
          <text:p/>
        </draw:connector>
        <draw:rect draw:style-name="gr44" draw:text-style-name="P21" xml:id="id139" draw:id="id139" draw:layer="layout" svg:width="2.921cm" svg:height="1.27cm" svg:x="17.511cm" svg:y="18.822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><text:span text:style-name="T1">&gt; x”BEECF40”</text:span></text:p>
        </draw:rect>
        <draw:connector draw:style-name="gr32" draw:text-style-name="P18" draw:layer="layout" svg:x1="20.432cm" svg:y1="19.457cm" svg:x2="41.615cm" svg:y2="19.761cm" draw:start-shape="id139" draw:start-glue-point="1" draw:end-shape="id132" draw:end-glue-point="7" svg:d="M20432 19457h10592v304h10591" svg:viewBox="0 0 21184 305">
          <text:p/>
        </draw:connector>
        <draw:frame draw:style-name="gr47" draw:text-style-name="P23" draw:layer="layout" svg:width="7.236cm" svg:height="1.505cm" svg:x="17.511cm" svg:y="20.173cm">
          <draw:text-box>
            <text:p><text:span text:style-name="T5">&gt; Time clock rate + 0.1%</text:span></text:p>
          </draw:text-box>
        </draw:frame>
        <draw:connector draw:style-name="gr11" draw:text-style-name="P8" draw:layer="layout" svg:x1="15.605cm" svg:y1="14.426cm" svg:x2="17.511cm" svg:y2="19.457cm" draw:start-shape="id118" draw:start-glue-point="1" draw:end-shape="id139" draw:end-glue-point="3" svg:d="M15605 14426h953v5031h953" svg:viewBox="0 0 1907 5032">
          <text:p/>
        </draw:connector>
      </draw:page>
      <draw:page draw:name="page4" draw:style-name="dp1" draw:master-page-name="Default">
        <draw:frame draw:style-name="gr9" draw:text-style-name="P7" xml:id="id142" draw:id="id142" draw:layer="layout" svg:width="3.812cm" svg:height="1.039cm" svg:x="27.244cm" svg:y="30.236cm">
          <draw:text-box>
            <text:p><text:span text:style-name="T1">s_refPerCount[31:0]</text:span></text:p>
          </draw:text-box>
        </draw:frame>
        <draw:rect draw:style-name="gr21" draw:text-style-name="P12" xml:id="id141" draw:id="id141" draw:layer="layout" svg:width="1.27cm" svg:height="1.27cm" svg:x="23.986cm" svg:y="29.865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z^-1</text:span></text:p>
        </draw:rect>
        <draw:connector draw:style-name="gr11" draw:text-style-name="P8" draw:layer="layout" svg:x1="22.638cm" svg:y1="30.27cm" svg:x2="23.986cm" svg:y2="30.246cm" draw:start-shape="id140" draw:start-glue-point="6" draw:end-shape="id141" draw:end-glue-point="6" svg:d="M22638 30270h674v-24h674" svg:viewBox="0 0 1349 25">
          <text:p/>
        </draw:connector>
        <draw:connector draw:style-name="gr11" draw:text-style-name="P8" draw:layer="layout" svg:x1="25.256cm" svg:y1="30.5cm" svg:x2="27.244cm" svg:y2="30.755cm" draw:start-shape="id141" draw:start-glue-point="1" draw:end-shape="id142" draw:end-glue-point="3" svg:d="M25256 30500h995v255h993" svg:viewBox="0 0 1989 256">
          <text:p/>
        </draw:connector>
        <draw:custom-shape draw:style-name="gr49" draw:text-style-name="P9" xml:id="id140" draw:id="id140" draw:layer="layout" svg:width="2.54cm" svg:height="1.303cm" draw:transform="rotate (1.5707963267949) translate (21.335cm 31.539cm)">
          <draw:glue-point draw:id="8" svg:x="-5cm" svg:y="-3.235cm"/>
          <draw:glue-point draw:id="9" svg:x="-5cm" svg:y="2.647cm"/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frame draw:style-name="gr10" draw:text-style-name="P7" xml:id="id144" draw:id="id144" draw:layer="layout" svg:width="3.048cm" svg:height="0.645cm" svg:x="48.741cm" svg:y="30.49cm">
          <draw:text-box>
            <text:p><text:span text:style-name="T1">s_ppsDrive</text:span></text:p>
          </draw:text-box>
        </draw:frame>
        <draw:rect draw:style-name="gr21" draw:text-style-name="P12" xml:id="id143" draw:id="id143" draw:layer="layout" svg:width="1.27cm" svg:height="1.27cm" svg:x="42.869cm" svg:y="30.137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z^-1</text:span></text:p>
        </draw:rect>
        <draw:connector draw:style-name="gr11" draw:text-style-name="P8" draw:layer="layout" svg:x1="44.139cm" svg:y1="30.772cm" svg:x2="48.741cm" svg:y2="30.812cm" draw:start-shape="id143" draw:start-glue-point="1" draw:end-shape="id144" draw:end-glue-point="3" svg:d="M44139 30772h2302v40h2300" svg:viewBox="0 0 4603 41">
          <text:p/>
        </draw:connector>
        <draw:connector draw:style-name="gr11" draw:text-style-name="P8" draw:layer="layout" svg:x1="31.056cm" svg:y1="30.755cm" svg:x2="32.76cm" svg:y2="30.811cm" draw:start-shape="id142" draw:start-glue-point="1" draw:end-shape="id145" draw:end-glue-point="3" svg:d="M31056 30755h852v56h852" svg:viewBox="0 0 1705 57">
          <text:p/>
        </draw:connector>
        <draw:connector draw:style-name="gr11" draw:text-style-name="P8" draw:layer="layout" svg:x1="40.393cm" svg:y1="30.811cm" svg:x2="42.869cm" svg:y2="30.772cm" draw:start-shape="id145" draw:start-glue-point="1" draw:end-shape="id143" draw:end-glue-point="3" svg:d="M40393 30811h1238v-39h1238" svg:viewBox="0 0 2477 40">
          <text:p/>
        </draw:connector>
        <draw:frame draw:style-name="gr10" draw:text-style-name="P7" xml:id="id158" draw:id="id158" draw:layer="layout" svg:width="2.667cm" svg:height="0.645cm" svg:x="54.289cm" svg:y="32.365cm">
          <draw:text-box>
            <text:p><text:span text:style-name="T1">CLK_time_clk</text:span></text:p>
          </draw:text-box>
        </draw:frame>
        <draw:rect draw:style-name="gr21" draw:text-style-name="P12" xml:id="id146" draw:id="id146" draw:layer="layout" svg:width="1.27cm" svg:height="1.27cm" svg:x="22.638cm" svg:y="27.638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+ 1</text:span></text:p>
        </draw:rect>
        <draw:connector draw:style-name="gr11" draw:text-style-name="P8" draw:layer="layout" svg:x1="25.256cm" svg:y1="30.5cm" svg:x2="23.908cm" svg:y2="28.273cm" draw:start-shape="id141" draw:start-glue-point="1" draw:end-shape="id146" draw:end-glue-point="1" svg:d="M25256 30500h501v-2227h-1849" svg:viewBox="0 0 1850 2228">
          <text:p/>
        </draw:connector>
        <draw:connector draw:style-name="gr11" draw:text-style-name="P8" draw:layer="layout" svg:x1="20.078cm" svg:y1="30.897cm" svg:x2="21.335cm" svg:y2="30.941cm" draw:start-shape="id147" draw:start-glue-point="1" draw:end-shape="id140" draw:end-glue-point="9" svg:d="M20078 30897h628v44h629" svg:viewBox="0 0 1258 45">
          <text:p/>
        </draw:connector>
        <draw:connector draw:style-name="gr11" draw:text-style-name="P8" draw:layer="layout" draw:line-skew="-0.802cm" svg:x1="22.638cm" svg:y1="28.273cm" svg:x2="21.335cm" svg:y2="29.448cm" draw:start-shape="id146" draw:start-glue-point="3" draw:end-shape="id140" draw:end-glue-point="8" svg:d="M22638 28273h-2607v1175h1304" svg:viewBox="0 0 2608 1176">
          <text:p/>
        </draw:connector>
        <draw:custom-shape draw:style-name="gr49" draw:text-style-name="P9" xml:id="id149" draw:id="id149" draw:layer="layout" svg:width="2.54cm" svg:height="1.303cm" draw:transform="rotate (1.5707963267949) translate (16.409cm 26.264cm)">
          <draw:glue-point draw:id="8" svg:x="-5cm" svg:y="-3.235cm"/>
          <draw:glue-point draw:id="9" svg:x="-5cm" svg:y="2.647cm"/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48" draw:text-style-name="P8" draw:layer="layout" svg:x1="3.902cm" svg:y1="16.797cm" svg:x2="17.06cm" svg:y2="23.979cm" draw:start-shape="id148" draw:start-glue-point="1" draw:end-shape="id149" draw:end-glue-point="7" svg:d="M3902 16797h13158v7182" svg:viewBox="0 0 13159 7183">
          <text:p/>
        </draw:connector>
        <draw:connector draw:style-name="gr11" draw:text-style-name="P8" draw:layer="layout" svg:x1="3.902cm" svg:y1="25.648cm" svg:x2="16.409cm" svg:y2="25.666cm" draw:start-shape="id150" draw:start-glue-point="1" draw:end-shape="id149" draw:end-glue-point="9" svg:d="M3902 25648h6392v18h6115" svg:viewBox="0 0 12508 19">
          <text:p/>
        </draw:connector>
        <draw:connector draw:style-name="gr11" draw:text-style-name="P8" draw:layer="layout" svg:x1="37.813cm" svg:y1="18.145cm" svg:x2="16.409cm" svg:y2="24.173cm" draw:start-shape="id151" draw:start-glue-point="3" draw:end-shape="id149" draw:end-glue-point="8" svg:d="M37813 18145h-21906v6028h502" svg:viewBox="0 0 21907 6029">
          <text:p/>
        </draw:connector>
        <draw:connector draw:style-name="gr11" draw:text-style-name="P8" draw:layer="layout" svg:x1="17.712cm" svg:y1="24.995cm" svg:x2="19.974cm" svg:y2="25.116cm" draw:start-shape="id149" draw:start-glue-point="6" draw:end-shape="id152" draw:end-glue-point="3" svg:d="M17712 24995h1132v121h1130" svg:viewBox="0 0 2263 122">
          <text:p/>
        </draw:connector>
        <draw:connector draw:style-name="gr11" draw:text-style-name="P8" draw:layer="layout" svg:x1="23.53cm" svg:y1="25.116cm" svg:x2="21.986cm" svg:y2="29.254cm" draw:start-shape="id152" draw:start-glue-point="1" draw:end-shape="id140" draw:end-glue-point="7" svg:d="M23530 25116h500v2102h-2044v2036" svg:viewBox="0 0 2045 4139">
          <text:p/>
        </draw:connector>
        <draw:rect draw:style-name="gr21" draw:text-style-name="P12" xml:id="id153" draw:id="id153" draw:layer="layout" svg:width="1.27cm" svg:height="1.27cm" svg:x="40.276cm" svg:y="25.231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OR</text:span></text:p>
        </draw:rect>
        <draw:connector draw:style-name="gr11" draw:text-style-name="P8" draw:layer="layout" svg:x1="41.546cm" svg:y1="25.866cm" svg:x2="44.148cm" svg:y2="24.898cm" draw:start-shape="id153" draw:start-glue-point="1" draw:end-shape="id154" draw:end-glue-point="7" svg:d="M41546 25866h1301v-968h1301" svg:viewBox="0 0 2603 969">
          <text:p/>
        </draw:connector>
        <draw:connector draw:style-name="gr11" draw:text-style-name="P8" draw:layer="layout" svg:x1="23.53cm" svg:y1="25.116cm" svg:x2="40.276cm" svg:y2="26.247cm" draw:start-shape="id152" draw:start-glue-point="1" draw:end-shape="id153" draw:end-glue-point="7" svg:d="M23530 25116h8373v1131h8373" svg:viewBox="0 0 16747 1132">
          <text:p/>
        </draw:connector>
        <draw:rect draw:style-name="gr21" draw:text-style-name="P12" xml:id="id154" draw:id="id154" draw:layer="layout" svg:width="1.27cm" svg:height="1.27cm" svg:x="44.148cm" svg:y="23.882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z^-1</text:span></text:p>
        </draw:rect>
        <draw:frame draw:style-name="gr9" draw:text-style-name="P7" xml:id="id155" draw:id="id155" draw:layer="layout" svg:width="3.791cm" svg:height="1.039cm" svg:x="47.947cm" svg:y="23.936cm">
          <draw:text-box>
            <text:p><text:span text:style-name="T1">s_refSecCount[31:0]</text:span></text:p>
          </draw:text-box>
        </draw:frame>
        <draw:connector draw:style-name="gr11" draw:text-style-name="P8" draw:layer="layout" svg:x1="45.418cm" svg:y1="24.517cm" svg:x2="47.947cm" svg:y2="24.455cm" draw:start-shape="id154" draw:start-glue-point="1" draw:end-shape="id155" draw:end-glue-point="3" svg:d="M45418 24517h1265v-62h1264" svg:viewBox="0 0 2530 63">
          <text:p/>
        </draw:connector>
        <draw:custom-shape draw:style-name="gr49" draw:text-style-name="P9" xml:id="id156" draw:id="id156" draw:layer="layout" svg:width="2.54cm" svg:height="1.303cm" draw:transform="rotate (1.5707963267949) translate (40.305cm 24.621cm)">
          <draw:glue-point draw:id="8" svg:x="-5cm" svg:y="-3.235cm"/>
          <draw:glue-point draw:id="9" svg:x="-5cm" svg:y="2.647cm"/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11" draw:text-style-name="P8" draw:layer="layout" svg:x1="41.608cm" svg:y1="23.352cm" svg:x2="44.148cm" svg:y2="24.263cm" draw:start-shape="id156" draw:start-glue-point="6" draw:end-shape="id154" draw:end-glue-point="6" svg:d="M41608 23352h1270v911h1270" svg:viewBox="0 0 2541 912">
          <text:p/>
        </draw:connector>
        <draw:rect draw:style-name="gr21" draw:text-style-name="P12" xml:id="id157" draw:id="id157" draw:layer="layout" svg:width="1.27cm" svg:height="1.27cm" svg:x="42.878cm" svg:y="20.73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+ 1</text:span></text:p>
        </draw:rect>
        <draw:connector draw:style-name="gr11" draw:text-style-name="P8" draw:layer="layout" draw:line-skew="0.842cm" svg:x1="45.772cm" svg:y1="24.51cm" svg:x2="44.148cm" svg:y2="21.365cm" draw:end-shape="id157" draw:end-glue-point="1" svg:d="M45772 24510h281v-3145h-1905" svg:viewBox="0 0 1906 3146">
          <text:p/>
        </draw:connector>
        <draw:connector draw:style-name="gr11" draw:text-style-name="P8" draw:layer="layout" draw:line-skew="-0.322cm" svg:x1="42.878cm" svg:y1="21.365cm" svg:x2="40.305cm" svg:y2="22.53cm" draw:start-shape="id157" draw:start-glue-point="3" draw:end-shape="id156" draw:end-glue-point="8" svg:d="M42878 21365h-3397v1165h824" svg:viewBox="0 0 3398 1166">
          <text:p/>
        </draw:connector>
        <draw:connector draw:style-name="gr11" draw:text-style-name="P8" draw:layer="layout" svg:x1="54.289cm" svg:y1="32.687cm" svg:x2="43.758cm" svg:y2="31.407cm" draw:start-shape="id158" draw:start-glue-point="3" draw:end-shape="id143" draw:end-glue-point="5" svg:d="M54289 32687h-10531v-1280" svg:viewBox="0 0 10532 1281">
          <text:p/>
        </draw:connector>
        <draw:connector draw:style-name="gr11" draw:text-style-name="P8" draw:layer="layout" svg:x1="54.289cm" svg:y1="32.687cm" svg:x2="24.875cm" svg:y2="31.135cm" draw:start-shape="id158" draw:start-glue-point="3" draw:end-shape="id141" draw:end-glue-point="5" svg:d="M54289 32687h-29414v-1552" svg:viewBox="0 0 29415 1553">
          <text:p/>
        </draw:connector>
        <draw:connector draw:style-name="gr11" draw:text-style-name="P8" draw:layer="layout" svg:x1="54.289cm" svg:y1="32.687cm" svg:x2="45.037cm" svg:y2="25.152cm" draw:start-shape="id158" draw:start-glue-point="3" draw:end-shape="id154" draw:end-glue-point="5" svg:d="M54289 32687h-9252v-7535" svg:viewBox="0 0 9253 7536">
          <text:p/>
        </draw:connector>
        <draw:custom-shape draw:style-name="gr50" draw:text-style-name="P24" xml:id="id150" draw:id="id150" draw:layer="layout" svg:width="1.905cm" svg:height="1.534cm" svg:x="1.997cm" svg:y="24.881cm">
          <text:p text:style-name="P9"><text:span text:style-name="T2">Pulse</text:span></text:p>
          <text:p text:style-name="P9"><text:span text:style-name="T2">Detected</text:span></text:p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10" draw:text-style-name="P7" xml:id="id152" draw:id="id152" draw:layer="layout" svg:width="3.556cm" svg:height="0.645cm" svg:x="19.974cm" svg:y="24.794cm">
          <draw:text-box>
            <text:p><text:span text:style-name="T1">s_refSecCount_EN</text:span></text:p>
          </draw:text-box>
        </draw:frame>
        <draw:frame draw:style-name="gr51" draw:text-style-name="P5" xml:id="id147" draw:id="id147" draw:layer="layout" svg:width="1.416cm" svg:height="1.203cm" svg:x="18.662cm" svg:y="30.296cm">
          <draw:text-box>
            <text:p><text:span text:style-name="T2">'0's</text:span></text:p>
          </draw:text-box>
        </draw:frame>
        <draw:custom-shape draw:style-name="gr50" draw:text-style-name="P24" xml:id="id159" draw:id="id159" draw:layer="layout" svg:width="1.905cm" svg:height="1.534cm" svg:x="55.208cm" svg:y="29.873cm">
          <text:p text:style-name="P9"><text:span text:style-name="T2">B</text:span></text:p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onnector draw:style-name="gr11" draw:text-style-name="P8" draw:layer="layout" svg:x1="51.789cm" svg:y1="30.812cm" svg:x2="55.208cm" svg:y2="30.64cm" draw:start-shape="id144" draw:start-glue-point="1" draw:end-shape="id159" draw:end-glue-point="3" svg:d="M51789 30812h1709v-172h1710" svg:viewBox="0 0 3420 173">
          <text:p/>
        </draw:connector>
        <draw:custom-shape draw:style-name="gr50" draw:text-style-name="P24" xml:id="id160" draw:id="id160" draw:layer="layout" svg:width="1.905cm" svg:height="1.534cm" svg:x="55.175cm" svg:y="23.618cm">
          <text:p text:style-name="P9"><text:span text:style-name="T2">refSecCnt</text:span></text:p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onnector draw:style-name="gr11" draw:text-style-name="P8" draw:layer="layout" svg:x1="51.738cm" svg:y1="24.455cm" svg:x2="55.175cm" svg:y2="24.385cm" draw:start-shape="id155" draw:start-glue-point="1" draw:end-shape="id160" draw:end-glue-point="3" svg:d="M51738 24455h1510v-70h1927" svg:viewBox="0 0 3438 71">
          <text:p/>
        </draw:connector>
        <draw:frame draw:style-name="gr20" draw:text-style-name="P5" draw:layer="layout" svg:width="0.853cm" svg:height="0.962cm" svg:x="16.409cm" svg:y="23.979cm">
          <draw:text-box>
            <text:p><text:span text:style-name="T2">0</text:span></text:p>
          </draw:text-box>
        </draw:frame>
        <draw:frame draw:style-name="gr20" draw:text-style-name="P5" draw:layer="layout" svg:width="0.853cm" svg:height="0.962cm" svg:x="40.305cm" svg:y="22.53cm">
          <draw:text-box>
            <text:p><text:span text:style-name="T2">0</text:span></text:p>
          </draw:text-box>
        </draw:frame>
        <draw:frame draw:style-name="gr20" draw:text-style-name="P5" draw:layer="layout" svg:width="0.853cm" svg:height="0.962cm" svg:x="21.554cm" svg:y="29.254cm">
          <draw:text-box>
            <text:p><text:span text:style-name="T2">0</text:span></text:p>
          </draw:text-box>
        </draw:frame>
        <draw:frame draw:style-name="gr10" draw:text-style-name="P7" xml:id="id164" draw:id="id164" draw:layer="layout" svg:width="2.635cm" svg:height="0.645cm" svg:x="28.7cm" svg:y="9.543cm">
          <draw:text-box>
            <text:p><text:span text:style-name="T1">fracI</text:span><text:span text:style-name="T1">nc_</text:span><text:span text:style-name="T1">EN</text:span></text:p>
          </draw:text-box>
        </draw:frame>
        <draw:rect draw:style-name="gr21" draw:text-style-name="P12" xml:id="id162" draw:id="id162" draw:layer="layout" svg:width="1.27cm" svg:height="1.27cm" svg:x="12.449cm" svg:y="9.229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AND</text:span></text:p>
        </draw:rect>
        <draw:connector draw:style-name="gr52" draw:text-style-name="P18" draw:layer="layout" draw:line-skew="2.474cm" svg:x1="3.842cm" svg:y1="9.055cm" svg:x2="12.449cm" svg:y2="9.61cm" draw:start-shape="id161" draw:start-glue-point="1" draw:end-shape="id162" draw:end-glue-point="6" svg:d="M3842 9055h7043v555h1564" svg:viewBox="0 0 8608 556">
          <text:p/>
        </draw:connector>
        <draw:connector draw:style-name="gr42" draw:text-style-name="P18" draw:layer="layout" draw:line-skew="1.047cm" svg:x1="3.902cm" svg:y1="16.797cm" svg:x2="12.449cm" svg:y2="10.245cm" draw:start-shape="id148" draw:start-glue-point="1" draw:end-shape="id162" draw:end-glue-point="7" svg:d="M3902 16797h5326v-6552h3221" svg:viewBox="0 0 8548 6553">
          <text:p/>
        </draw:connector>
        <draw:connector draw:style-name="gr32" draw:text-style-name="P18" draw:layer="layout" draw:line-skew="-2.564cm" svg:x1="6.028cm" svg:y1="14.219cm" svg:x2="12.449cm" svg:y2="9.864cm" draw:start-shape="id163" draw:start-glue-point="1" draw:end-shape="id162" draw:end-glue-point="3" svg:d="M6028 14219h647v-4355h5774" svg:viewBox="0 0 6422 4356">
          <text:p/>
        </draw:connector>
        <draw:connector draw:style-name="gr32" draw:text-style-name="P18" draw:layer="layout" svg:x1="13.719cm" svg:y1="9.864cm" svg:x2="28.7cm" svg:y2="9.865cm" draw:start-shape="id162" draw:start-glue-point="1" draw:end-shape="id164" draw:end-glue-point="3" svg:d="M13719 9864h7491v1h7490" svg:viewBox="0 0 14982 2">
          <text:p/>
        </draw:connector>
        <draw:rect draw:style-name="gr21" draw:text-style-name="P12" xml:id="id163" draw:id="id163" draw:layer="layout" svg:width="1.27cm" svg:height="1.27cm" svg:x="4.758cm" svg:y="13.584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NOT</text:span></text:p>
        </draw:rect>
        <draw:connector draw:style-name="gr32" draw:text-style-name="P18" draw:layer="layout" svg:x1="3.877cm" svg:y1="14.129cm" svg:x2="4.758cm" svg:y2="14.219cm" draw:start-shape="id165" draw:start-glue-point="1" draw:end-shape="id163" draw:end-glue-point="3" svg:d="M3877 14129h481v90h400" svg:viewBox="0 0 882 91">
          <text:p/>
        </draw:connector>
        <draw:custom-shape draw:style-name="gr50" draw:text-style-name="P24" xml:id="id148" draw:id="id148" draw:layer="layout" svg:width="1.905cm" svg:height="1.534cm" svg:x="1.997cm" svg:y="16.03cm">
          <text:p text:style-name="P9"><text:span text:style-name="T2">ppsOK</text:span></text:p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50" draw:text-style-name="P24" xml:id="id165" draw:id="id165" draw:layer="layout" svg:width="1.905cm" svg:height="1.534cm" svg:x="1.972cm" svg:y="13.362cm">
          <text:p text:style-name="P9"><text:span text:style-name="T2">Disable</text:span></text:p>
          <text:p text:style-name="P9"><text:span text:style-name="T2">Servo</text:span></text:p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ellipse draw:style-name="gr21" draw:text-style-name="P25" xml:id="id167" draw:id="id167" draw:layer="layout" svg:width="1.256cm" svg:height="1.284cm" svg:x="30.154cm" svg:y="4.797cm">
          <text:p text:style-name="P9"><text:span text:style-name="T6">∑</text:span></text:p>
        </draw:ellipse>
        <draw:connector draw:style-name="gr11" draw:text-style-name="P8" draw:layer="layout" draw:line-skew="0cm -0.754cm" svg:x1="34.017cm" svg:y1="5.467cm" svg:x2="30.782cm" svg:y2="4.797cm" draw:start-shape="id166" draw:start-glue-point="1" draw:end-shape="id167" draw:end-glue-point="0" svg:d="M34017 5467h501v-1925h-3736v1255" svg:viewBox="0 0 3737 1926">
          <text:p/>
        </draw:connector>
        <draw:rect draw:style-name="gr21" draw:text-style-name="P12" xml:id="id166" draw:id="id166" draw:layer="layout" svg:width="1.27cm" svg:height="1.27cm" svg:x="32.747cm" svg:y="4.832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z^-1</text:span></text:p>
        </draw:rect>
        <draw:connector draw:style-name="gr11" draw:text-style-name="P8" draw:layer="layout" svg:x1="31.41cm" svg:y1="5.439cm" svg:x2="32.747cm" svg:y2="5.213cm" draw:start-shape="id167" draw:start-glue-point="1" draw:end-shape="id166" draw:end-glue-point="6" svg:d="M31410 5439h669v-226h668" svg:viewBox="0 0 1338 227">
          <text:p/>
        </draw:connector>
        <draw:ellipse draw:style-name="gr21" draw:text-style-name="P25" xml:id="id169" draw:id="id169" draw:layer="layout" svg:width="1.256cm" svg:height="1.284cm" svg:x="39.075cm" svg:y="4.796cm">
          <text:p text:style-name="P9"><text:span text:style-name="T6">∑</text:span></text:p>
        </draw:ellipse>
        <draw:connector draw:style-name="gr11" draw:text-style-name="P8" draw:layer="layout" draw:line-skew="0.108cm -0.741cm" svg:x1="45.416cm" svg:y1="6.08cm" svg:x2="39.703cm" svg:y2="4.796cm" draw:start-shape="id168" draw:start-glue-point="1" draw:end-shape="id169" draw:end-glue-point="0" svg:d="M45416 6080h609v-2526h-6322v1242" svg:viewBox="0 0 6323 2527">
          <text:p/>
        </draw:connector>
        <draw:connector draw:style-name="gr11" draw:text-style-name="P8" draw:layer="layout" svg:x1="40.331cm" svg:y1="5.438cm" svg:x2="41.625cm" svg:y2="5.307cm" draw:start-shape="id169" draw:start-glue-point="1" draw:end-shape="id170" draw:end-glue-point="8" svg:d="M40331 5438h647v-131h647" svg:viewBox="0 0 1295 132">
          <text:p/>
        </draw:connector>
        <draw:frame draw:style-name="gr53" draw:text-style-name="P7" xml:id="id171" draw:id="id171" draw:layer="layout" svg:width="2.708cm" svg:height="1.031cm" svg:x="35.292cm" svg:y="5.177cm">
          <draw:text-box>
            <text:p><text:span text:style-name="T1">fracInc[49:0]</text:span></text:p>
          </draw:text-box>
        </draw:frame>
        <draw:connector draw:style-name="gr11" draw:text-style-name="P8" draw:layer="layout" svg:x1="34.017cm" svg:y1="5.467cm" svg:x2="35.292cm" svg:y2="5.692cm" draw:start-shape="id166" draw:start-glue-point="1" draw:end-shape="id171" draw:end-glue-point="3" svg:d="M34017 5467h638v225h637" svg:viewBox="0 0 1276 226">
          <text:p/>
        </draw:connector>
        <draw:connector draw:style-name="gr11" draw:text-style-name="P8" draw:layer="layout" svg:x1="38cm" svg:y1="5.692cm" svg:x2="39.075cm" svg:y2="5.438cm" draw:start-shape="id171" draw:start-glue-point="1" draw:end-shape="id169" draw:end-glue-point="3" svg:d="M38000 5692h537v-254h538" svg:viewBox="0 0 1076 255">
          <text:p/>
        </draw:connector>
        <draw:custom-shape draw:style-name="gr54" draw:text-style-name="P9" xml:id="id170" draw:id="id170" draw:layer="layout" svg:width="2.54cm" svg:height="1.268cm" draw:transform="rotate (1.5707963267949) translate (41.625cm 7.398cm)">
          <draw:glue-point draw:id="8" svg:x="-5cm" svg:y="-3.235cm"/>
          <draw:glue-point draw:id="9" svg:x="-5cm" svg:y="2.647cm"/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frame draw:style-name="gr20" draw:text-style-name="P5" draw:layer="layout" svg:width="0.853cm" svg:height="0.962cm" svg:x="41.737cm" svg:y="5.147cm">
          <draw:text-box>
            <text:p><text:span text:style-name="T2">0</text:span></text:p>
          </draw:text-box>
        </draw:frame>
        <draw:rect draw:style-name="gr21" draw:text-style-name="P12" xml:id="id168" draw:id="id168" draw:layer="layout" svg:width="1.27cm" svg:height="1.27cm" svg:x="44.146cm" svg:y="5.445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z^-1</text:span></text:p>
        </draw:rect>
        <draw:connector draw:style-name="gr11" draw:text-style-name="P8" draw:layer="layout" svg:x1="42.893cm" svg:y1="6.128cm" svg:x2="44.146cm" svg:y2="5.826cm" draw:start-shape="id170" draw:start-glue-point="6" draw:end-shape="id168" draw:end-glue-point="6" svg:d="M42893 6128h627v-302h626" svg:viewBox="0 0 1254 303">
          <text:p/>
        </draw:connector>
        <draw:connector draw:style-name="gr11" draw:text-style-name="P8" draw:layer="layout" svg:x1="45.416cm" svg:y1="6.08cm" svg:x2="46.734cm" svg:y2="6.109cm" draw:start-shape="id168" draw:start-glue-point="1" draw:end-shape="id172" draw:end-glue-point="3" svg:d="M45416 6080h660v29h658" svg:viewBox="0 0 1319 30">
          <text:p/>
        </draw:connector>
        <draw:frame draw:style-name="gr10" draw:text-style-name="P7" xml:id="id172" draw:id="id172" draw:layer="layout" svg:width="3.749cm" svg:height="0.645cm" svg:x="46.734cm" svg:y="5.787cm">
          <draw:text-box>
            <text:p><text:span text:style-name="T1">fracSeconds[49:0]</text:span></text:p>
          </draw:text-box>
        </draw:frame>
        <draw:rect draw:style-name="gr21" draw:text-style-name="P12" xml:id="id175" draw:id="id175" draw:layer="layout" svg:width="1.27cm" svg:height="1.27cm" svg:x="44.139cm" svg:y="18.128cm">
          <draw:glue-point draw:id="4" svg:x="3cm" svg:y="5cm"/>
          <draw:glue-point draw:id="5" svg:x="-2cm" svg:y="5cm"/>
          <draw:glue-point draw:id="6" svg:x="5cm" svg:y="-2cm"/>
          <draw:glue-point draw:id="7" svg:x="5cm" svg:y="3cm"/>
          <text:p text:style-name="P9"><text:span text:style-name="T1">z^-1</text:span></text:p>
        </draw:rect>
        <draw:connector draw:style-name="gr11" draw:text-style-name="P8" draw:layer="layout" svg:x1="50.483cm" svg:y1="6.109cm" svg:x2="49.188cm" svg:y2="18.153cm" draw:start-shape="id172" draw:start-glue-point="1" draw:end-shape="id173" draw:end-glue-point="1" svg:d="M50483 6109h500v12044h-1795" svg:viewBox="0 0 1796 12045">
          <text:p/>
        </draw:connector>
        <draw:frame draw:style-name="gr10" draw:text-style-name="P7" xml:id="id186" draw:id="id186" draw:layer="layout" svg:width="2.695cm" svg:height="0.645cm" svg:x="43.032cm" svg:y="16.562cm">
          <draw:text-box>
            <text:p><text:span text:style-name="T1">s_delSec[1:0]</text:span></text:p>
          </draw:text-box>
        </draw:frame>
        <draw:connector draw:style-name="gr11" draw:text-style-name="P8" draw:layer="layout" svg:x1="40.439cm" svg:y1="18.119cm" svg:x2="39.083cm" svg:y2="18.145cm" draw:start-shape="id174" draw:start-glue-point="3" draw:end-shape="id151" draw:end-glue-point="1" svg:d="M40439 18119h-678v26h-678" svg:viewBox="0 0 1357 27">
          <text:p/>
        </draw:connector>
        <draw:frame draw:style-name="gr10" draw:text-style-name="P7" xml:id="id173" draw:id="id173" draw:layer="layout" svg:width="1.6cm" svg:height="0.645cm" svg:x="47.588cm" svg:y="17.831cm">
          <draw:text-box>
            <text:p><text:span text:style-name="T1">[49:4</text:span><text:span text:style-name="T1">8]</text:span></text:p>
          </draw:text-box>
        </draw:frame>
        <draw:connector draw:style-name="gr11" draw:text-style-name="P8" xml:id="id187" draw:id="id187" draw:layer="layout" svg:x1="47.588cm" svg:y1="18.153cm" svg:x2="45.409cm" svg:y2="18.763cm" draw:start-shape="id173" draw:start-glue-point="3" draw:end-shape="id175" draw:end-glue-point="1" svg:d="M47588 18153h-1089v610h-1090" svg:viewBox="0 0 2180 611">
          <text:p/>
        </draw:connector>
        <draw:connector draw:style-name="gr32" draw:text-style-name="P18" draw:layer="layout" svg:x1="50.483cm" svg:y1="6.109cm" svg:x2="55.258cm" svg:y2="6.045cm" draw:start-shape="id172" draw:start-glue-point="1" draw:end-shape="id176" svg:d="M50483 6109h1987v-64h2788" svg:viewBox="0 0 4776 65">
          <text:p/>
        </draw:connector>
        <draw:frame draw:style-name="gr55" draw:text-style-name="P7" xml:id="id178" draw:id="id178" draw:layer="layout" svg:width="3.093cm" svg:height="0.75cm" svg:x="15.721cm" svg:y="5.01cm">
          <draw:text-box>
            <text:p><text:span text:style-name="T1">delSecond[49:0]</text:span></text:p>
          </draw:text-box>
        </draw:frame>
        <draw:connector draw:style-name="gr11" draw:text-style-name="P8" draw:layer="layout" svg:x1="13.673cm" svg:y1="5.462cm" svg:x2="15.721cm" svg:y2="5.385cm" draw:start-shape="id177" draw:start-glue-point="1" draw:end-shape="id178" draw:end-glue-point="3" svg:d="M13673 5462h1025v-77h1023" svg:viewBox="0 0 2049 78">
          <text:p/>
        </draw:connector>
        <draw:connector draw:style-name="gr11" draw:text-style-name="P8" draw:layer="layout" draw:line-skew="0cm 1.314cm -0.765cm" svg:x1="50.483cm" svg:y1="6.109cm" svg:x2="3.541cm" svg:y2="5.191cm" draw:start-shape="id172" draw:start-glue-point="1" draw:end-shape="id179" draw:end-glue-point="6" svg:d="M50483 6109h500v2137h-48708v-3055h1266" svg:viewBox="0 0 48709 3056">
          <text:p/>
        </draw:connector>
        <draw:ellipse draw:style-name="gr21" draw:text-style-name="P25" xml:id="id180" draw:id="id180" draw:layer="layout" svg:width="1.256cm" svg:height="1.284cm" svg:x="19.993cm" svg:y="4.825cm">
          <text:p text:style-name="P9"><text:span text:style-name="T6">∑</text:span></text:p>
        </draw:ellipse>
        <draw:frame draw:style-name="gr56" draw:text-style-name="P5" draw:layer="layout" svg:width="0.875cm" svg:height="0.962cm" svg:x="20.648cm" svg:y="3.888cm">
          <draw:text-box>
            <text:p><text:span text:style-name="T2">+</text:span></text:p>
          </draw:text-box>
        </draw:frame>
        <draw:frame draw:style-name="gr57" draw:text-style-name="P5" draw:layer="layout" svg:width="0.714cm" svg:height="0.962cm" svg:x="19.279cm" svg:y="4.505cm">
          <draw:text-box>
            <text:p><text:span text:style-name="T2">-</text:span></text:p>
          </draw:text-box>
        </draw:frame>
        <draw:connector draw:style-name="gr11" draw:text-style-name="P8" draw:layer="layout" svg:x1="18.742cm" svg:y1="5.465cm" svg:x2="19.993cm" svg:y2="5.467cm" draw:end-shape="id180" draw:end-glue-point="3" svg:d="M18742 5465h375v2h876" svg:viewBox="0 0 1252 3">
          <text:p/>
        </draw:connector>
        <draw:frame draw:style-name="gr53" draw:text-style-name="P7" draw:layer="layout" svg:width="4.598cm" svg:height="1.031cm" svg:x="19.065cm" svg:y="2.318cm">
          <draw:text-box>
            <text:p><text:span text:style-name="T1">x'01' &amp; “0000_0000_0000”</text:span></text:p>
            <text:p><text:span text:style-name="T1">2^48 = 281474976710656</text:span></text:p>
          </draw:text-box>
        </draw:frame>
        <draw:connector draw:style-name="gr11" draw:text-style-name="P8" draw:layer="layout" svg:x1="20.648cm" svg:y1="3.504cm" svg:x2="20.621cm" svg:y2="4.825cm" draw:end-shape="id180" draw:end-glue-point="0" svg:d="M20648 3504v410h-27v911" svg:viewBox="0 0 28 1322">
          <text:p/>
        </draw:connector>
        <draw:connector draw:style-name="gr11" draw:text-style-name="P8" draw:layer="layout" svg:x1="21.249cm" svg:y1="5.467cm" svg:x2="22.536cm" svg:y2="5.503cm" draw:start-shape="id180" draw:start-glue-point="1" draw:end-shape="id181" svg:d="M21249 5467h644v36h643" svg:viewBox="0 0 1288 37">
          <text:p/>
        </draw:connector>
        <draw:frame draw:style-name="gr58" draw:text-style-name="P26" xml:id="id181" draw:id="id181" draw:layer="layout" svg:width="6.326cm" svg:height="1.421cm" svg:x="22.536cm" svg:y="4.793cm">
          <draw:text-box>
            <text:p><text:span text:style-name="T7">Kp, gain: </text:span><text:span text:style-name="T7">Select bits </text:span><text:span text:style-name="T7">[49:ceil(log2</text:span><text:span text:style-name="T7">(timeCLK))] </text:span><text:span text:style-name="T7">and sign </text:span><text:span text:style-name="T7">extended to </text:span><text:span text:style-name="T7">50 bit </text:span><text:span text:style-name="T7">vector.</text:span></text:p>
          </draw:text-box>
        </draw:frame>
        <draw:connector draw:style-name="gr11" draw:text-style-name="P8" draw:layer="layout" svg:x1="28.862cm" svg:y1="5.503cm" svg:x2="30.154cm" svg:y2="5.439cm" draw:start-shape="id181" draw:end-shape="id167" draw:end-glue-point="3" svg:d="M28862 5503h646v-64h646" svg:viewBox="0 0 1293 65">
          <text:p/>
        </draw:connector>
        <draw:ellipse draw:style-name="gr21" draw:text-style-name="P25" xml:id="id182" draw:id="id182" draw:layer="layout" svg:width="2.279cm" svg:height="2.308cm" svg:x="36.799cm" svg:y="22.879cm">
          <text:p text:style-name="P9"><text:span text:style-name="T2">Sec</text:span></text:p>
        </draw:ellipse>
        <draw:connector draw:style-name="gr11" draw:text-style-name="P8" draw:layer="layout" svg:x1="39.078cm" svg:y1="24.033cm" svg:x2="40.305cm" svg:y2="24.023cm" draw:start-shape="id182" draw:start-glue-point="1" draw:end-shape="id156" draw:end-glue-point="9" svg:d="M39078 24033h613v-10h614" svg:viewBox="0 0 1228 11">
          <text:p/>
        </draw:connector>
        <draw:ellipse draw:style-name="gr21" draw:text-style-name="P25" xml:id="id183" draw:id="id183" draw:layer="layout" svg:width="2.279cm" svg:height="2.308cm" svg:x="32.538cm" svg:y="19.72cm">
          <text:p text:style-name="P9"><text:span text:style-name="T2">RDY</text:span></text:p>
        </draw:ellipse>
        <draw:connector draw:style-name="gr11" draw:text-style-name="P8" draw:layer="layout" svg:x1="34.817cm" svg:y1="20.874cm" svg:x2="40.956cm" svg:y2="22.336cm" draw:start-shape="id183" draw:start-glue-point="1" draw:end-shape="id156" draw:end-glue-point="7" svg:d="M34817 20874h6139v1462" svg:viewBox="0 0 6140 1463">
          <text:p/>
        </draw:connector>
        <draw:connector draw:style-name="gr11" draw:text-style-name="P8" draw:layer="layout" draw:line-skew="-2.251cm" svg:x1="34.817cm" svg:y1="20.874cm" svg:x2="40.276cm" svg:y2="25.612cm" draw:start-shape="id183" draw:start-glue-point="1" draw:end-shape="id153" draw:end-glue-point="6" svg:d="M34817 20874h479v4738h4980" svg:viewBox="0 0 5460 4739">
          <text:p/>
        </draw:connector>
        <draw:rect draw:style-name="gr21" draw:text-style-name="P12" xml:id="id179" draw:id="id179" draw:layer="layout" svg:width="1.27cm" svg:height="1.27cm" svg:x="3.541cm" svg:y="4.81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z^-1</text:span></text:p>
        </draw:rect>
        <draw:connector draw:style-name="gr32" draw:text-style-name="P18" draw:layer="layout" svg:x1="11.135cm" svg:y1="5.423cm" svg:x2="12.403cm" svg:y2="5.462cm" draw:start-shape="id184" draw:start-glue-point="1" draw:end-shape="id177" draw:end-glue-point="3" svg:d="M11135 5423h634v39h634" svg:viewBox="0 0 1269 40">
          <text:p/>
        </draw:connector>
        <draw:ellipse draw:style-name="gr21" draw:text-style-name="P25" xml:id="id184" draw:id="id184" draw:layer="layout" svg:width="1.256cm" svg:height="1.284cm" svg:x="9.879cm" svg:y="4.781cm">
          <text:p text:style-name="P9"><text:span text:style-name="T6">∑</text:span></text:p>
        </draw:ellipse>
        <draw:frame draw:style-name="gr56" draw:text-style-name="P5" draw:layer="layout" svg:width="0.875cm" svg:height="0.962cm" svg:x="10.507cm" svg:y="3.819cm">
          <draw:text-box>
            <text:p><text:span text:style-name="T2">+</text:span></text:p>
          </draw:text-box>
        </draw:frame>
        <draw:frame draw:style-name="gr57" draw:text-style-name="P5" draw:layer="layout" svg:width="0.714cm" svg:height="0.962cm" svg:x="9.165cm" svg:y="4.483cm">
          <draw:text-box>
            <text:p><text:span text:style-name="T2">-</text:span></text:p>
          </draw:text-box>
        </draw:frame>
        <draw:connector draw:style-name="gr11" draw:text-style-name="P8" draw:layer="layout" draw:line-skew="-0.765cm -0.731cm" svg:x1="3.541cm" svg:y1="5.191cm" svg:x2="10.507cm" svg:y2="4.781cm" draw:start-shape="id179" draw:start-glue-point="6" draw:end-shape="id184" draw:end-glue-point="0" svg:d="M3541 5191h-1266v-1642h8232v1232" svg:viewBox="0 0 8233 1643">
          <text:p/>
        </draw:connector>
        <draw:frame draw:style-name="gr10" draw:text-style-name="P7" xml:id="id185" draw:id="id185" draw:layer="layout" svg:width="3.139cm" svg:height="0.645cm" svg:x="5.526cm" svg:y="5.162cm">
          <draw:text-box>
            <text:p><text:span text:style-name="T1">lastSecond[49:0]</text:span></text:p>
          </draw:text-box>
        </draw:frame>
        <draw:connector draw:style-name="gr32" draw:text-style-name="P18" draw:layer="layout" svg:x1="4.811cm" svg:y1="5.445cm" svg:x2="5.526cm" svg:y2="5.484cm" draw:start-shape="id179" draw:start-glue-point="1" draw:end-shape="id185" draw:end-glue-point="3" svg:d="M4811 5445h358v39h357" svg:viewBox="0 0 716 40">
          <text:p/>
        </draw:connector>
        <draw:connector draw:style-name="gr59" draw:text-style-name="P8" draw:layer="layout" draw:line-skew="3.195cm" svg:x1="3.842cm" svg:y1="9.055cm" svg:x2="12.403cm" svg:y2="5.843cm" draw:start-shape="id161" draw:start-glue-point="1" draw:end-shape="id177" draw:end-glue-point="7" svg:d="M3842 9055h7741v-3212h820" svg:viewBox="0 0 8562 3213">
          <text:p/>
        </draw:connector>
        <draw:connector draw:style-name="gr59" draw:text-style-name="P8" draw:layer="layout" svg:x1="3.842cm" svg:y1="9.055cm" svg:x2="3.541cm" svg:y2="5.826cm" draw:start-shape="id161" draw:start-glue-point="1" draw:end-shape="id179" draw:end-glue-point="7" svg:d="M3842 9055h1032v-1871h-1834v-1358h501" svg:viewBox="0 0 1835 3230">
          <text:p/>
        </draw:connector>
        <draw:custom-shape draw:style-name="gr50" draw:text-style-name="P24" xml:id="id161" draw:id="id161" draw:layer="layout" svg:width="1.905cm" svg:height="1.534cm" svg:x="1.937cm" svg:y="8.288cm">
          <text:p text:style-name="P9"><text:span text:style-name="T2">Pulse</text:span></text:p>
          <text:p text:style-name="P9"><text:span text:style-name="T2">In Window</text:span></text:p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50" draw:text-style-name="P24" xml:id="id176" draw:id="id176" draw:layer="layout" svg:width="1.905cm" svg:height="1.534cm" svg:x="55.258cm" svg:y="5.278cm">
          <text:p text:style-name="P9"><text:span text:style-name="T2">fracSeconds</text:span></text:p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onnector draw:style-name="gr11" draw:text-style-name="P8" draw:layer="layout" svg:x1="43.032cm" svg:y1="16.884cm" svg:x2="41.709cm" svg:y2="18.119cm" draw:start-shape="id186" draw:start-glue-point="3" draw:end-shape="id174" draw:end-glue-point="1" svg:d="M43032 16884h-661v1235h-662" svg:viewBox="0 0 1324 1236">
          <text:p/>
        </draw:connector>
        <draw:rect draw:style-name="gr21" draw:text-style-name="P12" xml:id="id174" draw:id="id174" draw:layer="layout" svg:width="1.27cm" svg:height="1.27cm" svg:x="40.439cm" svg:y="17.484cm">
          <draw:glue-point draw:id="4" svg:x="3cm" svg:y="5cm"/>
          <draw:glue-point draw:id="5" svg:x="-2cm" svg:y="5cm"/>
          <draw:glue-point draw:id="6" svg:x="5cm" svg:y="-2cm"/>
          <draw:glue-point draw:id="7" svg:x="5cm" svg:y="3cm"/>
          <text:p text:style-name="P9"><text:span text:style-name="T1">AND</text:span></text:p>
        </draw:rect>
        <draw:rect draw:style-name="gr21" draw:text-style-name="P12" xml:id="id151" draw:id="id151" draw:layer="layout" svg:width="1.27cm" svg:height="1.27cm" svg:x="37.813cm" svg:y="17.51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NOT</text:span></text:p>
        </draw:rect>
        <draw:connector draw:style-name="gr11" draw:text-style-name="P8" draw:layer="layout" svg:x1="44.139cm" svg:y1="18.763cm" svg:x2="41.709cm" svg:y2="18.5cm" draw:start-shape="id175" draw:start-glue-point="3" draw:end-shape="id174" draw:end-glue-point="7" svg:d="M44139 18763h-1215v-263h-1215" svg:viewBox="0 0 2431 264">
          <text:p/>
        </draw:connector>
        <draw:connector draw:style-name="gr11" draw:text-style-name="P8" draw:layer="layout" svg:x1="46.499cm" svg:y1="18.458cm" svg:x2="45.727cm" svg:y2="16.884cm" draw:start-shape="id187" draw:start-glue-point="0" draw:end-shape="id186" draw:end-glue-point="1" svg:d="M46499 18458v-1574h-772" svg:viewBox="0 0 773 1575">
          <text:p/>
        </draw:connector>
        <draw:rect draw:style-name="gr21" draw:text-style-name="P12" xml:id="id177" draw:id="id177" draw:layer="layout" svg:width="1.27cm" svg:height="1.27cm" svg:x="12.403cm" svg:y="4.827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z^-1</text:span></text:p>
        </draw:rect>
        <draw:connector draw:style-name="gr32" draw:text-style-name="P18" draw:layer="layout" svg:x1="8.665cm" svg:y1="5.484cm" svg:x2="9.879cm" svg:y2="5.423cm" draw:start-shape="id185" draw:start-glue-point="1" draw:end-shape="id184" draw:end-glue-point="3" svg:d="M8665 5484h607v-61h607" svg:viewBox="0 0 1215 62">
          <text:p/>
        </draw:connector>
        <draw:frame draw:style-name="gr60" draw:text-style-name="P26" draw:layer="layout" svg:width="9.004cm" svg:height="6.372cm" svg:x="37.726cm" svg:y="1.525cm">
          <draw:text-box>
            <text:p><text:span text:style-name="T7">VCO</text:span></text:p>
          </draw:text-box>
        </draw:frame>
        <draw:frame draw:style-name="gr61" draw:text-style-name="P26" draw:layer="layout" svg:width="7.704cm" svg:height="6.229cm" svg:x="7.278cm" svg:y="1.587cm">
          <draw:text-box>
            <text:p><text:span text:style-name="T7">PHASE DETECTOR</text:span></text:p>
          </draw:text-box>
        </draw:frame>
        <draw:frame draw:style-name="gr62" draw:text-style-name="P26" draw:layer="layout" svg:width="17.829cm" svg:height="6.31cm" svg:x="17.463cm" svg:y="1.587cm">
          <draw:text-box>
            <text:p><text:span text:style-name="T7">FILTER</text:span></text:p>
          </draw:text-box>
        </draw:frame>
        <draw:frame draw:style-name="gr10" draw:text-style-name="P7" xml:id="id188" draw:id="id188" draw:layer="layout" svg:width="3.749cm" svg:height="0.645cm" svg:x="54.392cm" svg:y="7.313cm">
          <draw:text-box>
            <text:p><text:span text:style-name="T1">fracSeconds[47:16]</text:span></text:p>
          </draw:text-box>
        </draw:frame>
        <draw:connector draw:style-name="gr11" draw:text-style-name="P8" draw:layer="layout" svg:x1="50.483cm" svg:y1="6.109cm" svg:x2="54.392cm" svg:y2="7.635cm" draw:start-shape="id172" draw:start-glue-point="1" draw:end-shape="id188" svg:d="M50483 6109h1955v1526h1954" svg:viewBox="0 0 3910 1527">
          <text:p/>
        </draw:connector>
        <draw:connector draw:style-name="gr32" draw:text-style-name="P18" draw:layer="layout" draw:line-skew="-0.047cm" svg:x1="31.335cm" svg:y1="9.865cm" svg:x2="32.747cm" svg:y2="5.848cm" draw:start-shape="id164" draw:start-glue-point="1" draw:end-shape="id166" draw:end-glue-point="7" svg:d="M31335 9865h659v-4017h753" svg:viewBox="0 0 1413 4018">
          <text:p/>
        </draw:connector>
        <draw:frame draw:style-name="gr63" draw:text-style-name="P7" xml:id="id189" draw:id="id189" draw:layer="layout" svg:width="5.056cm" svg:height="1.421cm" svg:x="23.867cm" svg:y="15.43cm">
          <draw:text-box>
            <text:p><text:span text:style-name="T1">“</text:span><text:span text:style-name="T1">0</text:span><text:span text:style-name="T1">0</text:span><text:span text:style-name="T1">” </text:span><text:span text:style-name="T1">&amp; </text:span></text:p>
            <text:p><text:span text:style-name="T1">s</text:span><text:span text:style-name="T1">_</text:span><text:span text:style-name="T1">s</text:span><text:span text:style-name="T1">e</text:span><text:span text:style-name="T1">t</text:span><text:span text:style-name="T1">R</text:span><text:span text:style-name="T1">e</text:span><text:span text:style-name="T1">f</text:span><text:span text:style-name="T1">F</text:span><text:span text:style-name="T1">_</text:span><text:span text:style-name="T1">d</text:span><text:span text:style-name="T1">D</text:span><text:span text:style-name="T1">_</text:span><text:span text:style-name="T1">O</text:span><text:span text:style-name="T1">U</text:span><text:span text:style-name="T1">T</text:span><text:span text:style-name="T1">(</text:span><text:span text:style-name="T1">3</text:span><text:span text:style-name="T1">1</text:span><text:span text:style-name="T1">:</text:span><text:span text:style-name="T1">0</text:span><text:span text:style-name="T1">) </text:span><text:span text:style-name="T1">&amp;</text:span></text:p>
            <text:p><text:span text:style-name="T1"><text:s/></text:span><text:span text:style-name="T1">“</text:span><text:span text:style-name="T1">0</text:span><text:span text:style-name="T1">x</text:span><text:span text:style-name="T1">0</text:span><text:span text:style-name="T1">0</text:span><text:span text:style-name="T1">0</text:span><text:span text:style-name="T1">0</text:span><text:span text:style-name="T1">”</text:span></text:p>
          </draw:text-box>
        </draw:frame>
        <draw:frame draw:style-name="gr10" draw:text-style-name="P7" xml:id="id196" draw:id="id196" draw:layer="layout" svg:width="3.818cm" svg:height="0.645cm" svg:x="35.308cm" svg:y="15.199cm">
          <draw:text-box>
            <text:p><text:span text:style-name="T1">s_jamFrac_Val[49</text:span><text:span text:style-name="T1">:0]</text:span></text:p>
          </draw:text-box>
        </draw:frame>
        <draw:custom-shape draw:style-name="gr49" draw:text-style-name="P9" xml:id="id190" draw:id="id190" draw:layer="layout" svg:width="2.54cm" svg:height="1.303cm" draw:transform="rotate (1.5707963267949) translate (30.195cm 16.787cm)">
          <draw:glue-point draw:id="8" svg:x="-5cm" svg:y="-3.235cm"/>
          <draw:glue-point draw:id="9" svg:x="-5cm" svg:y="2.647cm"/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frame draw:style-name="gr20" draw:text-style-name="P5" draw:layer="layout" svg:width="0.853cm" svg:height="0.962cm" svg:x="30.195cm" svg:y="14.478cm">
          <draw:text-box>
            <text:p><text:span text:style-name="T2">0</text:span></text:p>
          </draw:text-box>
        </draw:frame>
        <draw:connector draw:style-name="gr11" draw:text-style-name="P8" draw:layer="layout" svg:x1="28.923cm" svg:y1="16.14cm" svg:x2="30.195cm" svg:y2="16.189cm" draw:start-shape="id189" draw:start-glue-point="1" draw:end-shape="id190" draw:end-glue-point="9" svg:d="M28923 16140h635v49h637" svg:viewBox="0 0 1273 50">
          <text:p/>
        </draw:connector>
        <draw:connector draw:style-name="gr11" draw:text-style-name="P8" draw:layer="layout" svg:x1="28.759cm" svg:y1="14.246cm" svg:x2="30.195cm" svg:y2="14.696cm" draw:start-shape="id191" draw:start-glue-point="1" draw:end-shape="id190" draw:end-glue-point="8" svg:d="M28759 14246h717v450h719" svg:viewBox="0 0 1437 451">
          <text:p/>
        </draw:connector>
        <draw:frame draw:style-name="gr51" draw:text-style-name="P5" xml:id="id191" draw:id="id191" draw:layer="layout" svg:width="1.416cm" svg:height="1.203cm" svg:x="27.343cm" svg:y="13.645cm">
          <draw:text-box>
            <text:p><text:span text:style-name="T2">'0'</text:span><text:span text:style-name="T2">s</text:span></text:p>
          </draw:text-box>
        </draw:frame>
        <draw:rect draw:style-name="gr21" draw:text-style-name="P12" xml:id="id192" draw:id="id192" draw:layer="layout" svg:width="1.27cm" svg:height="1.27cm" svg:x="27.705cm" svg:y="12.138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AND</text:span></text:p>
        </draw:rect>
        <draw:connector draw:style-name="gr11" draw:text-style-name="P8" draw:layer="layout" svg:x1="28.975cm" svg:y1="12.773cm" svg:x2="30.846cm" svg:y2="14.502cm" draw:start-shape="id192" draw:start-glue-point="1" draw:end-shape="id190" draw:end-glue-point="7" svg:d="M28975 12773h1871v1729" svg:viewBox="0 0 1872 1730">
          <text:p/>
        </draw:connector>
        <draw:rect draw:style-name="gr21" draw:text-style-name="P12" xml:id="id193" draw:id="id193" draw:layer="layout" svg:width="1.27cm" svg:height="1.27cm" svg:x="32.735cm" svg:y="14.898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z^-1</text:span></text:p>
        </draw:rect>
        <draw:connector draw:style-name="gr11" draw:text-style-name="P8" draw:layer="layout" svg:x1="31.498cm" svg:y1="15.518cm" svg:x2="32.735cm" svg:y2="15.533cm" draw:start-shape="id190" draw:start-glue-point="6" draw:end-shape="id193" draw:end-glue-point="3" svg:d="M31498 15518h619v15h618" svg:viewBox="0 0 1238 16">
          <text:p/>
        </draw:connector>
        <draw:rect draw:style-name="gr21" draw:text-style-name="P12" xml:id="id194" draw:id="id194" draw:layer="layout" svg:width="1.27cm" svg:height="1.27cm" svg:x="32.787cm" svg:y="11.196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z^-1</text:span></text:p>
        </draw:rect>
        <draw:frame draw:style-name="gr10" draw:text-style-name="P7" xml:id="id195" draw:id="id195" draw:layer="layout" svg:width="3.238cm" svg:height="0.645cm" svg:x="35.41cm" svg:y="11.572cm">
          <draw:text-box>
            <text:p><text:span text:style-name="T1">s_jamFrac_EN</text:span></text:p>
          </draw:text-box>
        </draw:frame>
        <draw:connector draw:style-name="gr11" draw:text-style-name="P8" draw:layer="layout" svg:x1="28.975cm" svg:y1="12.773cm" svg:x2="32.787cm" svg:y2="11.577cm" draw:start-shape="id192" draw:start-glue-point="1" draw:end-shape="id194" draw:end-glue-point="6" svg:d="M28975 12773h1906v-1196h1906" svg:viewBox="0 0 3813 1197">
          <text:p/>
        </draw:connector>
        <draw:connector draw:style-name="gr11" draw:text-style-name="P8" draw:layer="layout" svg:x1="34.057cm" svg:y1="11.831cm" svg:x2="35.41cm" svg:y2="11.894cm" draw:start-shape="id194" draw:start-glue-point="1" draw:end-shape="id195" svg:d="M34057 11831h677v63h676" svg:viewBox="0 0 1354 64">
          <text:p/>
        </draw:connector>
        <draw:connector draw:style-name="gr11" draw:text-style-name="P8" draw:layer="layout" svg:x1="34.005cm" svg:y1="15.533cm" svg:x2="35.308cm" svg:y2="15.521cm" draw:start-shape="id193" draw:start-glue-point="1" draw:end-shape="id196" draw:end-glue-point="3" svg:d="M34005 15533h652v-12h651" svg:viewBox="0 0 1304 13">
          <text:p/>
        </draw:connector>
        <draw:frame draw:style-name="gr38" draw:text-style-name="P27" draw:layer="layout" svg:width="13.041cm" svg:height="0.878cm" svg:x="30.846cm" svg:y="13.105cm">
          <draw:text-box>
            <text:p><text:span text:style-name="T8">Bl</text:span><text:span text:style-name="T8">oc</text:span><text:span text:style-name="T8">k </text:span><text:span text:style-name="T8">ne</text:span><text:span text:style-name="T8">w </text:span><text:span text:style-name="T8">'fr</text:span><text:span text:style-name="T8">ac</text:span><text:span text:style-name="T8">' </text:span><text:span text:style-name="T8">va</text:span><text:span text:style-name="T8">lu</text:span><text:span text:style-name="T8">e </text:span><text:span text:style-name="T8">fr</text:span><text:span text:style-name="T8">o</text:span><text:span text:style-name="T8">m </text:span><text:span text:style-name="T8">h</text:span><text:span text:style-name="T8">os</text:span><text:span text:style-name="T8">t, </text:span><text:span text:style-name="T8">w</text:span><text:span text:style-name="T8">hil</text:span><text:span text:style-name="T8">e </text:span><text:span text:style-name="T8">p</text:span><text:span text:style-name="T8">ps</text:span><text:span text:style-name="T8">O</text:span><text:span text:style-name="T8">K</text:span></text:p>
          </draw:text-box>
        </draw:frame>
        <draw:rect draw:style-name="gr21" draw:text-style-name="P12" xml:id="id197" draw:id="id197" draw:layer="layout" svg:width="1.27cm" svg:height="1.27cm" svg:x="25.076cm" svg:y="13.729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NO</text:span><text:span text:style-name="T1">T</text:span></text:p>
        </draw:rect>
        <draw:connector draw:style-name="gr11" draw:text-style-name="P8" draw:layer="layout" svg:x1="26.346cm" svg:y1="14.364cm" svg:x2="27.705cm" svg:y2="13.154cm" draw:start-shape="id197" draw:start-glue-point="1" draw:end-shape="id192" draw:end-glue-point="7" svg:d="M26346 14364h680v-1210h679" svg:viewBox="0 0 1360 1211">
          <text:p/>
        </draw:connector>
        <draw:ellipse draw:style-name="gr21" draw:text-style-name="P25" xml:id="id198" draw:id="id198" draw:layer="layout" svg:width="2.279cm" svg:height="2.308cm" svg:x="20.928cm" svg:y="15.009cm">
          <text:p text:style-name="P9"><text:span text:style-name="T2">Frac</text:span></text:p>
        </draw:ellipse>
        <draw:connector draw:style-name="gr11" draw:text-style-name="P8" draw:layer="layout" svg:x1="23.207cm" svg:y1="16.163cm" svg:x2="23.867cm" svg:y2="16.14cm" draw:start-shape="id198" draw:start-glue-point="1" draw:end-shape="id189" draw:end-glue-point="3" svg:d="M23207 16163h331v-23h329" svg:viewBox="0 0 661 24">
          <text:p/>
        </draw:connector>
        <draw:ellipse draw:style-name="gr21" draw:text-style-name="P25" xml:id="id199" draw:id="id199" draw:layer="layout" svg:width="2.279cm" svg:height="2.308cm" svg:x="23.291cm" svg:y="11.421cm">
          <text:p text:style-name="P9"><text:span text:style-name="T2">RDY</text:span></text:p>
        </draw:ellipse>
        <draw:connector draw:style-name="gr11" draw:text-style-name="P8" draw:layer="layout" svg:x1="25.57cm" svg:y1="12.575cm" svg:x2="27.705cm" svg:y2="12.519cm" draw:start-shape="id199" draw:start-glue-point="1" draw:end-shape="id192" draw:end-glue-point="6" svg:d="M25570 12575h1068v-56h1067" svg:viewBox="0 0 2136 57">
          <text:p/>
        </draw:connector>
        <draw:connector draw:style-name="gr42" draw:text-style-name="P18" draw:layer="layout" draw:line-skew="2.427cm" svg:x1="3.902cm" svg:y1="16.797cm" svg:x2="25.076cm" svg:y2="14.364cm" draw:start-shape="id148" draw:start-glue-point="1" draw:end-shape="id197" draw:end-glue-point="3" svg:d="M3902 16797h13020v-2433h8154" svg:viewBox="0 0 21175 2434">
          <text:p/>
        </draw:connector>
        <draw:connector draw:style-name="gr32" draw:text-style-name="P18" draw:layer="layout" svg:x1="38.648cm" svg:y1="11.894cm" svg:x2="42.259cm" svg:y2="7.398cm" draw:start-shape="id195" draw:start-glue-point="1" draw:end-shape="id170" draw:end-glue-point="3" svg:d="M38648 11894h3611v-4496" svg:viewBox="0 0 3612 4497">
          <text:p/>
        </draw:connector>
        <draw:connector draw:style-name="gr32" draw:text-style-name="P18" draw:layer="layout" draw:line-skew="1.783cm" svg:x1="39.126cm" svg:y1="15.521cm" svg:x2="44.146cm" svg:y2="6.461cm" draw:start-shape="id196" draw:start-glue-point="1" draw:end-shape="id168" draw:end-glue-point="7" svg:d="M39126 15521h4293v-9060h727" svg:viewBox="0 0 5021 9061">
          <text:p/>
        </draw:connector>
        <draw:frame draw:style-name="gr27" draw:text-style-name="P16" draw:layer="layout" svg:width="3.048cm" svg:height="0.725cm" svg:x="6.629cm" svg:y="35.571cm">
          <draw:text-box>
            <text:p><text:span text:style-name="T3">setRefF</text:span></text:p>
          </draw:text-box>
        </draw:frame>
        <draw:rect draw:style-name="gr25" draw:text-style-name="P14" draw:layer="layout" svg:width="3.81cm" svg:height="3.81cm" svg:x="6.121cm" svg:y="36.55cm">
          <draw:glue-point draw:id="4" svg:x="-2cm" svg:y="5cm"/>
          <draw:glue-point draw:id="5" svg:x="3cm" svg:y="5cm"/>
          <draw:glue-point draw:id="6" svg:x="-5.007cm" svg:y="-2.574cm"/>
          <draw:glue-point draw:id="7" svg:x="5.002cm" svg:y="-2.666cm"/>
          <text:p text:style-name="P9"><text:span text:style-name="T1">SyncFIFO.v</text:span></text:p>
          <text:p text:style-name="P9"><text:span text:style-name="T1"/></text:p>
          <text:p text:style-name="P9"><text:span text:style-name="T1">64bit x 2</text:span></text:p>
        </draw:rect>
        <draw:rect draw:style-name="gr12" draw:text-style-name="P10" draw:layer="layout" svg:width="1.651cm" svg:height="0.508cm" svg:x="6.121cm" svg:y="39.217cm">
          <text:p text:style-name="P9"><text:span text:style-name="T1">sFULL_N</text:span></text:p>
        </draw:rect>
        <draw:rect draw:style-name="gr12" draw:text-style-name="P10" xml:id="id205" draw:id="id205" draw:layer="layout" svg:width="1.016cm" svg:height="0.508cm" svg:x="6.121cm" svg:y="38.582cm">
          <text:p text:style-name="P9"><text:span text:style-name="T1">sENQ</text:span></text:p>
        </draw:rect>
        <draw:rect draw:style-name="gr12" draw:text-style-name="P10" xml:id="id209" draw:id="id209" draw:layer="layout" svg:width="1.016cm" svg:height="0.508cm" svg:x="6.121cm" svg:y="39.852cm">
          <text:p text:style-name="P9"><text:span text:style-name="T1">sClk</text:span></text:p>
        </draw:rect>
        <draw:rect draw:style-name="gr12" draw:text-style-name="P10" xml:id="id203" draw:id="id203" draw:layer="layout" svg:width="1.016cm" svg:height="0.508cm" svg:x="6.121cm" svg:y="37.947cm">
          <text:p text:style-name="P9"><text:span text:style-name="T1">sD_IN</text:span></text:p>
        </draw:rect>
        <draw:rect draw:style-name="gr21" draw:text-style-name="P12" draw:layer="layout" svg:width="1.27cm" svg:height="0.508cm" svg:x="8.661cm" svg:y="39.852cm">
          <text:p text:style-name="P9"><text:span text:style-name="T1">dClk</text:span></text:p>
        </draw:rect>
        <draw:rect draw:style-name="gr21" draw:text-style-name="P12" xml:id="id206" draw:id="id206" draw:layer="layout" svg:width="1.778cm" svg:height="0.508cm" svg:x="8.153cm" svg:y="37.947cm">
          <text:p text:style-name="P9"><text:span text:style-name="T1">dD_</text:span><text:span text:style-name="T1">DO</text:span><text:span text:style-name="T1">UT</text:span></text:p>
        </draw:rect>
        <draw:rect draw:style-name="gr21" draw:text-style-name="P12" xml:id="id201" draw:id="id201" draw:layer="layout" svg:width="1.27cm" svg:height="0.508cm" svg:x="8.661cm" svg:y="38.455cm">
          <text:p text:style-name="P9"><text:span text:style-name="T1">dDEQ</text:span></text:p>
        </draw:rect>
        <draw:rect draw:style-name="gr21" draw:text-style-name="P12" xml:id="id200" draw:id="id200" draw:layer="layout" svg:width="1.905cm" svg:height="0.508cm" svg:x="8.026cm" svg:y="39.217cm">
          <text:p text:style-name="P9"><text:span text:style-name="T1">dEMPTY</text:span><text:span text:style-name="T1">_N</text:span></text:p>
        </draw:rect>
        <draw:connector draw:style-name="gr11" draw:text-style-name="P8" draw:layer="layout" draw:line-skew="0.388cm" svg:x1="9.931cm" svg:y1="39.471cm" svg:x2="9.931cm" svg:y2="38.709cm" draw:start-shape="id200" draw:start-glue-point="1" draw:end-shape="id201" draw:end-glue-point="1" svg:d="M9931 39471h889v-762h-889" svg:viewBox="0 0 890 763">
          <text:p/>
        </draw:connector>
        <draw:frame draw:style-name="gr9" draw:text-style-name="P7" xml:id="id202" draw:id="id202" draw:layer="layout" svg:width="2.794cm" svg:height="1.039cm" svg:x="1.559cm" svg:y="37.724cm">
          <draw:text-box>
            <text:p><text:span text:style-name="T1">timeIn(63:0)</text:span></text:p>
          </draw:text-box>
        </draw:frame>
        <draw:connector draw:style-name="gr11" draw:text-style-name="P8" draw:layer="layout" svg:x1="4.353cm" svg:y1="38.243cm" svg:x2="6.121cm" svg:y2="38.201cm" draw:start-shape="id202" draw:start-glue-point="1" draw:end-shape="id203" draw:end-glue-point="3" svg:d="M4353 38243h884v-42h884" svg:viewBox="0 0 1769 43">
          <text:p/>
        </draw:connector>
        <draw:frame draw:style-name="gr9" draw:text-style-name="P7" xml:id="id204" draw:id="id204" draw:layer="layout" svg:width="2.413cm" svg:height="1.039cm" svg:x="1.559cm" svg:y="38.463cm">
          <draw:text-box>
            <text:p><text:span text:style-name="T1">doSetTime</text:span></text:p>
          </draw:text-box>
        </draw:frame>
        <draw:connector draw:style-name="gr11" draw:text-style-name="P8" draw:layer="layout" svg:x1="3.972cm" svg:y1="38.982cm" svg:x2="6.121cm" svg:y2="38.836cm" draw:start-shape="id204" draw:start-glue-point="1" draw:end-shape="id205" draw:end-glue-point="3" svg:d="M3972 38982h1074v-146h1075" svg:viewBox="0 0 2150 147">
          <text:p/>
        </draw:connector>
        <draw:connector draw:style-name="gr11" draw:text-style-name="P8" draw:layer="layout" svg:x1="9.931cm" svg:y1="38.201cm" svg:x2="11.495cm" svg:y2="37.077cm" draw:start-shape="id206" draw:start-glue-point="1" draw:end-shape="id207" draw:end-glue-point="3" svg:d="M9931 38201h783v-1124h781" svg:viewBox="0 0 1565 1125">
          <text:p/>
        </draw:connector>
        <draw:frame draw:style-name="gr10" draw:text-style-name="P7" xml:id="id207" draw:id="id207" draw:layer="layout" svg:width="4.826cm" svg:height="0.645cm" svg:x="11.495cm" svg:y="36.755cm">
          <draw:text-box>
            <text:p><text:span text:style-name="T1">s_setRefF_dD_</text:span><text:span text:style-name="T1">OUT(63:32)</text:span></text:p>
          </draw:text-box>
        </draw:frame>
        <draw:frame draw:style-name="gr10" draw:text-style-name="P7" xml:id="id208" draw:id="id208" draw:layer="layout" svg:width="2.667cm" svg:height="0.645cm" svg:x="1.559cm" svg:y="39.619cm">
          <draw:text-box>
            <text:p><text:span text:style-name="T1">CLK</text:span></text:p>
          </draw:text-box>
        </draw:frame>
        <draw:connector draw:style-name="gr11" draw:text-style-name="P8" draw:layer="layout" svg:x1="4.226cm" svg:y1="39.941cm" svg:x2="6.121cm" svg:y2="40.106cm" draw:start-shape="id208" draw:start-glue-point="1" draw:end-shape="id209" svg:d="M4226 39941h947v165h948" svg:viewBox="0 0 1896 166">
          <text:p/>
        </draw:connector>
        <draw:connector draw:style-name="gr32" draw:text-style-name="P18" draw:layer="layout" svg:x1="9.931cm" svg:y1="38.201cm" svg:x2="11.432cm" svg:y2="38.523cm" draw:start-shape="id206" draw:start-glue-point="1" draw:end-shape="id210" draw:end-glue-point="3" svg:d="M9931 38201h751v322h750" svg:viewBox="0 0 1502 323">
          <text:p/>
        </draw:connector>
        <draw:frame draw:style-name="gr10" draw:text-style-name="P7" xml:id="id210" draw:id="id210" draw:layer="layout" svg:width="4.625cm" svg:height="0.645cm" svg:x="11.432cm" svg:y="38.201cm">
          <draw:text-box>
            <text:p><text:span text:style-name="T1">s_setRefF_dD_OUT(31:0)</text:span></text:p>
          </draw:text-box>
        </draw:frame>
        <draw:ellipse draw:style-name="gr21" draw:text-style-name="P25" xml:id="id213" draw:id="id213" draw:layer="layout" svg:width="2.279cm" svg:height="2.308cm" svg:x="17.764cm" svg:y="35.163cm">
          <text:p text:style-name="P9"><text:span text:style-name="T2">Sec</text:span></text:p>
        </draw:ellipse>
        <draw:ellipse draw:style-name="gr21" draw:text-style-name="P25" xml:id="id211" draw:id="id211" draw:layer="layout" svg:width="2.279cm" svg:height="2.308cm" svg:x="22.343cm" svg:y="38.084cm">
          <text:p text:style-name="P9"><text:span text:style-name="T2">RDY</text:span></text:p>
        </draw:ellipse>
        <draw:ellipse draw:style-name="gr21" draw:text-style-name="P25" xml:id="id212" draw:id="id212" draw:layer="layout" svg:width="2.279cm" svg:height="2.308cm" svg:x="20.184cm" svg:y="36.56cm">
          <text:p text:style-name="P9"><text:span text:style-name="T2">Frac</text:span></text:p>
        </draw:ellipse>
        <draw:connector draw:style-name="gr11" draw:text-style-name="P8" draw:layer="layout" svg:x1="9.931cm" svg:y1="39.471cm" svg:x2="22.343cm" svg:y2="39.238cm" draw:start-shape="id200" draw:start-glue-point="1" draw:end-shape="id211" draw:end-glue-point="3" svg:d="M9931 39471h6206v-233h6206" svg:viewBox="0 0 12413 234">
          <text:p/>
        </draw:connector>
        <draw:connector draw:style-name="gr11" draw:text-style-name="P8" draw:layer="layout" draw:line-skew="-0.878cm" svg:x1="16.057cm" svg:y1="38.523cm" svg:x2="20.184cm" svg:y2="37.714cm" draw:start-shape="id210" draw:start-glue-point="1" draw:end-shape="id212" draw:end-glue-point="3" svg:d="M16057 38523h1185v-809h2942" svg:viewBox="0 0 4128 810">
          <text:p/>
        </draw:connector>
        <draw:connector draw:style-name="gr11" draw:text-style-name="P8" draw:layer="layout" svg:x1="16.321cm" svg:y1="37.077cm" svg:x2="17.764cm" svg:y2="36.317cm" draw:start-shape="id207" draw:start-glue-point="1" draw:end-shape="id213" draw:end-glue-point="3" svg:d="M16321 37077h721v-760h722" svg:viewBox="0 0 1444 761">
          <text:p/>
        </draw:connector>
        <draw:rect draw:style-name="gr21" draw:text-style-name="P12" xml:id="id145" draw:id="id145" draw:layer="layout" svg:width="7.633cm" svg:height="1.27cm" svg:x="32.76cm" svg:y="30.176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&lt;</text:span></text:p>
          <text:p text:style-name="P9"><text:span text:style-name="T1">c_ref</text:span><text:span text:style-name="T1">PerC</text:span><text:span text:style-name="T1">ount</text:span><text:span text:style-name="T1">TH = </text:span></text:p>
          <text:p text:style-name="P9"><text:span text:style-name="T1">Time</text:span><text:span text:style-name="T1">Clk </text:span><text:span text:style-name="T1">Cnt </text:span><text:span text:style-name="T1">– 10 </text:span><text:span text:style-name="T1">%</text:span></text:p>
        </draw:rect>
        <draw:frame draw:style-name="gr64" draw:text-style-name="P26" draw:layer="layout" svg:width="16.227cm" svg:height="0.641cm" svg:x="19.065cm" svg:y="1.587cm">
          <draw:text-box>
            <text:p><text:span text:style-name="T7">Proportional response based on rate of timeCLK: (1.0 – delSecond) &gt;&gt; ceil(log2(timeCLK))</text:span></text:p>
          </draw:text-box>
        </draw:frame>
      </draw:page>
      <draw:page draw:name="page5" draw:style-name="dp1" draw:master-page-name="Default">
        <draw:rect draw:style-name="gr25" draw:text-style-name="P14" draw:layer="layout" svg:width="3.048cm" svg:height="3.81cm" svg:x="29.02cm" svg:y="3.456cm">
          <draw:glue-point draw:id="4" svg:x="-2cm" svg:y="5cm"/>
          <draw:glue-point draw:id="5" svg:x="3cm" svg:y="5cm"/>
          <draw:glue-point draw:id="6" svg:x="-5.007cm" svg:y="-2.574cm"/>
          <draw:glue-point draw:id="7" svg:x="5.002cm" svg:y="-2.666cm"/>
          <text:p text:style-name="P9"><text:span text:style-name="T1">SyncRegister.v</text:span></text:p>
          <text:p text:style-name="P9"><text:span text:style-name="T1"/></text:p>
          <text:p text:style-name="P9"><text:span text:style-name="T1">64bit x ?</text:span></text:p>
        </draw:rect>
        <draw:rect draw:style-name="gr21" draw:text-style-name="P12" xml:id="id218" draw:id="id218" draw:layer="layout" svg:width="1.016cm" svg:height="0.508cm" svg:x="29.02cm" svg:y="6.123cm">
          <text:p text:style-name="P9"><text:span text:style-name="T1">sRDY</text:span></text:p>
        </draw:rect>
        <draw:rect draw:style-name="gr21" draw:text-style-name="P12" xml:id="id219" draw:id="id219" draw:layer="layout" svg:width="1.016cm" svg:height="0.508cm" svg:x="29.02cm" svg:y="5.488cm">
          <text:p text:style-name="P9"><text:span text:style-name="T1">sEN</text:span></text:p>
        </draw:rect>
        <draw:rect draw:style-name="gr21" draw:text-style-name="P12" xml:id="id223" draw:id="id223" draw:layer="layout" svg:width="1.016cm" svg:height="0.508cm" svg:x="29.02cm" svg:y="6.758cm">
          <text:p text:style-name="P9"><text:span text:style-name="T1">sClk</text:span></text:p>
        </draw:rect>
        <draw:rect draw:style-name="gr21" draw:text-style-name="P12" xml:id="id215" draw:id="id215" draw:layer="layout" svg:width="1.016cm" svg:height="0.508cm" svg:x="29.02cm" svg:y="4.853cm">
          <text:p text:style-name="P9"><text:span text:style-name="T1">sD_IN</text:span></text:p>
        </draw:rect>
        <draw:rect draw:style-name="gr12" draw:text-style-name="P10" xml:id="id221" draw:id="id221" draw:layer="layout" svg:width="1.016cm" svg:height="0.508cm" svg:x="31.052cm" svg:y="6.758cm">
          <text:p text:style-name="P9"><text:span text:style-name="T1">dClk</text:span></text:p>
        </draw:rect>
        <draw:rect draw:style-name="gr12" draw:text-style-name="P10" xml:id="id216" draw:id="id216" draw:layer="layout" svg:width="1.016cm" svg:height="0.508cm" svg:x="31.052cm" svg:y="4.853cm">
          <text:p text:style-name="P9"><text:span text:style-name="T1">DOUT</text:span></text:p>
        </draw:rect>
        <draw:frame draw:style-name="gr16" draw:text-style-name="P7" xml:id="id217" draw:id="id217" draw:layer="layout" svg:width="4.445cm" svg:height="0.762cm" svg:x="34.1cm" svg:y="4.726cm">
          <draw:text-box>
            <text:p><text:span text:style-name="T1">s_ppsLostCC_dD_OUT</text:span></text:p>
          </draw:text-box>
        </draw:frame>
        <draw:frame draw:style-name="gr10" draw:text-style-name="P7" xml:id="id214" draw:id="id214" draw:layer="layout" svg:width="2.54cm" svg:height="0.645cm" svg:x="23.755cm" svg:y="4.35cm">
          <draw:text-box>
            <text:p><text:span text:style-name="T1">s_ppsLos</text:span><text:span text:style-name="T1">t</text:span></text:p>
          </draw:text-box>
        </draw:frame>
        <draw:connector draw:style-name="gr11" draw:text-style-name="P8" draw:layer="layout" svg:x1="26.295cm" svg:y1="4.672cm" svg:x2="29.02cm" svg:y2="5.107cm" draw:start-shape="id214" draw:start-glue-point="1" draw:end-shape="id215" svg:d="M26295 4672h1362v435h1363" svg:viewBox="0 0 2726 436">
          <text:p/>
        </draw:connector>
        <draw:connector draw:style-name="gr11" draw:text-style-name="P8" draw:layer="layout" svg:x1="32.068cm" svg:y1="5.107cm" svg:x2="34.1cm" svg:y2="5.107cm" draw:start-shape="id216" draw:start-glue-point="1" draw:end-shape="id217" draw:end-glue-point="3" svg:d="M32068 5107h2032" svg:viewBox="0 0 2033 1">
          <text:p/>
        </draw:connector>
        <draw:connector draw:style-name="gr11" draw:text-style-name="P8" draw:layer="layout" draw:line-skew="-0.855cm" svg:x1="29.02cm" svg:y1="6.377cm" svg:x2="29.02cm" svg:y2="5.742cm" draw:start-shape="id218" draw:start-glue-point="3" draw:end-shape="id219" draw:end-glue-point="3" svg:d="M29020 6377h-1356v-635h1356" svg:viewBox="0 0 1357 636">
          <text:p/>
        </draw:connector>
        <draw:frame draw:style-name="gr16" draw:text-style-name="P16" draw:layer="layout" svg:width="3.175cm" svg:height="0.762cm" svg:x="29.274cm" svg:y="2.313cm">
          <draw:text-box>
            <text:p><text:span text:style-name="T3">ppsLostCC</text:span></text:p>
          </draw:text-box>
        </draw:frame>
        <draw:connector draw:style-name="gr65" draw:text-style-name="P8" draw:layer="layout" svg:x1="32.848cm" svg:y1="13.34cm" svg:x2="32.068cm" svg:y2="7.012cm" draw:start-shape="id220" draw:start-glue-point="0" draw:end-shape="id221" draw:end-glue-point="1" svg:d="M32848 13340v-6328h-780" svg:viewBox="0 0 781 6329">
          <text:p/>
        </draw:connector>
        <draw:connector draw:style-name="gr66" draw:text-style-name="P8" draw:layer="layout" draw:line-skew="-1.252cm" svg:x1="28.95cm" svg:y1="13.363cm" svg:x2="29.02cm" svg:y2="7.012cm" draw:start-shape="id222" draw:start-glue-point="3" draw:end-shape="id223" draw:end-glue-point="3" svg:d="M28950 13363h-1753v-6351h1823" svg:viewBox="0 0 1824 6352">
          <text:p/>
        </draw:connector>
        <draw:frame draw:style-name="gr10" draw:text-style-name="P7" xml:id="id227" draw:id="id227" draw:layer="layout" svg:width="1.905cm" svg:height="0.645cm" svg:x="1.024cm" svg:y="32.976cm">
          <draw:text-box>
            <text:p><text:span text:style-name="T1">doClear</text:span></text:p>
          </draw:text-box>
        </draw:frame>
        <draw:frame draw:style-name="gr9" draw:text-style-name="P7" xml:id="id226" draw:id="id226" draw:layer="layout" svg:width="3.302cm" svg:height="1.039cm" svg:x="44.768cm" svg:y="4.703cm">
          <draw:text-box>
            <text:p><text:span text:style-name="T1">s_pps</text:span><text:span text:style-name="T1">LostS</text:span><text:span text:style-name="T1">ticky</text:span></text:p>
          </draw:text-box>
        </draw:frame>
        <draw:rect draw:style-name="gr12" draw:text-style-name="P10" xml:id="id224" draw:id="id224" draw:layer="layout" svg:width="1.27cm" svg:height="1.27cm" svg:x="39.688cm" svg:y="5.869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OR</text:span></text:p>
        </draw:rect>
        <draw:rect draw:style-name="gr12" draw:text-style-name="P10" xml:id="id225" draw:id="id225" draw:layer="layout" svg:width="1.27cm" svg:height="1.27cm" svg:x="42.228cm" svg:y="4.599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z^-1</text:span></text:p>
        </draw:rect>
        <draw:connector draw:style-name="gr11" draw:text-style-name="P8" draw:layer="layout" svg:x1="38.545cm" svg:y1="5.107cm" svg:x2="39.688cm" svg:y2="6.25cm" draw:start-shape="id217" draw:start-glue-point="1" draw:end-shape="id224" draw:end-glue-point="6" svg:d="M38545 5107h571v1143h572" svg:viewBox="0 0 1144 1144">
          <text:p/>
        </draw:connector>
        <draw:connector draw:style-name="gr11" draw:text-style-name="P8" draw:layer="layout" svg:x1="38.545cm" svg:y1="5.107cm" svg:x2="42.228cm" svg:y2="4.98cm" draw:start-shape="id217" draw:start-glue-point="1" draw:end-shape="id225" draw:end-glue-point="6" svg:d="M38545 5107h1841v-127h1842" svg:viewBox="0 0 3684 128">
          <text:p/>
        </draw:connector>
        <draw:connector draw:style-name="gr11" draw:text-style-name="P8" draw:layer="layout" svg:x1="40.958cm" svg:y1="6.504cm" svg:x2="42.228cm" svg:y2="5.615cm" draw:start-shape="id224" draw:start-glue-point="1" draw:end-shape="id225" draw:end-glue-point="7" svg:d="M40958 6504h635v-889h635" svg:viewBox="0 0 1271 890">
          <text:p/>
        </draw:connector>
        <draw:connector draw:style-name="gr11" draw:text-style-name="P8" draw:layer="layout" svg:x1="43.498cm" svg:y1="5.234cm" svg:x2="44.768cm" svg:y2="5.222cm" draw:start-shape="id225" draw:start-glue-point="1" draw:end-shape="id226" draw:end-glue-point="3" svg:d="M43498 5234h636v-12h634" svg:viewBox="0 0 1271 13">
          <text:p/>
        </draw:connector>
        <draw:connector draw:style-name="gr11" draw:text-style-name="P8" draw:layer="layout" draw:line-skew="16.932cm" svg:x1="2.929cm" svg:y1="33.298cm" svg:x2="39.688cm" svg:y2="6.885cm" draw:start-shape="id227" draw:start-glue-point="1" draw:end-shape="id224" draw:end-glue-point="7" svg:d="M2929 33298h35311v-26413h1448" svg:viewBox="0 0 36760 26414">
          <text:p/>
        </draw:connector>
        <draw:connector draw:style-name="gr65" draw:text-style-name="P8" draw:layer="layout" draw:line-skew="0cm 2.036cm" svg:x1="43.222cm" svg:y1="12.324cm" svg:x2="43.117cm" svg:y2="5.869cm" draw:start-shape="id228" draw:start-glue-point="5" draw:end-shape="id225" draw:end-glue-point="5" svg:d="M43222 12324v501h646v-4363h-751v-2593" svg:viewBox="0 0 752 6957">
          <text:p/>
        </draw:connector>
        <draw:frame draw:style-name="gr10" draw:text-style-name="P7" xml:id="id229" draw:id="id229" draw:layer="layout" svg:width="3.023cm" svg:height="0.645cm" svg:x="54.303cm" svg:y="4.994cm">
          <draw:text-box>
            <text:p><text:span text:style-name="T1">statusOut(31)</text:span></text:p>
          </draw:text-box>
        </draw:frame>
        <draw:connector draw:style-name="gr11" draw:text-style-name="P8" draw:layer="layout" svg:x1="48.07cm" svg:y1="5.222cm" svg:x2="54.303cm" svg:y2="5.316cm" draw:start-shape="id226" draw:start-glue-point="1" draw:end-shape="id229" draw:end-glue-point="3" svg:d="M48070 5222h3117v94h3116" svg:viewBox="0 0 6234 95">
          <text:p/>
        </draw:connector>
        <draw:rect draw:style-name="gr21" draw:text-style-name="P12" xml:id="id236" draw:id="id236" draw:layer="layout" svg:width="1.27cm" svg:height="1.27cm" svg:x="21.215cm" svg:y="3.996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z^-1</text:span></text:p>
        </draw:rect>
        <draw:frame draw:style-name="gr10" draw:text-style-name="P7" xml:id="id233" draw:id="id233" draw:layer="layout" svg:width="2.233cm" svg:height="0.645cm" svg:x="23.789cm" svg:y="10.192cm">
          <draw:text-box>
            <text:p><text:span text:style-name="T1">s_pp</text:span><text:span text:style-name="T1">sOk</text:span></text:p>
          </draw:text-box>
        </draw:frame>
        <draw:rect draw:style-name="gr21" draw:text-style-name="P12" xml:id="id231" draw:id="id231" draw:layer="layout" svg:width="1.27cm" svg:height="1.27cm" svg:x="19.224cm" svg:y="3.996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AND</text:span></text:p>
        </draw:rect>
        <draw:rect draw:style-name="gr21" draw:text-style-name="P12" xml:id="id232" draw:id="id232" draw:layer="layout" svg:width="1.27cm" svg:height="1.27cm" svg:x="16.293cm" svg:y="9.884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z^-1</text:span></text:p>
        </draw:rect>
        <draw:rect draw:style-name="gr21" draw:text-style-name="P12" xml:id="id234" draw:id="id234" draw:layer="layout" svg:width="1.27cm" svg:height="1.27cm" svg:x="11.21cm" svg:y="7.341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AND</text:span></text:p>
        </draw:rect>
        <draw:rect draw:style-name="gr21" draw:text-style-name="P12" xml:id="id235" draw:id="id235" draw:layer="layout" svg:width="1.27cm" svg:height="1.27cm" svg:x="13.75cm" svg:y="9.884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OR</text:span></text:p>
        </draw:rect>
        <draw:connector draw:style-name="gr11" draw:text-style-name="P8" draw:layer="layout" svg:x1="3.652cm" svg:y1="2.617cm" svg:x2="19.224cm" svg:y2="4.377cm" draw:start-shape="id230" draw:start-glue-point="1" draw:end-shape="id231" draw:end-glue-point="6" svg:d="M3652 2617h8052v1760h7520" svg:viewBox="0 0 15573 1761">
          <text:p/>
        </draw:connector>
        <draw:connector draw:style-name="gr11" draw:text-style-name="P8" draw:layer="layout" draw:line-skew="-0.348cm" svg:x1="17.563cm" svg:y1="10.519cm" svg:x2="23.789cm" svg:y2="10.514cm" draw:start-shape="id232" draw:start-glue-point="1" draw:end-shape="id233" draw:end-glue-point="3" svg:d="M17563 10519h2766v-5h3460" svg:viewBox="0 0 6227 6">
          <text:p/>
        </draw:connector>
        <draw:connector draw:style-name="gr48" draw:text-style-name="P8" draw:layer="layout" draw:line-skew="0cm 3.466cm -0.104cm" svg:x1="17.563cm" svg:y1="10.519cm" svg:x2="11.21cm" svg:y2="8.357cm" draw:start-shape="id232" draw:start-glue-point="1" draw:end-shape="id234" draw:end-glue-point="7" svg:d="M17563 10519h501v2195h-7459v-4357h605" svg:viewBox="0 0 7460 4358">
          <text:p/>
        </draw:connector>
        <draw:connector draw:style-name="gr11" draw:text-style-name="P8" draw:layer="layout" svg:x1="12.48cm" svg:y1="7.976cm" svg:x2="13.75cm" svg:y2="10.265cm" draw:start-shape="id234" draw:start-glue-point="1" draw:end-shape="id235" draw:end-glue-point="6" svg:d="M12480 7976h635v2289h635" svg:viewBox="0 0 1271 2290">
          <text:p/>
        </draw:connector>
        <draw:connector draw:style-name="gr11" draw:text-style-name="P8" draw:layer="layout" svg:x1="3.652cm" svg:y1="2.617cm" svg:x2="13.75cm" svg:y2="10.9cm" draw:start-shape="id230" draw:end-shape="id235" draw:end-glue-point="7" svg:d="M3652 2617h5315v8283h4783" svg:viewBox="0 0 10099 8284">
          <text:p/>
        </draw:connector>
        <draw:connector draw:style-name="gr11" draw:text-style-name="P8" draw:layer="layout" svg:x1="15.02cm" svg:y1="10.519cm" svg:x2="16.293cm" svg:y2="10.519cm" draw:start-shape="id235" draw:start-glue-point="1" draw:end-shape="id232" draw:end-glue-point="3" svg:d="M15020 10519h1273" svg:viewBox="0 0 1274 1">
          <text:p/>
        </draw:connector>
        <draw:connector draw:style-name="gr11" draw:text-style-name="P8" draw:layer="layout" svg:x1="22.485cm" svg:y1="4.631cm" svg:x2="23.755cm" svg:y2="4.672cm" draw:start-shape="id236" draw:start-glue-point="1" draw:end-shape="id214" draw:end-glue-point="3" svg:d="M22485 4631h636v41h634" svg:viewBox="0 0 1271 42">
          <text:p/>
        </draw:connector>
        <draw:rect draw:style-name="gr21" draw:text-style-name="P12" xml:id="id237" draw:id="id237" draw:layer="layout" svg:width="1.27cm" svg:height="1.27cm" svg:x="13.18cm" svg:y="5.266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NOT</text:span></text:p>
        </draw:rect>
        <draw:connector draw:style-name="gr48" draw:text-style-name="P8" draw:layer="layout" svg:x1="22.485cm" svg:y1="4.631cm" svg:x2="14.45cm" svg:y2="5.901cm" draw:start-shape="id236" draw:start-glue-point="1" draw:end-shape="id237" draw:end-glue-point="1" svg:d="M22485 4631h501v1270h-8536" svg:viewBox="0 0 8537 1271">
          <text:p/>
        </draw:connector>
        <draw:connector draw:style-name="gr11" draw:text-style-name="P8" draw:layer="layout" svg:x1="13.18cm" svg:y1="5.647cm" svg:x2="11.21cm" svg:y2="7.722cm" draw:start-shape="id237" draw:start-glue-point="6" draw:end-shape="id234" draw:end-glue-point="6" svg:d="M13180 5647h-2471v2075h501" svg:viewBox="0 0 2472 2076">
          <text:p/>
        </draw:connector>
        <draw:connector draw:style-name="gr11" draw:text-style-name="P8" draw:layer="layout" svg:x1="20.494cm" svg:y1="4.631cm" svg:x2="21.215cm" svg:y2="4.631cm" draw:start-shape="id231" draw:start-glue-point="1" draw:end-shape="id236" draw:end-glue-point="3" svg:d="M20494 4631h721" svg:viewBox="0 0 722 1">
          <text:p/>
        </draw:connector>
        <draw:frame draw:style-name="gr10" draw:text-style-name="P7" xml:id="id238" draw:id="id238" draw:layer="layout" svg:width="3.023cm" svg:height="0.645cm" svg:x="54.315cm" svg:y="2.824cm">
          <draw:text-box>
            <text:p><text:span text:style-name="T1">statusOut(27)</text:span></text:p>
          </draw:text-box>
        </draw:frame>
        <draw:connector draw:style-name="gr11" draw:text-style-name="P8" draw:layer="layout" draw:line-skew="-7.741cm" svg:x1="38.545cm" svg:y1="5.107cm" svg:x2="54.315cm" svg:y2="3.146cm" draw:start-shape="id217" draw:start-glue-point="1" draw:end-shape="id238" draw:end-glue-point="3" svg:d="M38545 5107h144v-1961h15626" svg:viewBox="0 0 15771 1962">
          <text:p/>
        </draw:connector>
        <draw:connector draw:style-name="gr65" draw:text-style-name="P8" xml:id="id240" draw:id="id240" draw:layer="layout" svg:x1="3.643cm" svg:y1="34.575cm" svg:x2="17.182cm" svg:y2="11.154cm" draw:start-shape="id239" draw:start-glue-point="1" draw:end-shape="id232" draw:end-glue-point="5" svg:d="M3643 34575h13539v-23421" svg:viewBox="0 0 13540 23422">
          <text:p/>
        </draw:connector>
        <draw:connector draw:style-name="gr65" draw:text-style-name="P8" xml:id="id274" draw:id="id274" draw:layer="layout" svg:x1="17.182cm" svg:y1="34.575cm" svg:x2="22.104cm" svg:y2="5.266cm" draw:start-shape="id240" draw:start-glue-point="0" draw:end-shape="id236" draw:end-glue-point="5" svg:d="M17182 34575h4922v-29309" svg:viewBox="0 0 4923 29310">
          <text:p/>
        </draw:connector>
        <draw:connector draw:style-name="gr11" draw:text-style-name="P8" draw:layer="layout" svg:x1="17.563cm" svg:y1="10.519cm" svg:x2="19.224cm" svg:y2="5.012cm" draw:start-shape="id232" draw:start-glue-point="1" draw:end-shape="id231" draw:end-glue-point="7" svg:d="M17563 10519h831v-5507h830" svg:viewBox="0 0 1662 5508">
          <text:p/>
        </draw:connector>
        <draw:rect draw:style-name="gr25" draw:text-style-name="P14" draw:layer="layout" svg:width="3.048cm" svg:height="3.81cm" svg:x="28.95cm" svg:y="9.807cm">
          <draw:glue-point draw:id="4" svg:x="-2cm" svg:y="5cm"/>
          <draw:glue-point draw:id="5" svg:x="3cm" svg:y="5cm"/>
          <draw:glue-point draw:id="6" svg:x="-5.007cm" svg:y="-2.574cm"/>
          <draw:glue-point draw:id="7" svg:x="5.002cm" svg:y="-2.666cm"/>
          <text:p text:style-name="P9"><text:span text:style-name="T1">SyncRegister.</text:span><text:span text:style-name="T1">v</text:span></text:p>
          <text:p text:style-name="P9"><text:span text:style-name="T1"/></text:p>
          <text:p text:style-name="P9"><text:span text:style-name="T1">64bit x ?</text:span></text:p>
        </draw:rect>
        <draw:rect draw:style-name="gr21" draw:text-style-name="P12" xml:id="id244" draw:id="id244" draw:layer="layout" svg:width="1.016cm" svg:height="0.508cm" svg:x="28.95cm" svg:y="12.474cm">
          <text:p text:style-name="P9"><text:span text:style-name="T1">sRDY</text:span></text:p>
        </draw:rect>
        <draw:rect draw:style-name="gr21" draw:text-style-name="P12" xml:id="id245" draw:id="id245" draw:layer="layout" svg:width="1.016cm" svg:height="0.508cm" svg:x="28.95cm" svg:y="11.839cm">
          <text:p text:style-name="P9"><text:span text:style-name="T1">sE</text:span><text:span text:style-name="T1">N</text:span></text:p>
        </draw:rect>
        <draw:rect draw:style-name="gr21" draw:text-style-name="P12" xml:id="id222" draw:id="id222" draw:layer="layout" svg:width="1.016cm" svg:height="0.508cm" svg:x="28.95cm" svg:y="13.109cm">
          <text:p text:style-name="P9"><text:span text:style-name="T1">sClk</text:span></text:p>
        </draw:rect>
        <draw:rect draw:style-name="gr21" draw:text-style-name="P12" xml:id="id241" draw:id="id241" draw:layer="layout" svg:width="1.016cm" svg:height="0.508cm" svg:x="28.95cm" svg:y="11.204cm">
          <text:p text:style-name="P9"><text:span text:style-name="T1">sD_IN</text:span></text:p>
        </draw:rect>
        <draw:rect draw:style-name="gr12" draw:text-style-name="P10" xml:id="id252" draw:id="id252" draw:layer="layout" svg:width="1.016cm" svg:height="0.508cm" svg:x="30.982cm" svg:y="13.109cm">
          <text:p text:style-name="P9"><text:span text:style-name="T1">dClk</text:span></text:p>
        </draw:rect>
        <draw:rect draw:style-name="gr12" draw:text-style-name="P10" xml:id="id242" draw:id="id242" draw:layer="layout" svg:width="1.016cm" svg:height="0.508cm" svg:x="30.982cm" svg:y="11.204cm">
          <text:p text:style-name="P9"><text:span text:style-name="T1">DOUT</text:span></text:p>
        </draw:rect>
        <draw:connector draw:style-name="gr11" draw:text-style-name="P8" draw:layer="layout" svg:x1="26.022cm" svg:y1="10.514cm" svg:x2="28.95cm" svg:y2="11.458cm" draw:start-shape="id233" draw:start-glue-point="1" draw:end-shape="id241" svg:d="M26022 10514h1464v944h1464" svg:viewBox="0 0 2929 945">
          <text:p/>
        </draw:connector>
        <draw:connector draw:style-name="gr11" draw:text-style-name="P8" draw:layer="layout" svg:x1="31.998cm" svg:y1="11.458cm" svg:x2="33.961cm" svg:y2="11.381cm" draw:start-shape="id242" draw:start-glue-point="1" draw:end-shape="id243" draw:end-glue-point="3" svg:d="M31998 11458h983v-77h980" svg:viewBox="0 0 1964 78">
          <text:p/>
        </draw:connector>
        <draw:connector draw:style-name="gr11" draw:text-style-name="P8" draw:layer="layout" draw:line-skew="-0.855cm" svg:x1="28.95cm" svg:y1="12.728cm" svg:x2="28.95cm" svg:y2="12.093cm" draw:start-shape="id244" draw:start-glue-point="3" draw:end-shape="id245" draw:end-glue-point="3" svg:d="M28950 12728h-1356v-635h1356" svg:viewBox="0 0 1357 636">
          <text:p/>
        </draw:connector>
        <draw:frame draw:style-name="gr16" draw:text-style-name="P16" draw:layer="layout" svg:width="3.175cm" svg:height="0.762cm" svg:x="29.204cm" svg:y="8.664cm">
          <draw:text-box>
            <text:p><text:span text:style-name="T3">ppsOKCC</text:span></text:p>
          </draw:text-box>
        </draw:frame>
        <draw:frame draw:style-name="gr10" draw:text-style-name="P7" xml:id="id250" draw:id="id250" draw:layer="layout" svg:width="3.023cm" svg:height="0.645cm" svg:x="54.372cm" svg:y="9.28cm">
          <draw:text-box>
            <text:p><text:span text:style-name="T1">statusOut(28)</text:span></text:p>
          </draw:text-box>
        </draw:frame>
        <draw:connector draw:style-name="gr66" draw:text-style-name="P8" draw:layer="layout" draw:line-skew="-1.688cm" svg:x1="28.919cm" svg:y1="20.992cm" svg:x2="28.95cm" svg:y2="13.363cm" draw:start-shape="id246" draw:start-glue-point="3" draw:end-shape="id222" draw:end-glue-point="3" svg:d="M28919 20992h-2189v-7629h2220" svg:viewBox="0 0 2221 7630">
          <text:p/>
        </draw:connector>
        <draw:frame draw:style-name="gr9" draw:text-style-name="P7" xml:id="id248" draw:id="id248" draw:layer="layout" svg:width="3.302cm" svg:height="1.039cm" svg:x="44.873cm" svg:y="11.158cm">
          <draw:text-box>
            <text:p><text:span text:style-name="T1">s_pp</text:span><text:span text:style-name="T1">sInS</text:span><text:span text:style-name="T1">ticky</text:span></text:p>
          </draw:text-box>
        </draw:frame>
        <draw:rect draw:style-name="gr12" draw:text-style-name="P10" xml:id="id247" draw:id="id247" draw:layer="layout" svg:width="1.27cm" svg:height="1.27cm" svg:x="39.793cm" svg:y="12.324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OR</text:span></text:p>
        </draw:rect>
        <draw:rect draw:style-name="gr12" draw:text-style-name="P10" xml:id="id228" draw:id="id228" draw:layer="layout" svg:width="1.27cm" svg:height="1.27cm" svg:x="42.333cm" svg:y="11.054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z^-1</text:span></text:p>
        </draw:rect>
        <draw:connector draw:style-name="gr11" draw:text-style-name="P8" draw:layer="layout" draw:line-skew="0.2cm" svg:x1="38.031cm" svg:y1="11.381cm" svg:x2="39.793cm" svg:y2="12.705cm" draw:start-shape="id243" draw:start-glue-point="1" draw:end-shape="id247" draw:end-glue-point="6" svg:d="M38031 11381h1081v1324h681" svg:viewBox="0 0 1763 1325">
          <text:p/>
        </draw:connector>
        <draw:connector draw:style-name="gr11" draw:text-style-name="P8" draw:layer="layout" svg:x1="38.031cm" svg:y1="11.381cm" svg:x2="42.333cm" svg:y2="11.435cm" draw:start-shape="id243" draw:start-glue-point="1" draw:end-shape="id228" draw:end-glue-point="6" svg:d="M38031 11381h2151v54h2151" svg:viewBox="0 0 4303 55">
          <text:p/>
        </draw:connector>
        <draw:connector draw:style-name="gr11" draw:text-style-name="P8" draw:layer="layout" svg:x1="41.063cm" svg:y1="12.959cm" svg:x2="42.333cm" svg:y2="12.07cm" draw:start-shape="id247" draw:start-glue-point="1" draw:end-shape="id228" draw:end-glue-point="7" svg:d="M41063 12959h635v-889h635" svg:viewBox="0 0 1271 890">
          <text:p/>
        </draw:connector>
        <draw:connector draw:style-name="gr11" draw:text-style-name="P8" draw:layer="layout" svg:x1="43.603cm" svg:y1="11.689cm" svg:x2="44.873cm" svg:y2="11.677cm" draw:start-shape="id228" draw:start-glue-point="1" draw:end-shape="id248" draw:end-glue-point="3" svg:d="M43603 11689h636v-12h634" svg:viewBox="0 0 1271 13">
          <text:p/>
        </draw:connector>
        <draw:frame draw:style-name="gr10" draw:text-style-name="P7" xml:id="id249" draw:id="id249" draw:layer="layout" svg:width="3.023cm" svg:height="0.645cm" svg:x="54.315cm" svg:y="11.381cm">
          <draw:text-box>
            <text:p><text:span text:style-name="T1">statusOut(30)</text:span></text:p>
          </draw:text-box>
        </draw:frame>
        <draw:frame draw:style-name="gr16" draw:text-style-name="P7" xml:id="id243" draw:id="id243" draw:layer="layout" svg:width="4.07cm" svg:height="0.762cm" svg:x="33.961cm" svg:y="11cm">
          <draw:text-box>
            <text:p><text:span text:style-name="T1">s_ppsOKCC_dD_OUT</text:span></text:p>
          </draw:text-box>
        </draw:frame>
        <draw:connector draw:style-name="gr11" draw:text-style-name="P8" draw:layer="layout" draw:line-skew="16.879cm" svg:x1="2.929cm" svg:y1="33.298cm" svg:x2="39.793cm" svg:y2="13.34cm" draw:start-shape="id227" draw:start-glue-point="1" draw:end-shape="id247" draw:end-glue-point="7" svg:d="M2929 33298h35311v-19958h1553" svg:viewBox="0 0 36865 19959">
          <text:p/>
        </draw:connector>
        <draw:custom-shape draw:style-name="gr34" draw:text-style-name="P24" draw:layer="layout" svg:width="1.905cm" svg:height="1.534cm" svg:x="23.831cm" svg:y="11.255cm">
          <text:p text:style-name="P9"><text:span text:style-name="T2">ppsOK</text:span></text:p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onnector draw:style-name="gr11" draw:text-style-name="P8" draw:layer="layout" svg:x1="48.175cm" svg:y1="11.677cm" svg:x2="54.315cm" svg:y2="11.703cm" draw:start-shape="id248" draw:start-glue-point="1" draw:end-shape="id249" draw:end-glue-point="3" svg:d="M48175 11677h3070v26h3070" svg:viewBox="0 0 6141 27">
          <text:p/>
        </draw:connector>
        <draw:connector draw:style-name="gr11" draw:text-style-name="P8" draw:layer="layout" draw:line-skew="-7.026cm" svg:x1="38.031cm" svg:y1="11.381cm" svg:x2="54.372cm" svg:y2="9.602cm" draw:start-shape="id243" draw:start-glue-point="1" draw:end-shape="id250" draw:end-glue-point="3" svg:d="M38031 11381h1145v-1779h15196" svg:viewBox="0 0 16342 1780">
          <text:p/>
        </draw:connector>
        <draw:connector draw:style-name="gr65" draw:text-style-name="P8" xml:id="id220" draw:id="id220" draw:layer="layout" draw:line-skew="1.73cm -3.89cm" svg:x1="33.197cm" svg:y1="28.234cm" svg:x2="31.998cm" svg:y2="13.363cm" draw:start-shape="id251" draw:start-glue-point="0" draw:end-shape="id252" draw:end-glue-point="1" svg:d="M33197 28234v-14894h-698v23h-501" svg:viewBox="0 0 1200 14895">
          <text:p/>
        </draw:connector>
        <draw:custom-shape draw:style-name="gr34" draw:text-style-name="P24" xml:id="id230" draw:id="id230" draw:layer="layout" svg:width="1.905cm" svg:height="1.534cm" svg:x="1.747cm" svg:y="1.85cm">
          <text:p text:style-name="P9"><text:span text:style-name="T2">Pulse</text:span></text:p>
          <text:p text:style-name="P9"><text:span text:style-name="T2">In Window</text:span></text:p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25" draw:text-style-name="P14" draw:layer="layout" svg:width="3.048cm" svg:height="3.81cm" svg:x="28.919cm" svg:y="17.436cm">
          <draw:glue-point draw:id="4" svg:x="-2cm" svg:y="5cm"/>
          <draw:glue-point draw:id="5" svg:x="3cm" svg:y="5cm"/>
          <draw:glue-point draw:id="6" svg:x="-5.007cm" svg:y="-2.574cm"/>
          <draw:glue-point draw:id="7" svg:x="5.002cm" svg:y="-2.666cm"/>
          <text:p text:style-name="P9"><text:span text:style-name="T1">SyncRegiste</text:span><text:span text:style-name="T1">r.v</text:span></text:p>
          <text:p text:style-name="P9"><text:span text:style-name="T1"/></text:p>
          <text:p text:style-name="P9"><text:span text:style-name="T1">64bit x ?</text:span></text:p>
        </draw:rect>
        <draw:rect draw:style-name="gr21" draw:text-style-name="P12" xml:id="id258" draw:id="id258" draw:layer="layout" svg:width="1.016cm" svg:height="0.508cm" svg:x="28.919cm" svg:y="20.103cm">
          <text:p text:style-name="P9"><text:span text:style-name="T1">sRDY</text:span></text:p>
        </draw:rect>
        <draw:rect draw:style-name="gr21" draw:text-style-name="P12" xml:id="id260" draw:id="id260" draw:layer="layout" svg:width="1.016cm" svg:height="0.508cm" svg:x="28.919cm" svg:y="19.468cm">
          <text:p text:style-name="P9"><text:span text:style-name="T1">sEN</text:span></text:p>
        </draw:rect>
        <draw:rect draw:style-name="gr21" draw:text-style-name="P12" xml:id="id246" draw:id="id246" draw:layer="layout" svg:width="1.016cm" svg:height="0.508cm" svg:x="28.919cm" svg:y="20.738cm">
          <text:p text:style-name="P9"><text:span text:style-name="T1">sClk</text:span></text:p>
        </draw:rect>
        <draw:rect draw:style-name="gr21" draw:text-style-name="P12" xml:id="id255" draw:id="id255" draw:layer="layout" svg:width="1.016cm" svg:height="0.508cm" svg:x="28.919cm" svg:y="18.833cm">
          <text:p text:style-name="P9"><text:span text:style-name="T1">sD_I</text:span><text:span text:style-name="T1">N</text:span></text:p>
        </draw:rect>
        <draw:rect draw:style-name="gr12" draw:text-style-name="P10" xml:id="id273" draw:id="id273" draw:layer="layout" svg:width="1.016cm" svg:height="0.508cm" svg:x="30.951cm" svg:y="20.738cm">
          <text:p text:style-name="P9"><text:span text:style-name="T1">dClk</text:span></text:p>
        </draw:rect>
        <draw:rect draw:style-name="gr12" draw:text-style-name="P10" xml:id="id256" draw:id="id256" draw:layer="layout" svg:width="1.016cm" svg:height="0.508cm" svg:x="30.951cm" svg:y="18.833cm">
          <text:p text:style-name="P9"><text:span text:style-name="T1">DOUT</text:span></text:p>
        </draw:rect>
        <draw:frame draw:style-name="gr16" draw:text-style-name="P7" xml:id="id257" draw:id="id257" draw:layer="layout" svg:width="3.962cm" svg:height="0.762cm" svg:x="33.999cm" svg:y="18.706cm">
          <draw:text-box>
            <text:p><text:span text:style-name="T1">s_now</text:span><text:span text:style-name="T1">InCC_</text:span><text:span text:style-name="T1">dD_O</text:span><text:span text:style-name="T1">UT</text:span></text:p>
          </draw:text-box>
        </draw:frame>
        <draw:frame draw:style-name="gr10" draw:text-style-name="P7" xml:id="id254" draw:id="id254" draw:layer="layout" svg:width="4.775cm" svg:height="0.645cm" svg:x="17.555cm" svg:y="19.045cm">
          <draw:text-box>
            <text:p><text:span text:style-name="T1">s_nowInCC_sD_IN[63:0]</text:span></text:p>
          </draw:text-box>
        </draw:frame>
        <draw:frame draw:style-name="gr10" draw:text-style-name="P7" xml:id="id276" draw:id="id276" draw:layer="layout" svg:width="1.27cm" svg:height="0.645cm" svg:x="56.355cm" svg:y="35.154cm">
          <draw:text-box>
            <text:p><text:span text:style-name="T1">CLK</text:span></text:p>
          </draw:text-box>
        </draw:frame>
        <draw:frame draw:style-name="gr16" draw:text-style-name="P7" xml:id="id239" draw:id="id239" draw:layer="layout" svg:width="2.667cm" svg:height="0.762cm" svg:x="0.976cm" svg:y="34.194cm">
          <draw:text-box>
            <text:p><text:span text:style-name="T1">CLK_t</text:span><text:span text:style-name="T1">ime_c</text:span><text:span text:style-name="T1">lk</text:span></text:p>
          </draw:text-box>
        </draw:frame>
        <draw:frame draw:style-name="gr10" draw:text-style-name="P7" xml:id="id253" draw:id="id253" draw:layer="layout" svg:width="4.445cm" svg:height="0.645cm" svg:x="6.163cm" svg:y="23.802cm">
          <draw:text-box>
            <text:p><text:span text:style-name="T1"><text:s/></text:span><text:span text:style-name="T1">s_fracSeconds[47:16]</text:span></text:p>
          </draw:text-box>
        </draw:frame>
        <draw:connector draw:style-name="gr11" draw:text-style-name="P8" draw:layer="layout" draw:line-skew="1.381cm" svg:x1="10.608cm" svg:y1="24.124cm" svg:x2="13.87cm" svg:y2="21.939cm" draw:start-shape="id253" draw:start-glue-point="1" svg:d="M10608 24124h3262v-2185" svg:viewBox="0 0 3263 2186">
          <text:p/>
        </draw:connector>
        <draw:connector draw:style-name="gr11" draw:text-style-name="P8" draw:layer="layout" svg:x1="22.33cm" svg:y1="19.367cm" svg:x2="28.919cm" svg:y2="19.087cm" draw:start-shape="id254" draw:start-glue-point="1" draw:end-shape="id255" draw:end-glue-point="3" svg:d="M22330 19367h3294v-280h3295" svg:viewBox="0 0 6590 281">
          <text:p/>
        </draw:connector>
        <draw:connector draw:style-name="gr11" draw:text-style-name="P8" draw:layer="layout" svg:x1="31.967cm" svg:y1="19.087cm" svg:x2="33.999cm" svg:y2="19.087cm" draw:start-shape="id256" draw:start-glue-point="1" draw:end-shape="id257" draw:end-glue-point="3" svg:d="M31967 19087h2032" svg:viewBox="0 0 2033 1">
          <text:p/>
        </draw:connector>
        <draw:connector draw:style-name="gr11" draw:text-style-name="P8" draw:layer="layout" draw:line-skew="-0.421cm" svg:x1="28.919cm" svg:y1="20.357cm" svg:x2="29.238cm" svg:y2="24.739cm" draw:start-shape="id258" draw:start-glue-point="3" draw:end-shape="id259" draw:end-glue-point="7" svg:d="M28919 20357h-922v4382h1241" svg:viewBox="0 0 1242 4383">
          <text:p/>
        </draw:connector>
        <draw:connector draw:style-name="gr11" draw:text-style-name="P8" draw:layer="layout" draw:line-skew="-0.456cm" svg:x1="28.919cm" svg:y1="20.357cm" svg:x2="28.919cm" svg:y2="19.722cm" draw:start-shape="id258" draw:start-glue-point="3" draw:end-shape="id260" draw:end-glue-point="3" svg:d="M28919 20357h-957v-635h957" svg:viewBox="0 0 958 636">
          <text:p/>
        </draw:connector>
        <draw:frame draw:style-name="gr16" draw:text-style-name="P16" draw:layer="layout" svg:width="3.175cm" svg:height="0.762cm" svg:x="29.173cm" svg:y="16.293cm">
          <draw:text-box>
            <text:p><text:span text:style-name="T3">nowInCC</text:span></text:p>
          </draw:text-box>
        </draw:frame>
        <draw:frame draw:style-name="gr16" draw:text-style-name="P7" xml:id="id261" draw:id="id261" draw:layer="layout" svg:width="3.556cm" svg:height="0.762cm" svg:x="54.342cm" svg:y="18.53cm">
          <draw:text-box>
            <text:p><text:span text:style-name="T1">nowCC[63:0]</text:span></text:p>
          </draw:text-box>
        </draw:frame>
        <draw:connector draw:style-name="gr11" draw:text-style-name="P8" draw:layer="layout" svg:x1="37.961cm" svg:y1="19.087cm" svg:x2="54.342cm" svg:y2="18.911cm" draw:start-shape="id257" draw:start-glue-point="1" draw:end-shape="id261" draw:end-glue-point="3" svg:d="M37961 19087h8191v-176h8190" svg:viewBox="0 0 16382 177">
          <text:p/>
        </draw:connector>
        <draw:frame draw:style-name="gr16" draw:text-style-name="P7" xml:id="id263" draw:id="id263" draw:layer="layout" svg:width="2.667cm" svg:height="0.762cm" svg:x="0.976cm" svg:y="30.511cm">
          <draw:text-box>
            <text:p><text:span text:style-name="T1">timeIn</text:span></text:p>
          </draw:text-box>
        </draw:frame>
        <draw:rect draw:style-name="gr21" draw:text-style-name="P12" xml:id="id264" draw:id="id264" draw:layer="layout" svg:width="1.27cm" svg:height="1.27cm" svg:x="41.489cm" svg:y="25.586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z^-1</text:span></text:p>
        </draw:rect>
        <draw:ellipse draw:style-name="gr21" draw:text-style-name="P25" xml:id="id262" draw:id="id262" draw:layer="layout" svg:width="1.27cm" svg:height="1.143cm" svg:x="38.695cm" svg:y="25.713cm">
          <text:p text:style-name="P9"><text:span text:style-name="T2">-</text:span></text:p>
        </draw:ellipse>
        <draw:connector draw:style-name="gr11" draw:text-style-name="P8" draw:layer="layout" svg:x1="37.961cm" svg:y1="19.087cm" svg:x2="39.33cm" svg:y2="25.713cm" draw:start-shape="id257" draw:start-glue-point="1" draw:end-shape="id262" draw:end-glue-point="0" svg:d="M37961 19087h1369v6626" svg:viewBox="0 0 1370 6627">
          <text:p/>
        </draw:connector>
        <draw:connector draw:style-name="gr11" draw:text-style-name="P8" draw:layer="layout" svg:x1="3.643cm" svg:y1="30.892cm" svg:x2="39.33cm" svg:y2="26.856cm" draw:start-shape="id263" draw:start-glue-point="1" draw:end-shape="id262" draw:end-glue-point="2" svg:d="M3643 30892h35687v-4036" svg:viewBox="0 0 35688 4037">
          <text:p/>
        </draw:connector>
        <draw:connector draw:style-name="gr11" draw:text-style-name="P8" draw:layer="layout" svg:x1="39.965cm" svg:y1="26.284cm" svg:x2="41.489cm" svg:y2="26.221cm" draw:start-shape="id262" draw:start-glue-point="1" draw:end-shape="id264" draw:end-glue-point="3" svg:d="M39965 26284h762v-63h762" svg:viewBox="0 0 1525 64">
          <text:p/>
        </draw:connector>
        <draw:frame draw:style-name="gr16" draw:text-style-name="P7" xml:id="id267" draw:id="id267" draw:layer="layout" svg:width="3.556cm" svg:height="0.762cm" svg:x="54.356cm" svg:y="26.047cm">
          <draw:text-box>
            <text:p><text:span text:style-name="T1">deltaTime[63:0]</text:span></text:p>
          </draw:text-box>
        </draw:frame>
        <draw:frame draw:style-name="gr16" draw:text-style-name="P7" xml:id="id265" draw:id="id265" draw:layer="layout" svg:width="2.667cm" svg:height="0.762cm" svg:x="0.976cm" svg:y="31.781cm">
          <draw:text-box>
            <text:p><text:span text:style-name="T1">doDeltaTime</text:span></text:p>
          </draw:text-box>
        </draw:frame>
        <draw:connector draw:style-name="gr11" draw:text-style-name="P8" draw:layer="layout" draw:line-skew="17.498cm" svg:x1="3.643cm" svg:y1="32.162cm" svg:x2="41.489cm" svg:y2="26.602cm" draw:start-shape="id265" draw:start-glue-point="1" draw:end-shape="id264" draw:end-glue-point="7" svg:d="M3643 32162h36421v-5560h1425" svg:viewBox="0 0 37847 5561">
          <text:p/>
        </draw:connector>
        <draw:connector draw:style-name="gr66" draw:text-style-name="P8" draw:layer="layout" svg:x1="30.127cm" svg:y1="34.575cm" svg:x2="42.378cm" svg:y2="26.856cm" draw:start-shape="id266" draw:start-glue-point="0" draw:end-shape="id264" draw:end-glue-point="5" svg:d="M30127 34575h12251v-7719" svg:viewBox="0 0 12252 7720">
          <text:p/>
        </draw:connector>
        <draw:connector draw:style-name="gr11" draw:text-style-name="P8" draw:layer="layout" svg:x1="42.759cm" svg:y1="26.221cm" svg:x2="54.356cm" svg:y2="26.428cm" draw:start-shape="id264" draw:start-glue-point="1" draw:end-shape="id267" draw:end-glue-point="3" svg:d="M42759 26221h5799v207h5798" svg:viewBox="0 0 11598 208">
          <text:p/>
        </draw:connector>
        <draw:rect draw:style-name="gr21" draw:text-style-name="P12" xml:id="id259" draw:id="id259" draw:layer="layout" svg:width="1.27cm" svg:height="1.27cm" svg:x="29.238cm" svg:y="23.723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z^-1</text:span></text:p>
        </draw:rect>
        <draw:frame draw:style-name="gr10" draw:text-style-name="P7" xml:id="id268" draw:id="id268" draw:layer="layout" svg:width="2.997cm" svg:height="0.645cm" svg:x="34.047cm" svg:y="24.019cm">
          <draw:text-box>
            <text:p><text:span text:style-name="T1">s_nowTC[63:0]</text:span></text:p>
          </draw:text-box>
        </draw:frame>
        <draw:connector draw:style-name="gr11" draw:text-style-name="P8" draw:layer="layout" svg:x1="30.508cm" svg:y1="24.358cm" svg:x2="34.047cm" svg:y2="24.341cm" draw:start-shape="id259" draw:start-glue-point="1" draw:end-shape="id268" draw:end-glue-point="3" svg:d="M30508 24358h1770v-17h1769" svg:viewBox="0 0 3540 18">
          <text:p/>
        </draw:connector>
        <draw:connector draw:style-name="gr11" draw:text-style-name="P8" draw:layer="layout" svg:x1="10.043cm" svg:y1="18.869cm" svg:x2="13.87cm" svg:y2="20.796cm" draw:start-shape="id269" draw:start-glue-point="1" draw:end-shape="id270" draw:end-glue-point="0" svg:d="M10043 18869h3827v1927" svg:viewBox="0 0 3828 1928">
          <text:p/>
        </draw:connector>
        <draw:frame draw:style-name="gr10" draw:text-style-name="P7" xml:id="id271" draw:id="id271" draw:layer="layout" svg:width="2.667cm" svg:height="0.645cm" svg:x="54.382cm" svg:y="24.132cm">
          <draw:text-box>
            <text:p><text:span text:style-name="T1">nowTC[63:0]</text:span></text:p>
          </draw:text-box>
        </draw:frame>
        <draw:connector draw:style-name="gr11" draw:text-style-name="P8" draw:layer="layout" svg:x1="37.044cm" svg:y1="24.341cm" svg:x2="54.382cm" svg:y2="24.454cm" draw:start-shape="id268" draw:start-glue-point="1" draw:end-shape="id271" draw:end-glue-point="3" svg:d="M37044 24341h8669v113h8669" svg:viewBox="0 0 17339 114">
          <text:p/>
        </draw:connector>
        <draw:connector draw:style-name="gr65" draw:text-style-name="P8" xml:id="id251" draw:id="id251" draw:layer="layout" draw:line-skew="-4.323cm" svg:x1="43.222cm" svg:y1="35.476cm" svg:x2="31.967cm" svg:y2="20.992cm" draw:start-shape="id272" draw:start-glue-point="0" draw:end-shape="id273" draw:end-glue-point="1" svg:d="M43222 35476h-10025v-14484h-1230" svg:viewBox="0 0 11256 14485">
          <text:p/>
        </draw:connector>
        <draw:connector draw:style-name="gr66" draw:text-style-name="P8" draw:layer="layout" svg:x1="22.104cm" svg:y1="34.575cm" svg:x2="28.919cm" svg:y2="20.992cm" draw:start-shape="id274" draw:start-glue-point="0" draw:end-shape="id246" draw:end-glue-point="3" svg:d="M22104 34575h3482v-13583h3333" svg:viewBox="0 0 6816 13584">
          <text:p/>
        </draw:connector>
        <draw:connector draw:style-name="gr66" draw:text-style-name="P8" xml:id="id266" draw:id="id266" draw:layer="layout" svg:x1="22.104cm" svg:y1="34.575cm" svg:x2="30.127cm" svg:y2="24.993cm" draw:start-shape="id274" draw:start-glue-point="0" draw:end-shape="id259" draw:end-glue-point="5" svg:d="M22104 34575h8023v-9582" svg:viewBox="0 0 8024 9583">
          <text:p/>
        </draw:connector>
        <draw:custom-shape draw:style-name="gr34" draw:text-style-name="P19" xml:id="id275" draw:id="id275" draw:layer="layout" svg:width="1.905cm" svg:height="1.534cm" svg:x="1.738cm" svg:y="17.938cm">
          <text:p text:style-name="P9">refSecCnt</text:p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10" draw:text-style-name="P7" xml:id="id269" draw:id="id269" draw:layer="layout" svg:width="3.965cm" svg:height="0.645cm" svg:x="6.078cm" svg:y="18.547cm">
          <draw:text-box>
            <text:p><text:span text:style-name="T1">s_refSecCou</text:span><text:span text:style-name="T1">nt(31:0)</text:span></text:p>
          </draw:text-box>
        </draw:frame>
        <draw:connector draw:style-name="gr11" draw:text-style-name="P8" draw:layer="layout" svg:x1="3.643cm" svg:y1="18.705cm" svg:x2="6.078cm" svg:y2="18.869cm" draw:start-shape="id275" draw:start-glue-point="1" draw:end-shape="id269" draw:end-glue-point="3" svg:d="M3643 18705h1456v164h979" svg:viewBox="0 0 2436 165">
          <text:p/>
        </draw:connector>
        <draw:ellipse draw:style-name="gr21" draw:text-style-name="P25" xml:id="id270" draw:id="id270" draw:layer="layout" svg:width="1.27cm" svg:height="1.143cm" svg:x="13.235cm" svg:y="20.796cm">
          <text:p text:style-name="P9"><text:span text:style-name="T2">&amp;</text:span></text:p>
        </draw:ellipse>
        <draw:connector draw:style-name="gr11" draw:text-style-name="P8" draw:layer="layout" svg:x1="14.505cm" svg:y1="21.367cm" svg:x2="17.555cm" svg:y2="19.367cm" draw:start-shape="id270" draw:start-glue-point="1" draw:end-shape="id254" draw:end-glue-point="3" svg:d="M14505 21367h1526v-2000h1524" svg:viewBox="0 0 3051 2001">
          <text:p/>
        </draw:connector>
        <draw:connector draw:style-name="gr11" draw:text-style-name="P8" draw:layer="layout" draw:line-skew="-5.683cm" svg:x1="14.505cm" svg:y1="21.367cm" svg:x2="29.238cm" svg:y2="24.104cm" draw:start-shape="id270" draw:start-glue-point="1" draw:end-shape="id259" draw:end-glue-point="6" svg:d="M14505 21367h1684v2737h13049" svg:viewBox="0 0 14734 2738">
          <text:p/>
        </draw:connector>
        <draw:frame draw:style-name="gr67" draw:text-style-name="P27" draw:layer="layout" svg:width="12.725cm" svg:height="5.267cm" svg:x="44.103cm" svg:y="27.775cm">
          <draw:text-box>
            <text:p><text:span text:style-name="T8">Notice </text:span><text:span text:style-name="T8">of </text:span><text:span text:style-name="T8">potenti</text:span><text:span text:style-name="T8">al </text:span><text:span text:style-name="T8">proble</text:span><text:span text:style-name="T8">m:</text:span></text:p>
            <text:p><text:span text:style-name="T8"/></text:p>
            <text:p><text:span text:style-name="T8">'deltaTi</text:span><text:span text:style-name="T8">me' is </text:span><text:span text:style-name="T8">calcula</text:span><text:span text:style-name="T8">ted </text:span><text:span text:style-name="T8">from </text:span><text:span text:style-name="T8">values </text:span><text:span text:style-name="T8">in the </text:span><text:span text:style-name="T8">Control </text:span><text:span text:style-name="T8">clk </text:span><text:span text:style-name="T8">domain</text:span><text:span text:style-name="T8">, but </text:span><text:span text:style-name="T8">registe</text:span><text:span text:style-name="T8">red by </text:span><text:span text:style-name="T8">the </text:span><text:span text:style-name="T8">Time </text:span><text:span text:style-name="T8">clock </text:span><text:span text:style-name="T8">and </text:span><text:span text:style-name="T8">made </text:span><text:span text:style-name="T8">availab</text:span><text:span text:style-name="T8">le to </text:span><text:span text:style-name="T8">the </text:span><text:span text:style-name="T8">host </text:span><text:span text:style-name="T8">for </text:span><text:span text:style-name="T8">reading</text:span><text:span text:style-name="T8">.</text:span></text:p>
            <text:p><text:span text:style-name="T8"/></text:p>
            <text:p><text:span text:style-name="T8">*Shoul</text:span><text:span text:style-name="T8">d be a </text:span><text:span text:style-name="T8">Control </text:span><text:span text:style-name="T8">Clock </text:span><text:span text:style-name="T8">register</text:span><text:span text:style-name="T8">.</text:span></text:p>
          </draw:text-box>
        </draw:frame>
        <draw:connector draw:style-name="gr65" draw:text-style-name="P8" xml:id="id272" draw:id="id272" draw:layer="layout" svg:x1="56.355cm" svg:y1="35.476cm" svg:x2="43.222cm" svg:y2="12.324cm" draw:start-shape="id276" draw:start-glue-point="3" draw:end-shape="id228" draw:end-glue-point="5" svg:d="M56355 35476h-13133v-23152" svg:viewBox="0 0 13134 23153">
          <text:p/>
        </draw:connector>
        <draw:custom-shape draw:style-name="gr34" draw:text-style-name="P24" xml:id="id277" draw:id="id277" draw:layer="layout" svg:width="1.905cm" svg:height="1.534cm" svg:x="2.021cm" svg:y="23.077cm">
          <text:p text:style-name="P9"><text:span text:style-name="T2">fracSeconds</text:span></text:p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onnector draw:style-name="gr11" draw:text-style-name="P8" draw:layer="layout" svg:x1="3.926cm" svg:y1="23.844cm" svg:x2="6.163cm" svg:y2="24.124cm" draw:start-shape="id277" draw:end-shape="id253" draw:end-glue-point="3" svg:d="M3926 23844h1532v280h705" svg:viewBox="0 0 2238 281">
          <text:p/>
        </draw:connector>
        <draw:rect draw:style-name="gr21" draw:text-style-name="P12" draw:layer="layout" svg:width="1.27cm" svg:height="1.27cm" svg:x="11.528cm" svg:y="23.435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z^-1</text:span></text:p>
        </draw:rect>
        <draw:frame draw:style-name="gr22" draw:text-style-name="P13" draw:layer="layout" svg:width="4.445cm" svg:height="0.645cm" svg:x="11.141cm" svg:y="22.727cm">
          <draw:text-box>
            <text:p><text:span text:style-name="T1"><text:s/></text:span><text:span text:style-name="T1">s1_fracSeco</text:span><text:span text:style-name="T1">nds[47:16]</text:span></text:p>
          </draw:text-box>
        </draw:frame>
      </draw:page>
      <draw:page draw:name="page6" draw:style-name="dp1" draw:master-page-name="Default">
        <draw:frame draw:style-name="gr10" draw:text-style-name="P7" xml:id="id278" draw:id="id278" draw:layer="layout" svg:width="1.905cm" svg:height="0.645cm" svg:x="12.65cm" svg:y="12.329cm">
          <draw:text-box>
            <text:p><text:span text:style-name="T1">CLK</text:span></text:p>
          </draw:text-box>
        </draw:frame>
        <draw:frame draw:style-name="gr10" draw:text-style-name="P7" xml:id="id283" draw:id="id283" draw:layer="layout" svg:width="1.905cm" svg:height="0.645cm" svg:x="12.523cm" svg:y="11.059cm">
          <draw:text-box>
            <text:p><text:span text:style-name="T1">doClear</text:span></text:p>
          </draw:text-box>
        </draw:frame>
        <draw:connector draw:style-name="gr11" draw:text-style-name="P8" draw:layer="layout" svg:x1="14.555cm" svg:y1="12.651cm" svg:x2="23.572cm" svg:y2="7.884cm" draw:start-shape="id278" draw:start-glue-point="1" draw:end-shape="id279" draw:end-glue-point="5" svg:d="M14555 12651h9017v-4767" svg:viewBox="0 0 9018 4768">
          <text:p/>
        </draw:connector>
        <draw:frame draw:style-name="gr10" draw:text-style-name="P7" xml:id="id281" draw:id="id281" draw:layer="layout" svg:width="3.937cm" svg:height="0.645cm" svg:x="25.223cm" svg:y="6.985cm">
          <draw:text-box>
            <text:p><text:span text:style-name="T1">s_timeSet</text:span><text:span text:style-name="T1">Sticky</text:span></text:p>
          </draw:text-box>
        </draw:frame>
        <draw:rect draw:style-name="gr21" draw:text-style-name="P12" xml:id="id280" draw:id="id280" draw:layer="layout" svg:width="1.27cm" svg:height="1.27cm" svg:x="20.143cm" svg:y="7.884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OR</text:span></text:p>
        </draw:rect>
        <draw:rect draw:style-name="gr21" draw:text-style-name="P12" xml:id="id279" draw:id="id279" draw:layer="layout" svg:width="1.27cm" svg:height="1.27cm" svg:x="22.683cm" svg:y="6.614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z^-1</text:span></text:p>
        </draw:rect>
        <draw:connector draw:style-name="gr11" draw:text-style-name="P8" draw:layer="layout" svg:x1="21.413cm" svg:y1="8.519cm" svg:x2="22.683cm" svg:y2="7.63cm" draw:start-shape="id280" draw:start-glue-point="1" draw:end-shape="id279" draw:end-glue-point="7" svg:d="M21413 8519h635v-889h635" svg:viewBox="0 0 1271 890">
          <text:p/>
        </draw:connector>
        <draw:connector draw:style-name="gr11" draw:text-style-name="P8" draw:layer="layout" svg:x1="23.953cm" svg:y1="7.249cm" svg:x2="25.223cm" svg:y2="7.307cm" draw:start-shape="id279" draw:start-glue-point="1" draw:end-shape="id281" draw:end-glue-point="3" svg:d="M23953 7249h636v58h634" svg:viewBox="0 0 1271 59">
          <text:p/>
        </draw:connector>
        <draw:frame draw:style-name="gr10" draw:text-style-name="P7" xml:id="id282" draw:id="id282" draw:layer="layout" svg:width="2.794cm" svg:height="0.645cm" svg:x="12.523cm" svg:y="7.884cm">
          <draw:text-box>
            <text:p><text:span text:style-name="T1">doSetTime</text:span></text:p>
          </draw:text-box>
        </draw:frame>
        <draw:connector draw:style-name="gr11" draw:text-style-name="P8" draw:layer="layout" svg:x1="15.317cm" svg:y1="8.206cm" svg:x2="20.143cm" svg:y2="8.265cm" draw:start-shape="id282" draw:start-glue-point="1" draw:end-shape="id280" draw:end-glue-point="6" svg:d="M15317 8206h2413v59h2413" svg:viewBox="0 0 4827 60">
          <text:p/>
        </draw:connector>
        <draw:connector draw:style-name="gr11" draw:text-style-name="P8" draw:layer="layout" draw:line-skew="1.588cm" svg:x1="14.428cm" svg:y1="11.381cm" svg:x2="20.143cm" svg:y2="8.9cm" draw:start-shape="id283" draw:start-glue-point="1" draw:end-shape="id280" draw:end-glue-point="7" svg:d="M14428 11381h4445v-2481h1270" svg:viewBox="0 0 5716 2482">
          <text:p/>
        </draw:connector>
        <draw:rect draw:style-name="gr21" draw:text-style-name="P12" xml:id="id284" draw:id="id284" draw:layer="layout" svg:width="1.27cm" svg:height="1.27cm" svg:x="20.143cm" svg:y="6.37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NOT</text:span></text:p>
        </draw:rect>
        <draw:connector draw:style-name="gr11" draw:text-style-name="P8" draw:layer="layout" svg:x1="14.428cm" svg:y1="11.381cm" svg:x2="20.143cm" svg:y2="6.751cm" draw:start-shape="id283" draw:start-glue-point="1" draw:end-shape="id284" draw:end-glue-point="6" svg:d="M14428 11381h2857v-4630h2858" svg:viewBox="0 0 5716 4631">
          <text:p/>
        </draw:connector>
        <draw:connector draw:style-name="gr11" draw:text-style-name="P8" draw:layer="layout" svg:x1="21.413cm" svg:y1="7.005cm" svg:x2="22.683cm" svg:y2="6.995cm" draw:start-shape="id284" draw:start-glue-point="1" draw:end-shape="id279" draw:end-glue-point="6" svg:d="M21413 7005h635v-10h635" svg:viewBox="0 0 1271 11">
          <text:p/>
        </draw:connector>
        <draw:frame draw:style-name="gr9" draw:text-style-name="P7" xml:id="id287" draw:id="id287" draw:layer="layout" svg:width="4.318cm" svg:height="1.039cm" svg:x="25.13cm" svg:y="2.641cm">
          <draw:text-box>
            <text:p><text:span text:style-name="T1">s_gpsInSticky</text:span></text:p>
          </draw:text-box>
        </draw:frame>
        <draw:frame draw:style-name="gr9" draw:text-style-name="P7" xml:id="id285" draw:id="id285" draw:layer="layout" svg:width="1.016cm" svg:height="1.039cm" svg:x="15.732cm" svg:y="2.397cm">
          <draw:text-box>
            <text:p><text:span text:style-name="T1">'0'</text:span></text:p>
          </draw:text-box>
        </draw:frame>
        <draw:rect draw:style-name="gr21" draw:text-style-name="P12" xml:id="id286" draw:id="id286" draw:layer="layout" svg:width="1.27cm" svg:height="1.27cm" svg:x="22.59cm" svg:y="2.27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z^-1</text:span></text:p>
        </draw:rect>
        <draw:connector draw:style-name="gr11" draw:text-style-name="P8" draw:layer="layout" svg:x1="16.748cm" svg:y1="2.916cm" svg:x2="22.59cm" svg:y2="2.651cm" draw:start-shape="id285" draw:start-glue-point="1" draw:end-shape="id286" draw:end-glue-point="6" svg:d="M16748 2916h2921v-265h2921" svg:viewBox="0 0 5843 266">
          <text:p/>
        </draw:connector>
        <draw:connector draw:style-name="gr11" draw:text-style-name="P8" draw:layer="layout" svg:x1="23.86cm" svg:y1="2.905cm" svg:x2="25.13cm" svg:y2="3.16cm" draw:start-shape="id286" draw:start-glue-point="1" draw:end-shape="id287" draw:end-glue-point="3" svg:d="M23860 2905h636v255h634" svg:viewBox="0 0 1271 256">
          <text:p/>
        </draw:connector>
        <draw:connector draw:style-name="gr11" draw:text-style-name="P8" draw:layer="layout" draw:line-skew="0.318cm" svg:x1="14.428cm" svg:y1="11.381cm" svg:x2="22.59cm" svg:y2="3.286cm" draw:start-shape="id283" draw:start-glue-point="1" draw:end-shape="id286" draw:end-glue-point="7" svg:d="M14428 11381h4399v-8095h3763" svg:viewBox="0 0 8163 8096">
          <text:p/>
        </draw:connector>
        <draw:line draw:style-name="gr68" draw:text-style-name="P8" draw:layer="layout" svg:x1="50.53cm" svg:y1="3.54cm" svg:x2="56.88cm" svg:y2="3.54cm">
          <text:p text:style-name="P9">fracValid</text:p>
          <text:p text:style-name="P9"/>
        </draw:line>
        <draw:custom-shape draw:style-name="gr18" draw:text-style-name="P11" xml:id="id288" draw:id="id288" draw:layer="layout" svg:width="4.318cm" svg:height="1.27cm" draw:transform="rotate (1.5707963267949) translate (49.338cm 5.872cm)">
          <draw:glue-point draw:id="8" svg:x="-5cm" svg:y="-3.235cm"/>
          <draw:glue-point draw:id="9" svg:x="-5cm" svg:y="2.647cm"/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11" draw:text-style-name="P8" draw:layer="layout" svg:x1="48.576cm" svg:y1="2.431cm" svg:x2="49.338cm" svg:y2="2.317cm" draw:end-shape="id288" draw:end-glue-point="8" svg:d="M48576 2431h131v-114h631" svg:viewBox="0 0 763 115">
          <text:p/>
        </draw:connector>
        <draw:connector draw:style-name="gr11" draw:text-style-name="P8" draw:layer="layout" svg:x1="48.576cm" svg:y1="4.971cm" svg:x2="49.338cm" svg:y2="4.855cm" draw:end-shape="id288" draw:end-glue-point="9" svg:d="M48576 4971h131v-116h631" svg:viewBox="0 0 763 117">
          <text:p/>
        </draw:connector>
        <draw:frame draw:style-name="gr19" draw:text-style-name="P7" draw:layer="layout" svg:width="1.011cm" svg:height="3.498cm" svg:x="49.338cm" svg:y="1.834cm">
          <draw:text-box>
            <text:p><text:span text:style-name="T1"/></text:p>
            <text:p><text:span text:style-name="T1">0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1</text:span></text:p>
          </draw:text-box>
        </draw:frame>
        <draw:frame draw:style-name="gr69" draw:text-style-name="P5" draw:layer="layout" svg:width="3.11cm" svg:height="0.954cm" svg:x="45.481cm" svg:y="1.888cm">
          <draw:text-box>
            <text:p><text:span text:style-name="T2">s_ppsOK</text:span></text:p>
          </draw:text-box>
        </draw:frame>
        <draw:rect draw:style-name="gr21" draw:text-style-name="P12" draw:layer="layout" svg:width="1.27cm" svg:height="1.27cm" svg:x="47.273cm" svg:y="4.374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OR</text:span></text:p>
        </draw:rect>
        <draw:line draw:style-name="gr11" draw:text-style-name="P8" draw:layer="layout" svg:x1="50.067cm" svg:y1="7.676cm" svg:x2="50.067cm" svg:y2="5.39cm">
          <text:p/>
        </draw:line>
        <draw:line draw:style-name="gr11" draw:text-style-name="P8" draw:layer="layout" svg:x1="45.776cm" svg:y1="4.755cm" svg:x2="47.3cm" svg:y2="4.755cm">
          <text:p/>
        </draw:line>
        <draw:line draw:style-name="gr11" draw:text-style-name="P8" draw:layer="layout" svg:x1="45.738cm" svg:y1="5.355cm" svg:x2="47.262cm" svg:y2="5.355cm">
          <text:p/>
        </draw:line>
        <draw:frame draw:style-name="gr10" draw:text-style-name="P7" draw:layer="layout" svg:width="2.251cm" svg:height="0.645cm" svg:x="44.163cm" svg:y="4.374cm">
          <draw:text-box>
            <text:p><text:span text:style-name="T1">RST_N</text:span></text:p>
          </draw:text-box>
        </draw:frame>
        <draw:frame draw:style-name="gr70" draw:text-style-name="P7" draw:layer="layout" svg:width="2.424cm" svg:height="0.641cm" svg:x="43.491cm" svg:y="4.975cm">
          <draw:text-box>
            <text:p><text:span text:style-name="T1">timeRST_N</text:span></text:p>
          </draw:text-box>
        </draw:frame>
        <draw:frame draw:style-name="gr10" draw:text-style-name="P7" draw:layer="layout" svg:width="9.525cm" svg:height="0.645cm" svg:x="45.323cm" svg:y="7.594cm">
          <draw:text-box>
            <text:p text:style-name="P9"><text:span text:style-name="T1">s_ppsDisablePPS_sD_IN_slv0(0)</text:span></text:p>
          </draw:text-box>
        </draw:frame>
        <draw:line draw:style-name="gr68" draw:text-style-name="P8" draw:layer="layout" svg:x1="50.608cm" svg:y1="11.7cm" svg:x2="56.958cm" svg:y2="11.7cm">
          <text:p text:style-name="P9">secValid</text:p>
          <text:p text:style-name="P9"/>
        </draw:line>
        <draw:custom-shape draw:style-name="gr18" draw:text-style-name="P11" xml:id="id289" draw:id="id289" draw:layer="layout" svg:width="4.318cm" svg:height="1.27cm" draw:transform="rotate (1.5707963267949) translate (49.416cm 14.032cm)">
          <draw:glue-point draw:id="8" svg:x="-5cm" svg:y="-3.235cm"/>
          <draw:glue-point draw:id="9" svg:x="-5cm" svg:y="2.647cm"/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11" draw:text-style-name="P8" draw:layer="layout" svg:x1="48.654cm" svg:y1="10.591cm" svg:x2="49.416cm" svg:y2="10.477cm" draw:end-shape="id289" draw:end-glue-point="8" svg:d="M48654 10591h131v-114h631" svg:viewBox="0 0 763 115">
          <text:p/>
        </draw:connector>
        <draw:connector draw:style-name="gr11" draw:text-style-name="P8" draw:layer="layout" svg:x1="48.654cm" svg:y1="13.131cm" svg:x2="49.416cm" svg:y2="13.015cm" draw:end-shape="id289" draw:end-glue-point="9" svg:d="M48654 13131h131v-116h631" svg:viewBox="0 0 763 117">
          <text:p/>
        </draw:connector>
        <draw:frame draw:style-name="gr19" draw:text-style-name="P7" draw:layer="layout" svg:width="1.011cm" svg:height="3.498cm" svg:x="49.416cm" svg:y="9.994cm">
          <draw:text-box>
            <text:p><text:span text:style-name="T1"/></text:p>
            <text:p><text:span text:style-name="T1">0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1</text:span></text:p>
          </draw:text-box>
        </draw:frame>
        <draw:frame draw:style-name="gr69" draw:text-style-name="P5" draw:layer="layout" svg:width="5.104cm" svg:height="0.954cm" svg:x="43.559cm" svg:y="10.048cm">
          <draw:text-box>
            <text:p><text:span text:style-name="T2">s1_gpsSecWrite</text:span></text:p>
          </draw:text-box>
        </draw:frame>
        <draw:rect draw:style-name="gr21" draw:text-style-name="P12" draw:layer="layout" svg:width="1.27cm" svg:height="1.27cm" svg:x="47.351cm" svg:y="12.534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9"><text:span text:style-name="T1">OR</text:span></text:p>
        </draw:rect>
        <draw:line draw:style-name="gr11" draw:text-style-name="P8" draw:layer="layout" svg:x1="50.145cm" svg:y1="15.836cm" svg:x2="50.145cm" svg:y2="13.55cm">
          <text:p/>
        </draw:line>
        <draw:line draw:style-name="gr11" draw:text-style-name="P8" draw:layer="layout" svg:x1="45.854cm" svg:y1="12.915cm" svg:x2="47.378cm" svg:y2="12.915cm">
          <text:p/>
        </draw:line>
        <draw:line draw:style-name="gr11" draw:text-style-name="P8" draw:layer="layout" svg:x1="45.816cm" svg:y1="13.515cm" svg:x2="47.34cm" svg:y2="13.515cm">
          <text:p/>
        </draw:line>
        <draw:frame draw:style-name="gr10" draw:text-style-name="P7" draw:layer="layout" svg:width="2.251cm" svg:height="0.645cm" svg:x="44.241cm" svg:y="12.534cm">
          <draw:text-box>
            <text:p><text:span text:style-name="T1">RST_N</text:span></text:p>
          </draw:text-box>
        </draw:frame>
        <draw:frame draw:style-name="gr70" draw:text-style-name="P7" draw:layer="layout" svg:width="2.424cm" svg:height="0.641cm" svg:x="43.569cm" svg:y="13.135cm">
          <draw:text-box>
            <text:p><text:span text:style-name="T1">timeRST_N</text:span></text:p>
          </draw:text-box>
        </draw:frame>
        <draw:frame draw:style-name="gr10" draw:text-style-name="P7" draw:layer="layout" svg:width="9.525cm" svg:height="0.645cm" svg:x="45.401cm" svg:y="15.754cm">
          <draw:text-box>
            <text:p text:style-name="P9"><text:span text:style-name="T1">s_gpsDisabled</text:span></text:p>
          </draw:text-box>
        </draw:frame>
        <draw:custom-shape draw:style-name="gr71" draw:text-style-name="P9" draw:layer="layout" svg:width="12.446cm" svg:height="3.175cm" svg:x="31.353cm" svg:y="6.588cm">
          <text:p text:style-name="P9">This signal indicates that the property</text:p>
          <text:p text:style-name="P9">“valid_requires_write_to_time_now”</text:p>
          <text:p text:style-name="P9">Was true and a write to time_now occurred</text:p>
          <draw:enhanced-geometry svg:viewBox="0 0 21600 21600" draw:text-areas="800 800 20800 20800" draw:type="round-rectangular-callout" draw:modifiers="21188.7201735358 27557.68261964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mbedded embedded</meta:initial-creator>
    <meta:creation-date>2015-02-19T09:21:20</meta:creation-date>
    <dc:date>2019-10-24T09:44:56.537772979</dc:date>
    <meta:editing-duration>P52DT11H54M55S</meta:editing-duration>
    <meta:editing-cycles>877</meta:editing-cycles>
    <meta:generator>LibreOffice/5.3.6.1$Linux_X86_64 LibreOffice_project/30$Build-1</meta:generator>
    <meta:printed-by>embedded embedded</meta:printed-by>
    <meta:print-date>2015-05-21T15:23:40</meta:print-date>
    <meta:document-statistic meta:object-count="665"/>
  </office:meta>
</office:document-meta>
</file>